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e6e6e6"/>
    </style:style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20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cccccc"/>
      <style:text-properties fo:font-weight="bold" style:font-weight-asian="bold" style:font-weight-complex="bold"/>
    </style:style>
  </office:automatic-styles>
  <office:body>
    <office:spreadsheet>
      <table:table table:name="DISK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3" table:default-cell-style-name="ce5"/>
        <table:table-column table:style-name="co2" table:number-columns-repeated="2" table:default-cell-style-name="ce7"/>
        <table:table-column table:style-name="co4" table:visibility="collapse" table:default-cell-style-name="ce3"/>
        <table:table-column table:style-name="co2" table:default-cell-style-name="ce9"/>
        <table:table-column table:style-name="co2" table:number-columns-repeated="2" table:default-cell-style-name="ce3"/>
        <table:table-column table:style-name="co2" table:visibility="collapse" table:default-cell-style-name="ce3"/>
        <table:table-column table:style-name="co4" table:visibility="collapse" table:default-cell-style-name="ce3"/>
        <table:table-column table:style-name="co2" table:default-cell-style-name="ce9"/>
        <table:table-column table:style-name="co2" table:default-cell-style-name="ce3"/>
        <table:table-column table:style-name="co2" table:number-columns-repeated="3" table:default-cell-style-name="ce11"/>
        <table:table-column table:style-name="co4" table:visibility="collapse" table:default-cell-style-name="ce3"/>
        <table:table-column table:style-name="co2" table:default-cell-style-name="ce9"/>
        <table:table-column table:style-name="co2" table:default-cell-style-name="ce3"/>
        <table:table-column table:style-name="co2" table:number-columns-repeated="3" table:default-cell-style-name="ce11"/>
        <table:table-column table:style-name="co4" table:visibility="collapse" table:default-cell-style-name="ce3"/>
        <table:table-column table:style-name="co2" table:default-cell-style-name="ce9"/>
        <table:table-column table:style-name="co2" table:default-cell-style-name="ce3"/>
        <table:table-column table:style-name="co2" table:number-columns-repeated="3" table:default-cell-style-name="ce11"/>
        <table:table-column table:style-name="co4" table:visibility="collapse" table:default-cell-style-name="ce3"/>
        <table:table-column table:style-name="co2" table:default-cell-style-name="ce3"/>
        <table:table-column table:style-name="co2" table:number-columns-repeated="2" table:default-cell-style-name="ce11"/>
        <table:table-column table:style-name="co2" table:default-cell-style-name="ce3"/>
        <table:table-column table:style-name="co2" table:number-columns-repeated="2" table:default-cell-style-name="ce11"/>
        <table:table-column table:style-name="co5" table:number-columns-repeated="98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FR</text:p>
          </table:table-cell>
          <table:table-cell table:style-name="ce1" office:value-type="string" calcext:value-type="string">
            <text:p>2MASS ID</text:p>
          </table:table-cell>
          <table:table-cell table:style-name="ce1" office:value-type="string" calcext:value-type="string">
            <text:p>NAME</text:p>
          </table:table-cell>
          <table:table-cell table:style-name="ce6" office:value-type="string" calcext:value-type="string">
            <text:p>PI</text:p>
          </table:table-cell>
          <table:table-cell table:style-name="ce6" office:value-type="string" calcext:value-type="string">
            <text:p>EPI</text:p>
          </table:table-cell>
          <table:table-cell table:style-name="ce1" office:value-type="string" calcext:value-type="string">
            <text:p>FL_PI</text:p>
          </table:table-cell>
          <table:table-cell table:style-name="ce8" office:value-type="string" calcext:value-type="string">
            <text:p>DPC</text:p>
          </table:table-cell>
          <table:table-cell table:style-name="ce1" office:value-type="string" calcext:value-type="string">
            <text:p>FL_MULT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SPT</text:p>
          </table:table-cell>
          <table:table-cell table:style-name="ce1" office:value-type="string" calcext:value-type="string">
            <text:p>REF_SPT</text:p>
          </table:table-cell>
          <table:table-cell table:style-name="ce8" office:value-type="string" calcext:value-type="string">
            <text:p>nu_B7</text:p>
          </table:table-cell>
          <table:table-cell table:style-name="ce1" office:value-type="string" calcext:value-type="string">
            <text:p>FL_B7</text:p>
          </table:table-cell>
          <table:table-cell table:style-name="ce10" office:value-type="string" calcext:value-type="string">
            <text:p>F_B7</text:p>
          </table:table-cell>
          <table:table-cell table:style-name="ce10" office:value-type="string" calcext:value-type="string">
            <text:p>eF_B7</text:p>
          </table:table-cell>
          <table:table-cell table:style-name="ce10" office:value-type="string" calcext:value-type="string">
            <text:p>LIM_B7</text:p>
          </table:table-cell>
          <table:table-cell table:style-name="ce1" office:value-type="string" calcext:value-type="string">
            <text:p>REF_B7</text:p>
          </table:table-cell>
          <table:table-cell table:style-name="ce8" office:value-type="string" calcext:value-type="string">
            <text:p>nu_B6</text:p>
          </table:table-cell>
          <table:table-cell table:style-name="ce1" office:value-type="string" calcext:value-type="string">
            <text:p>FL_B6</text:p>
          </table:table-cell>
          <table:table-cell table:style-name="ce10" office:value-type="string" calcext:value-type="string">
            <text:p>F_B6</text:p>
          </table:table-cell>
          <table:table-cell table:style-name="ce10" office:value-type="string" calcext:value-type="string">
            <text:p>eF_B6</text:p>
          </table:table-cell>
          <table:table-cell table:style-name="ce10" office:value-type="string" calcext:value-type="string">
            <text:p>LIM_B6</text:p>
          </table:table-cell>
          <table:table-cell table:style-name="ce1" office:value-type="string" calcext:value-type="string">
            <text:p>REF_B6</text:p>
          </table:table-cell>
          <table:table-cell table:style-name="ce8" office:value-type="string" calcext:value-type="string">
            <text:p>nu_B3</text:p>
          </table:table-cell>
          <table:table-cell table:style-name="ce1" office:value-type="string" calcext:value-type="string">
            <text:p>FL_B3</text:p>
          </table:table-cell>
          <table:table-cell table:style-name="ce10" office:value-type="string" calcext:value-type="string">
            <text:p>F_B3</text:p>
          </table:table-cell>
          <table:table-cell table:style-name="ce10" office:value-type="string" calcext:value-type="string">
            <text:p>eF_B3</text:p>
          </table:table-cell>
          <table:table-cell table:style-name="ce10" office:value-type="string" calcext:value-type="string">
            <text:p>LIM_B3</text:p>
          </table:table-cell>
          <table:table-cell table:style-name="ce1" office:value-type="string" calcext:value-type="string">
            <text:p>REF_B3</text:p>
          </table:table-cell>
          <table:table-cell table:style-name="ce1" office:value-type="string" calcext:value-type="string">
            <text:p>FL_A67</text:p>
          </table:table-cell>
          <table:table-cell table:style-name="ce10" office:value-type="string" calcext:value-type="string">
            <text:p>A67</text:p>
          </table:table-cell>
          <table:table-cell table:style-name="ce10" office:value-type="string" calcext:value-type="string">
            <text:p>LIM_A67</text:p>
          </table:table-cell>
          <table:table-cell table:style-name="ce1" office:value-type="string" calcext:value-type="string">
            <text:p>FL_A36</text:p>
          </table:table-cell>
          <table:table-cell table:style-name="ce10" office:value-type="string" calcext:value-type="string">
            <text:p>A36</text:p>
          </table:table-cell>
          <table:table-cell table:style-name="ce10" office:value-type="string" calcext:value-type="string">
            <text:p>LIM_A36</text:p>
          </table:table-cell>
          <table:table-cell table:style-name="ce12" table:number-columns-repeated="98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35737+2918193</text:p>
          </table:table-cell>
          <table:table-cell office:value-type="string" calcext:value-type="string">
            <text:p>IRAS_04108+2910</text:p>
          </table:table-cell>
          <table:table-cell office:value-type="float" office:value="8.099" calcext:value-type="float">
            <text:p>8.0990</text:p>
          </table:table-cell>
          <table:table-cell office:value-type="float" office:value="0.0999" calcext:value-type="float">
            <text:p>0.0999</text:p>
          </table:table-cell>
          <table:table-cell office:value-type="string" calcext:value-type="string">
            <text:p>GaiaDR2</text:p>
          </table:table-cell>
          <table:table-cell office:value-type="float" office:value="123.15506408547" calcext:value-type="float">
            <text:p>123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.8" calcext:value-type="float">
            <text:p>19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1" calcext:value-type="float">
            <text:p>5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188+2811535</text:p>
          </table:table-cell>
          <table:table-cell office:value-type="string" calcext:value-type="string">
            <text:p>J04141188</text:p>
          </table:table-cell>
          <table:table-cell office:value-type="float" office:value="7.6285" calcext:value-type="float">
            <text:p>7.6285</text:p>
          </table:table-cell>
          <table:table-cell office:value-type="float" office:value="0.1661" calcext:value-type="float">
            <text:p>0.1661</text:p>
          </table:table-cell>
          <table:table-cell office:value-type="string" calcext:value-type="string">
            <text:p>GaiaDR2</text:p>
          </table:table-cell>
          <table:table-cell office:value-type="float" office:value="130.551462012836" calcext:value-type="float">
            <text:p>130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58188050956208" calcext:value-type="float">
            <text:p>-2.5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358+2812492</text:p>
          </table:table-cell>
          <table:table-cell office:value-type="string" calcext:value-type="string">
            <text:p>FM_Tau</text:p>
          </table:table-cell>
          <table:table-cell office:value-type="float" office:value="7.5795" calcext:value-type="float">
            <text:p>7.5795</text:p>
          </table:table-cell>
          <table:table-cell office:value-type="float" office:value="0.0466" calcext:value-type="float">
            <text:p>0.0466</text:p>
          </table:table-cell>
          <table:table-cell office:value-type="string" calcext:value-type="string">
            <text:p>GaiaDR2</text:p>
          </table:table-cell>
          <table:table-cell office:value-type="float" office:value="131.556692690657" calcext:value-type="float">
            <text:p>13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7.4" calcext:value-type="float">
            <text:p>347.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0.7" calcext:value-type="float">
            <text:p>100.7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27850444357909" calcext:value-type="float">
            <text:p>2.2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5576066488831" calcext:value-type="float">
            <text:p>1.86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458+2827580</text:p>
          </table:table-cell>
          <table:table-cell office:value-type="string" calcext:value-type="string">
            <text:p>FN_Tau</text:p>
          </table:table-cell>
          <table:table-cell office:value-type="float" office:value="7.6198" calcext:value-type="float">
            <text:p>7.6198</text:p>
          </table:table-cell>
          <table:table-cell office:value-type="float" office:value="0.0617" calcext:value-type="float">
            <text:p>0.0617</text:p>
          </table:table-cell>
          <table:table-cell office:value-type="string" calcext:value-type="string">
            <text:p>GaiaDR2</text:p>
          </table:table-cell>
          <table:table-cell office:value-type="float" office:value="130.959167774823" calcext:value-type="float">
            <text:p>131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39.7" calcext:value-type="float">
            <text:p>339.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7.7" calcext:value-type="float">
            <text:p>17.70</text:p>
          </table:table-cell>
          <table:table-cell office:value-type="string" calcext:value-type="string">
            <text:p>Schaefer09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2.35073846710926" calcext:value-type="float">
            <text:p>2.3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1.80382131952108" calcext:value-type="float">
            <text:p>1.80</text:p>
          </table:table-cell>
          <table:table-cell table:number-columns-repeated="98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700+2810578</text:p>
          </table:table-cell>
          <table:table-cell office:value-type="string" calcext:value-type="string">
            <text:p>CW_Tau</text:p>
          </table:table-cell>
          <table:table-cell office:value-type="float" office:value="7.5504" calcext:value-type="float">
            <text:p>7.5504</text:p>
          </table:table-cell>
          <table:table-cell office:value-type="float" office:value="0.0389" calcext:value-type="float">
            <text:p>0.0389</text:p>
          </table:table-cell>
          <table:table-cell office:value-type="string" calcext:value-type="string">
            <text:p>GaiaDR2</text:p>
          </table:table-cell>
          <table:table-cell office:value-type="float" office:value="131.748590915193" calcext:value-type="float">
            <text:p>131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45.1" calcext:value-type="float">
            <text:p>145.1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cciotti18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58.7" calcext:value-type="float">
            <text:p>58.7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84.2" calcext:value-type="float">
            <text:p>84.2</text:p>
          </table:table-cell>
          <table:table-cell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03777870263445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5384411284582" calcext:value-type="float">
            <text:p>2.95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760+2806096</text:p>
          </table:table-cell>
          <table:table-cell office:value-type="string" calcext:value-type="string">
            <text:p>CIDA_1</text:p>
          </table:table-cell>
          <table:table-cell office:value-type="float" office:value="7.37" calcext:value-type="float">
            <text:p>7.3700</text:p>
          </table:table-cell>
          <table:table-cell office:value-type="float" office:value="0.0866" calcext:value-type="float">
            <text:p>0.0866</text:p>
          </table:table-cell>
          <table:table-cell office:value-type="string" calcext:value-type="string">
            <text:p>GaiaDR2</text:p>
          </table:table-cell>
          <table:table-cell office:value-type="float" office:value="135.25546339878" calcext:value-type="float">
            <text:p>135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5.4" calcext:value-type="float">
            <text:p>35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nilla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0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0" calcext:value-type="float">
            <text:p>0</text:p>
          </table:table-cell>
          <table:table-cell office:value-type="float" office:value="2.52123362337525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1389087840162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2626+2806032</text:p>
          </table:table-cell>
          <table:table-cell office:value-type="string" calcext:value-type="string">
            <text:p>MHO_1+2</text:p>
          </table:table-cell>
          <table:table-cell office:value-type="float" office:value="7.5397" calcext:value-type="float">
            <text:p>7.5397</text:p>
          </table:table-cell>
          <table:table-cell office:value-type="float" office:value="0.2178" calcext:value-type="float">
            <text:p>0.2178</text:p>
          </table:table-cell>
          <table:table-cell office:value-type="string" calcext:value-type="string">
            <text:p>GaiaDR2</text:p>
          </table:table-cell>
          <table:table-cell office:value-type="float" office:value="132.353560407034" calcext:value-type="float">
            <text:p>132.4</text:p>
          </table:table-cell>
          <table:table-cell office:value-type="string" calcext:value-type="string">
            <text:p>J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71.9" calcext:value-type="float">
            <text:p>771.90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50.08" calcext:value-type="float">
            <text:p>350.08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8.07" calcext:value-type="float">
            <text:p>8.07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88406129431428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4.83336901016384" calcext:value-type="float">
            <text:p>4.83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2626+2806032</text:p>
          </table:table-cell>
          <table:table-cell office:value-type="string" calcext:value-type="string">
            <text:p>MHO_1</text:p>
          </table:table-cell>
          <table:table-cell office:value-type="float" office:value="7.0357" calcext:value-type="float">
            <text:p>7.0357</text:p>
          </table:table-cell>
          <table:table-cell office:value-type="float" office:value="0.5435" calcext:value-type="float">
            <text:p>0.5435</text:p>
          </table:table-cell>
          <table:table-cell office:value-type="string" calcext:value-type="string">
            <text:p>GaiaDR2</text:p>
          </table:table-cell>
          <table:table-cell office:value-type="float" office:value="142.247360798138" calcext:value-type="float">
            <text:p>142.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76.7" calcext:value-type="float">
            <text:p>476.70</text:p>
          </table:table-cell>
          <table:table-cell office:value-type="float" office:value="3.2" calcext:value-type="float">
            <text:p>3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16.74" calcext:value-type="float">
            <text:p>216.74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5.05" calcext:value-type="float">
            <text:p>5.0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87809376036005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4.81965357689241" calcext:value-type="float">
            <text:p>4.82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2639+2805597</text:p>
          </table:table-cell>
          <table:table-cell office:value-type="string" calcext:value-type="string">
            <text:p>MHO_2_AB</text:p>
          </table:table-cell>
          <table:table-cell office:value-type="float" office:value="7.5397" calcext:value-type="float">
            <text:p>7.5397</text:p>
          </table:table-cell>
          <table:table-cell office:value-type="float" office:value="0.2178" calcext:value-type="float">
            <text:p>0.2178</text:p>
          </table:table-cell>
          <table:table-cell office:value-type="string" calcext:value-type="string">
            <text:p>GaiaDR2</text:p>
          </table:table-cell>
          <table:table-cell office:value-type="float" office:value="132.454768566181" calcext:value-type="float">
            <text:p>132.5</text:p>
          </table:table-cell>
          <table:table-cell office:value-type="string" calcext:value-type="string">
            <text:p>CB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95.2" calcext:value-type="float">
            <text:p>295.20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33.34" calcext:value-type="float">
            <text:p>133.34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3.02" calcext:value-type="float">
            <text:p>3.0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89372955658153" calcext:value-type="float">
            <text:p>1.8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4.85598093328529" calcext:value-type="float">
            <text:p>4.86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3054+2805147</text:p>
          </table:table-cell>
          <table:table-cell office:value-type="string" calcext:value-type="string">
            <text:p>MHO_3_AB</text:p>
          </table:table-cell>
          <table:table-cell office:value-type="float" office:value="7.2133" calcext:value-type="float">
            <text:p>7.2133</text:p>
          </table:table-cell>
          <table:table-cell office:value-type="float" office:value="0.7916" calcext:value-type="float">
            <text:p>0.7916</text:p>
          </table:table-cell>
          <table:table-cell office:value-type="string" calcext:value-type="string">
            <text:p>avg</text:p>
          </table:table-cell>
          <table:table-cell office:value-type="float" office:value="139.142288911771" calcext:value-type="float">
            <text:p>139.1</text:p>
          </table:table-cell>
          <table:table-cell office:value-type="string" calcext:value-type="string">
            <text:p>CB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.30</text:p>
          </table:table-cell>
          <table:table-cell office:value-type="float" office:value="4.62" calcext:value-type="float">
            <text:p>4.6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4.5" calcext:value-type="float">
            <text:p>224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982139030341838" calcext:value-type="float">
            <text:p>0.9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730+2646264</text:p>
          </table:table-cell>
          <table:table-cell office:value-type="string" calcext:value-type="string">
            <text:p>FP_Tau</text:p>
          </table:table-cell>
          <table:table-cell office:value-type="float" office:value="7.7837" calcext:value-type="float">
            <text:p>7.7837</text:p>
          </table:table-cell>
          <table:table-cell office:value-type="float" office:value="0.0516" calcext:value-type="float">
            <text:p>0.0516</text:p>
          </table:table-cell>
          <table:table-cell office:value-type="string" calcext:value-type="string">
            <text:p>GaiaDR2</text:p>
          </table:table-cell>
          <table:table-cell office:value-type="float" office:value="128.05522579086" calcext:value-type="float">
            <text:p>12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8.68" calcext:value-type="float">
            <text:p>18.68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.3" calcext:value-type="float">
            <text:p>9.30</text:p>
          </table:table-cell>
          <table:table-cell office:value-type="string" calcext:value-type="string">
            <text:p>Schaefer09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81421521967888" calcext:value-type="float">
            <text:p>1.8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-0.287700090091802" calcext:value-type="float">
            <text:p>-0.29</text:p>
          </table:table-cell>
          <table:table-cell table:number-columns-repeated="98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786+2648110</text:p>
          </table:table-cell>
          <table:table-cell office:value-type="string" calcext:value-type="string">
            <text:p>CX_Tau</text:p>
          </table:table-cell>
          <table:table-cell office:value-type="float" office:value="7.8167" calcext:value-type="float">
            <text:p>7.8167</text:p>
          </table:table-cell>
          <table:table-cell office:value-type="float" office:value="0.0396" calcext:value-type="float">
            <text:p>0.0396</text:p>
          </table:table-cell>
          <table:table-cell office:value-type="string" calcext:value-type="string">
            <text:p>GaiaDR2</text:p>
          </table:table-cell>
          <table:table-cell office:value-type="float" office:value="127.556724491827" calcext:value-type="float">
            <text:p>127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86.2" calcext:value-type="float">
            <text:p>86.2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12731015165084" calcext:value-type="float">
            <text:p>2.1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0332467931437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928+2812305</text:p>
          </table:table-cell>
          <table:table-cell office:value-type="string" calcext:value-type="string">
            <text:p>FO_Tau_AB</text:p>
          </table:table-cell>
          <table:table-cell office:value-type="float" office:value="6.3725" calcext:value-type="float">
            <text:p>6.3725</text:p>
          </table:table-cell>
          <table:table-cell office:value-type="float" office:value="0.3768" calcext:value-type="float">
            <text:p>0.3768</text:p>
          </table:table-cell>
          <table:table-cell office:value-type="string" calcext:value-type="string">
            <text:p>GaiaDR2</text:p>
          </table:table-cell>
          <table:table-cell office:value-type="float" office:value="156.447613517169" calcext:value-type="float">
            <text:p>156.4</text:p>
          </table:table-cell>
          <table:table-cell office:value-type="string" calcext:value-type="string">
            <text:p>J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6.01" calcext:value-type="float">
            <text:p>6.01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2352702013334" calcext:value-type="float">
            <text:p>2.1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928+2812305</text:p>
          </table:table-cell>
          <table:table-cell office:value-type="string" calcext:value-type="string">
            <text:p>FO_Tau_A</text:p>
          </table:table-cell>
          <table:table-cell office:value-type="float" office:value="6.3725" calcext:value-type="float">
            <text:p>6.3725</text:p>
          </table:table-cell>
          <table:table-cell office:value-type="float" office:value="0.3768" calcext:value-type="float">
            <text:p>0.3768</text:p>
          </table:table-cell>
          <table:table-cell office:value-type="string" calcext:value-type="string">
            <text:p>GaiaDR2</text:p>
          </table:table-cell>
          <table:table-cell office:value-type="float" office:value="156.548949589213" calcext:value-type="float">
            <text:p>156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07" calcext:value-type="float">
            <text:p>3.07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928+2812305</text:p>
          </table:table-cell>
          <table:table-cell office:value-type="string" calcext:value-type="string">
            <text:p>FO_Tau_B</text:p>
          </table:table-cell>
          <table:table-cell office:value-type="float" office:value="6.3725" calcext:value-type="float">
            <text:p>6.3725</text:p>
          </table:table-cell>
          <table:table-cell office:value-type="float" office:value="0.3768" calcext:value-type="float">
            <text:p>0.3768</text:p>
          </table:table-cell>
          <table:table-cell office:value-type="string" calcext:value-type="string">
            <text:p>GaiaDR2</text:p>
          </table:table-cell>
          <table:table-cell office:value-type="float" office:value="155.543438601667" calcext:value-type="float">
            <text:p>155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53916+2818586</text:p>
          </table:table-cell>
          <table:table-cell office:value-type="string" calcext:value-type="string">
            <text:p>J04153916</text:p>
          </table:table-cell>
          <table:table-cell office:value-type="float" office:value="7.6054" calcext:value-type="float">
            <text:p>7.6054</text:p>
          </table:table-cell>
          <table:table-cell office:value-type="float" office:value="0.081" calcext:value-type="float">
            <text:p>0.0810</text:p>
          </table:table-cell>
          <table:table-cell office:value-type="string" calcext:value-type="string">
            <text:p>GaiaDR2</text:p>
          </table:table-cell>
          <table:table-cell office:value-type="float" office:value="130.747175090332" calcext:value-type="float">
            <text:p>130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7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14.8" calcext:value-type="float">
            <text:p>14.80</text:p>
          </table:table-cell>
          <table:table-cell office:value-type="float" office:value="7.4" calcext:value-type="float">
            <text:p>7.40</text:p>
          </table:table-cell>
          <table:table-cell office:value-type="float" office:value="37" calcext:value-type="float">
            <text:p>37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38604651063801" calcext:value-type="float">
            <text:p>2.3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54278+2909597</text:p>
          </table:table-cell>
          <table:table-cell office:value-type="string" calcext:value-type="string">
            <text:p>IRAS_04125+2902</text:p>
          </table:table-cell>
          <table:table-cell office:value-type="float" office:value="6.2519" calcext:value-type="float">
            <text:p>6.2519</text:p>
          </table:table-cell>
          <table:table-cell office:value-type="float" office:value="0.0662" calcext:value-type="float">
            <text:p>0.0662</text:p>
          </table:table-cell>
          <table:table-cell office:value-type="string" calcext:value-type="string">
            <text:p>GaiaDR2</text:p>
          </table:table-cell>
          <table:table-cell office:value-type="float" office:value="159.457928747069" calcext:value-type="float">
            <text:p>159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25</text:p>
          </table:table-cell>
          <table:table-cell office:value-type="float" office:value="1" calcext:value-type="float">
            <text:p>1</text:p>
          </table:table-cell>
          <table:table-cell office:value-type="float" office:value="340.9" calcext:value-type="float">
            <text:p>340.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456085787689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55799+2746175</text:p>
          </table:table-cell>
          <table:table-cell office:value-type="string" calcext:value-type="string">
            <text:p>J04155799</text:p>
          </table:table-cell>
          <table:table-cell office:value-type="float" office:value="7.3709" calcext:value-type="float">
            <text:p>7.3709</text:p>
          </table:table-cell>
          <table:table-cell office:value-type="float" office:value="0.1071" calcext:value-type="float">
            <text:p>0.1071</text:p>
          </table:table-cell>
          <table:table-cell office:value-type="string" calcext:value-type="string">
            <text:p>GaiaDR2</text:p>
          </table:table-cell>
          <table:table-cell office:value-type="float" office:value="135.153536958283" calcext:value-type="float">
            <text:p>135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.6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61210+2756385</text:p>
          </table:table-cell>
          <table:table-cell office:value-type="string" calcext:value-type="string">
            <text:p>J04161210</text:p>
          </table:table-cell>
          <table:table-cell office:value-type="float" office:value="7.2733" calcext:value-type="float">
            <text:p>7.2733</text:p>
          </table:table-cell>
          <table:table-cell office:value-type="float" office:value="0.1166" calcext:value-type="float">
            <text:p>0.1166</text:p>
          </table:table-cell>
          <table:table-cell office:value-type="string" calcext:value-type="string">
            <text:p>GaiaDR2</text:p>
          </table:table-cell>
          <table:table-cell office:value-type="float" office:value="137.156403322801" calcext:value-type="float">
            <text:p>137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71" calcext:value-type="float">
            <text:p>5.71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2" calcext:value-type="float">
            <text:p>4.2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754188899494397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63911+2858491</text:p>
          </table:table-cell>
          <table:table-cell office:value-type="string" calcext:value-type="string">
            <text:p>J04163911</text:p>
          </table:table-cell>
          <table:table-cell office:value-type="float" office:value="6.2484" calcext:value-type="float">
            <text:p>6.2484</text:p>
          </table:table-cell>
          <table:table-cell office:value-type="float" office:value="0.5438" calcext:value-type="float">
            <text:p>0.5438</text:p>
          </table:table-cell>
          <table:table-cell office:value-type="string" calcext:value-type="string">
            <text:p>GaiaDR2</text:p>
          </table:table-cell>
          <table:table-cell office:value-type="float" office:value="159.644068910315" calcext:value-type="float">
            <text:p>159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73372+2820468</text:p>
          </table:table-cell>
          <table:table-cell office:value-type="string" calcext:value-type="string">
            <text:p>CY_Tau</text:p>
          </table:table-cell>
          <table:table-cell office:value-type="float" office:value="7.7591" calcext:value-type="float">
            <text:p>7.7591</text:p>
          </table:table-cell>
          <table:table-cell office:value-type="float" office:value="0.0438" calcext:value-type="float">
            <text:p>0.0438</text:p>
          </table:table-cell>
          <table:table-cell office:value-type="string" calcext:value-type="string">
            <text:p>GaiaDR2</text:p>
          </table:table-cell>
          <table:table-cell office:value-type="float" office:value="128.350949835471" calcext:value-type="float">
            <text:p>128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.0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.0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erez15</text:p>
          </table:table-cell>
          <table:table-cell office:value-type="float" office:value="107" calcext:value-type="float">
            <text:p>107.0</text:p>
          </table:table-cell>
          <table:table-cell office:value-type="float" office:value="0" calcext:value-type="float">
            <text:p>0</text:p>
          </table:table-cell>
          <table:table-cell office:value-type="float" office:value="26.1" calcext:value-type="float">
            <text:p>26.10</text:p>
          </table:table-cell>
          <table:table-cell office:value-type="float" office:value="2.9" calcext:value-type="float">
            <text:p>2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erez15</text:p>
          </table:table-cell>
          <table:table-cell office:value-type="float" office:value="0" calcext:value-type="float">
            <text:p>0</text:p>
          </table:table-cell>
          <table:table-cell office:value-type="float" office:value="1.448063945726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260338205074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74955+2813318</text:p>
          </table:table-cell>
          <table:table-cell office:value-type="string" calcext:value-type="string">
            <text:p>KPNO_10</text:p>
          </table:table-cell>
          <table:table-cell office:value-type="float" office:value="7.2796" calcext:value-type="float">
            <text:p>7.2796</text:p>
          </table:table-cell>
          <table:table-cell office:value-type="float" office:value="0.1166" calcext:value-type="float">
            <text:p>0.1166</text:p>
          </table:table-cell>
          <table:table-cell office:value-type="string" calcext:value-type="string">
            <text:p>GaiaDR2</text:p>
          </table:table-cell>
          <table:table-cell office:value-type="float" office:value="137.056400022691" calcext:value-type="float">
            <text:p>137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4.03" calcext:value-type="float">
            <text:p>4.0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1207360701396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74965+2829362</text:p>
          </table:table-cell>
          <table:table-cell office:value-type="string" calcext:value-type="string">
            <text:p>V410_X-ray_1</text:p>
          </table:table-cell>
          <table:table-cell office:value-type="float" office:value="7.75" calcext:value-type="float">
            <text:p>7.7500</text:p>
          </table:table-cell>
          <table:table-cell office:value-type="float" office:value="0.076" calcext:value-type="float">
            <text:p>0.0760</text:p>
          </table:table-cell>
          <table:table-cell office:value-type="string" calcext:value-type="string">
            <text:p>GaiaDR2</text:p>
          </table:table-cell>
          <table:table-cell office:value-type="float" office:value="128.758907548951" calcext:value-type="float">
            <text:p>128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1078+2519574</text:p>
          </table:table-cell>
          <table:table-cell office:value-type="string" calcext:value-type="string">
            <text:p>V409_Tau</text:p>
          </table:table-cell>
          <table:table-cell office:value-type="float" office:value="7.6125" calcext:value-type="float">
            <text:p>7.6125</text:p>
          </table:table-cell>
          <table:table-cell office:value-type="float" office:value="0.0402" calcext:value-type="float">
            <text:p>0.0402</text:p>
          </table:table-cell>
          <table:table-cell office:value-type="string" calcext:value-type="string">
            <text:p>GaiaDR2</text:p>
          </table:table-cell>
          <table:table-cell office:value-type="float" office:value="130.852540324492" calcext:value-type="float">
            <text:p>130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8.7" calcext:value-type="float">
            <text:p>18.7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1710+2828419</text:p>
          </table:table-cell>
          <table:table-cell office:value-type="string" calcext:value-type="string">
            <text:p>V410_Anon_13</text:p>
          </table:table-cell>
          <table:table-cell office:value-type="float" office:value="8.0404" calcext:value-type="float">
            <text:p>8.0404</text:p>
          </table:table-cell>
          <table:table-cell office:value-type="float" office:value="0.3338" calcext:value-type="float">
            <text:p>0.3338</text:p>
          </table:table-cell>
          <table:table-cell office:value-type="string" calcext:value-type="string">
            <text:p>GaiaDR2</text:p>
          </table:table-cell>
          <table:table-cell office:value-type="float" office:value="124.150891340303" calcext:value-type="float">
            <text:p>124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.9" calcext:value-type="float">
            <text:p>6.9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4.93488862689759" calcext:value-type="float">
            <text:p>-4.9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12+2816290</text:p>
          </table:table-cell>
          <table:table-cell office:value-type="string" calcext:value-type="string">
            <text:p>DD_Tau_AB</text:p>
          </table:table-cell>
          <table:table-cell office:value-type="float" office:value="8.1249" calcext:value-type="float">
            <text:p>8.1249</text:p>
          </table:table-cell>
          <table:table-cell office:value-type="float" office:value="0.1894" calcext:value-type="float">
            <text:p>0.1894</text:p>
          </table:table-cell>
          <table:table-cell office:value-type="string" calcext:value-type="string">
            <text:p>GaiaDR2</text:p>
          </table:table-cell>
          <table:table-cell office:value-type="float" office:value="122.347224926768" calcext:value-type="float">
            <text:p>122.3</text:p>
          </table:table-cell>
          <table:table-cell office:value-type="string" calcext:value-type="string">
            <text:p>J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Osterloh95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86931777044302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73305274337969" calcext:value-type="float">
            <text:p>1.73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12+2816290</text:p>
          </table:table-cell>
          <table:table-cell office:value-type="string" calcext:value-type="string">
            <text:p>DD_Tau_A</text:p>
          </table:table-cell>
          <table:table-cell office:value-type="float" office:value="8.1249" calcext:value-type="float">
            <text:p>8.1249</text:p>
          </table:table-cell>
          <table:table-cell office:value-type="float" office:value="0.1894" calcext:value-type="float">
            <text:p>0.1894</text:p>
          </table:table-cell>
          <table:table-cell office:value-type="string" calcext:value-type="string">
            <text:p>GaiaDR2</text:p>
          </table:table-cell>
          <table:table-cell office:value-type="float" office:value="122.448790778443" calcext:value-type="float">
            <text:p>122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12+2816290</text:p>
          </table:table-cell>
          <table:table-cell office:value-type="string" calcext:value-type="string">
            <text:p>DD_Tau_B</text:p>
          </table:table-cell>
          <table:table-cell office:value-type="float" office:value="8.1249" calcext:value-type="float">
            <text:p>8.1249</text:p>
          </table:table-cell>
          <table:table-cell office:value-type="float" office:value="0.1894" calcext:value-type="float">
            <text:p>0.1894</text:p>
          </table:table-cell>
          <table:table-cell office:value-type="string" calcext:value-type="string">
            <text:p>GaiaDR2</text:p>
          </table:table-cell>
          <table:table-cell office:value-type="float" office:value="122.347224926768" calcext:value-type="float">
            <text:p>122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58+2816585</text:p>
          </table:table-cell>
          <table:table-cell office:value-type="string" calcext:value-type="string">
            <text:p>CZ_Tau_AB</text:p>
          </table:table-cell>
          <table:table-cell office:value-type="float" office:value="8.0477" calcext:value-type="float">
            <text:p>8.0477</text:p>
          </table:table-cell>
          <table:table-cell office:value-type="float" office:value="0.3079" calcext:value-type="float">
            <text:p>0.3079</text:p>
          </table:table-cell>
          <table:table-cell office:value-type="string" calcext:value-type="string">
            <text:p>avg</text:p>
          </table:table-cell>
          <table:table-cell office:value-type="float" office:value="123.950544881799" calcext:value-type="float">
            <text:p>124.0</text:p>
          </table:table-cell>
          <table:table-cell office:value-type="string" calcext:value-type="string">
            <text:p>J</text:p>
          </table:table-cell>
          <table:table-cell office:value-type="float" office:value="0.317" calcext:value-type="float">
            <text:p>0.317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Dutrey9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7.36332663084011" calcext:value-type="float">
            <text:p>7.3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41903411243645" calcext:value-type="float">
            <text:p>-2.42</text:p>
          </table:table-cell>
          <table:table-cell table:number-columns-repeated="98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58+2816585</text:p>
          </table:table-cell>
          <table:table-cell office:value-type="string" calcext:value-type="string">
            <text:p>CZ_Tau_A</text:p>
          </table:table-cell>
          <table:table-cell office:value-type="float" office:value="8.0477" calcext:value-type="float">
            <text:p>8.0477</text:p>
          </table:table-cell>
          <table:table-cell office:value-type="float" office:value="0.3079" calcext:value-type="float">
            <text:p>0.3079</text:p>
          </table:table-cell>
          <table:table-cell office:value-type="string" calcext:value-type="string">
            <text:p>avg</text:p>
          </table:table-cell>
          <table:table-cell office:value-type="float" office:value="124.052093687456" calcext:value-type="float">
            <text:p>124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58+2816585</text:p>
          </table:table-cell>
          <table:table-cell office:value-type="string" calcext:value-type="string">
            <text:p>CZ_Tau_B</text:p>
          </table:table-cell>
          <table:table-cell office:value-type="float" office:value="8.0477" calcext:value-type="float">
            <text:p>8.0477</text:p>
          </table:table-cell>
          <table:table-cell office:value-type="float" office:value="0.3079" calcext:value-type="float">
            <text:p>0.3079</text:p>
          </table:table-cell>
          <table:table-cell office:value-type="string" calcext:value-type="string">
            <text:p>avg</text:p>
          </table:table-cell>
          <table:table-cell office:value-type="float" office:value="123.344464275072" calcext:value-type="float">
            <text:p>123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444+2830302</text:p>
          </table:table-cell>
          <table:table-cell office:value-type="string" calcext:value-type="string">
            <text:p>V410_X-ray_2</text:p>
          </table:table-cell>
          <table:table-cell office:value-type="float" office:value="7.6145" calcext:value-type="float">
            <text:p>7.6145</text:p>
          </table:table-cell>
          <table:table-cell office:value-type="float" office:value="0.3702" calcext:value-type="float">
            <text:p>0.3702</text:p>
          </table:table-cell>
          <table:table-cell office:value-type="string" calcext:value-type="string">
            <text:p>avg</text:p>
          </table:table-cell>
          <table:table-cell office:value-type="float" office:value="131.553068492435" calcext:value-type="float">
            <text:p>13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0.9" calcext:value-type="float">
            <text:p>340.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_Powell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32953738122334" calcext:value-type="float">
            <text:p>1.3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4061+2819155</text:p>
          </table:table-cell>
          <table:table-cell office:value-type="string" calcext:value-type="string">
            <text:p>V892_Tau</text:p>
          </table:table-cell>
          <table:table-cell office:value-type="float" office:value="8.5153" calcext:value-type="float">
            <text:p>8.5153</text:p>
          </table:table-cell>
          <table:table-cell office:value-type="float" office:value="0.1155" calcext:value-type="float">
            <text:p>0.1155</text:p>
          </table:table-cell>
          <table:table-cell office:value-type="string" calcext:value-type="string">
            <text:p>GaiaDR2</text:p>
          </table:table-cell>
          <table:table-cell office:value-type="float" office:value="117.15608563131" calcext:value-type="float">
            <text:p>117.2</text:p>
          </table:table-cell>
          <table:table-cell office:value-type="string" calcext:value-type="string">
            <text:p>CB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.00</text:p>
          </table:table-cell>
          <table:table-cell office:value-type="float" office:value="54" calcext:value-type="float">
            <text:p>5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.00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midouche10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54.9" calcext:value-type="float">
            <text:p>54.9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2.19158064200857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288235621982" calcext:value-type="float">
            <text:p>1.93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4133+2827250</text:p>
          </table:table-cell>
          <table:table-cell office:value-type="string" calcext:value-type="string">
            <text:p>LR_1</text:p>
          </table:table-cell>
          <table:table-cell office:value-type="float" office:value="7.6279" calcext:value-type="float">
            <text:p>7.6279</text:p>
          </table:table-cell>
          <table:table-cell office:value-type="float" office:value="0.3196" calcext:value-type="float">
            <text:p>0.3196</text:p>
          </table:table-cell>
          <table:table-cell office:value-type="string" calcext:value-type="string">
            <text:p>avg</text:p>
          </table:table-cell>
          <table:table-cell office:value-type="float" office:value="130.649171040204" calcext:value-type="float">
            <text:p>130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4250+2818498</text:p>
          </table:table-cell>
          <table:table-cell office:value-type="string" calcext:value-type="string">
            <text:p>V410_X-ray_7</text:p>
          </table:table-cell>
          <table:table-cell office:value-type="float" office:value="7.9684" calcext:value-type="float">
            <text:p>7.9684</text:p>
          </table:table-cell>
          <table:table-cell office:value-type="float" office:value="0.2572" calcext:value-type="float">
            <text:p>0.2572</text:p>
          </table:table-cell>
          <table:table-cell office:value-type="string" calcext:value-type="string">
            <text:p>GaiaDR2</text:p>
          </table:table-cell>
          <table:table-cell office:value-type="float" office:value="125.151012304724" calcext:value-type="float">
            <text:p>125.2</text:p>
          </table:table-cell>
          <table:table-cell office:value-type="string" calcext:value-type="string">
            <text:p>CB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M0.7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0</text:p>
          </table:table-cell>
          <table:table-cell office:value-type="float" office:value="3.27" calcext:value-type="float">
            <text:p>3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3" calcext:value-type="float">
            <text:p>13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0.0921392497435097" calcext:value-type="float">
            <text:p>-0.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0110+2819420</text:p>
          </table:table-cell>
          <table:table-cell office:value-type="string" calcext:value-type="string">
            <text:p>V410_X-ray_6</text:p>
          </table:table-cell>
          <table:table-cell office:value-type="float" office:value="8.3771" calcext:value-type="float">
            <text:p>8.3771</text:p>
          </table:table-cell>
          <table:table-cell office:value-type="float" office:value="0.1532" calcext:value-type="float">
            <text:p>0.1532</text:p>
          </table:table-cell>
          <table:table-cell office:value-type="string" calcext:value-type="string">
            <text:p>GaiaDR2</text:p>
          </table:table-cell>
          <table:table-cell office:value-type="float" office:value="119.053948356449" calcext:value-type="float">
            <text:p>119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0126+2802487</text:p>
          </table:table-cell>
          <table:table-cell office:value-type="string" calcext:value-type="string">
            <text:p>KPNO_12</text:p>
          </table:table-cell>
          <table:table-cell office:value-type="float" office:value="7.5171" calcext:value-type="float">
            <text:p>7.5171</text:p>
          </table:table-cell>
          <table:table-cell office:value-type="float" office:value="0.8284" calcext:value-type="float">
            <text:p>0.8284</text:p>
          </table:table-cell>
          <table:table-cell office:value-type="string" calcext:value-type="string">
            <text:p>avg</text:p>
          </table:table-cell>
          <table:table-cell office:value-type="float" office:value="132.137844593758" calcext:value-type="float">
            <text:p>132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2.96" calcext:value-type="float">
            <text:p>2.96</text:p>
          </table:table-cell>
          <table:table-cell office:value-type="float" office:value="8.77" calcext:value-type="float">
            <text:p>8.77</text:p>
          </table:table-cell>
          <table:table-cell office:value-type="float" office:value="29.27" calcext:value-type="float">
            <text:p>29.27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281+2829330</text:p>
          </table:table-cell>
          <table:table-cell office:value-type="string" calcext:value-type="string">
            <text:p>FQ_Tau_AB</text:p>
          </table:table-cell>
          <table:table-cell office:value-type="float" office:value="7.2674" calcext:value-type="float">
            <text:p>7.2674</text:p>
          </table:table-cell>
          <table:table-cell office:value-type="float" office:value="0.7979" calcext:value-type="float">
            <text:p>0.7979</text:p>
          </table:table-cell>
          <table:table-cell office:value-type="string" calcext:value-type="string">
            <text:p>avg</text:p>
          </table:table-cell>
          <table:table-cell office:value-type="float" office:value="138.84447072495" calcext:value-type="float">
            <text:p>138.8</text:p>
          </table:table-cell>
          <table:table-cell office:value-type="string" calcext:value-type="string">
            <text:p>J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9.66" calcext:value-type="float">
            <text:p>9.66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215549663927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281+2829330</text:p>
          </table:table-cell>
          <table:table-cell office:value-type="string" calcext:value-type="string">
            <text:p>FQ_Tau_A</text:p>
          </table:table-cell>
          <table:table-cell office:value-type="float" office:value="7.2674" calcext:value-type="float">
            <text:p>7.2674</text:p>
          </table:table-cell>
          <table:table-cell office:value-type="float" office:value="0.7979" calcext:value-type="float">
            <text:p>0.7979</text:p>
          </table:table-cell>
          <table:table-cell office:value-type="string" calcext:value-type="string">
            <text:p>avg</text:p>
          </table:table-cell>
          <table:table-cell office:value-type="float" office:value="136.737720902251" calcext:value-type="float">
            <text:p>136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.42" calcext:value-type="float">
            <text:p>5.42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33125343561524" calcext:value-type="float">
            <text:p>1.3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281+2829330</text:p>
          </table:table-cell>
          <table:table-cell office:value-type="string" calcext:value-type="string">
            <text:p>FQ_Tau_B</text:p>
          </table:table-cell>
          <table:table-cell office:value-type="float" office:value="7.2674" calcext:value-type="float">
            <text:p>7.2674</text:p>
          </table:table-cell>
          <table:table-cell office:value-type="float" office:value="0.7979" calcext:value-type="float">
            <text:p>0.7979</text:p>
          </table:table-cell>
          <table:table-cell office:value-type="string" calcext:value-type="string">
            <text:p>avg</text:p>
          </table:table-cell>
          <table:table-cell office:value-type="float" office:value="136.537295822721" calcext:value-type="float">
            <text:p>136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.24" calcext:value-type="float">
            <text:p>4.24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07538348049138" calcext:value-type="float">
            <text:p>1.0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583+2906269</text:p>
          </table:table-cell>
          <table:table-cell office:value-type="string" calcext:value-type="string">
            <text:p>BP_Tau</text:p>
          </table:table-cell>
          <table:table-cell office:value-type="float" office:value="7.7474" calcext:value-type="float">
            <text:p>7.7474</text:p>
          </table:table-cell>
          <table:table-cell office:value-type="float" office:value="0.0578" calcext:value-type="float">
            <text:p>0.0578</text:p>
          </table:table-cell>
          <table:table-cell office:value-type="string" calcext:value-type="string">
            <text:p>GaiaDR2</text:p>
          </table:table-cell>
          <table:table-cell office:value-type="float" office:value="128.756600287577" calcext:value-type="float">
            <text:p>128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51.56" calcext:value-type="float">
            <text:p>51.56</text:p>
          </table:table-cell>
          <table:table-cell office:value-type="float" office:value="7.71" calcext:value-type="float">
            <text:p>7.7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2.2955585324565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1056599071828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2625+2826142</text:p>
          </table:table-cell>
          <table:table-cell office:value-type="string" calcext:value-type="string">
            <text:p>V819_Tau</text:p>
          </table:table-cell>
          <table:table-cell office:value-type="float" office:value="7.593" calcext:value-type="float">
            <text:p>7.5930</text:p>
          </table:table-cell>
          <table:table-cell office:value-type="float" office:value="0.0635" calcext:value-type="float">
            <text:p>0.0635</text:p>
          </table:table-cell>
          <table:table-cell office:value-type="string" calcext:value-type="string">
            <text:p>GaiaDR2</text:p>
          </table:table-cell>
          <table:table-cell office:value-type="float" office:value="131.357834776993" calcext:value-type="float">
            <text:p>131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29.5" calcext:value-type="float">
            <text:p>229.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dy15</text:p>
          </table:table-cell>
          <table:table-cell office:value-type="float" office:value="88.2" calcext:value-type="float">
            <text:p>88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Duvert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6.94753510414465" calcext:value-type="float">
            <text:p>6.9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5793717685537" calcext:value-type="float">
            <text:p>-1.58</text:p>
          </table:table-cell>
          <table:table-cell table:number-columns-repeated="98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3545+2827218</text:p>
          </table:table-cell>
          <table:table-cell office:value-type="string" calcext:value-type="string">
            <text:p>FR_Tau</text:p>
          </table:table-cell>
          <table:table-cell office:value-type="float" office:value="8.3583" calcext:value-type="float">
            <text:p>8.3583</text:p>
          </table:table-cell>
          <table:table-cell office:value-type="float" office:value="0.3007" calcext:value-type="float">
            <text:p>0.3007</text:p>
          </table:table-cell>
          <table:table-cell office:value-type="string" calcext:value-type="string">
            <text:p>GaiaDR2</text:p>
          </table:table-cell>
          <table:table-cell office:value-type="float" office:value="119.148265194395" calcext:value-type="float">
            <text:p>119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1611+2821325</text:p>
          </table:table-cell>
          <table:table-cell office:value-type="string" calcext:value-type="string">
            <text:p>J04201611</text:p>
          </table:table-cell>
          <table:table-cell office:value-type="float" office:value="7.7525" calcext:value-type="float">
            <text:p>7.7525</text:p>
          </table:table-cell>
          <table:table-cell office:value-type="float" office:value="0.2006" calcext:value-type="float">
            <text:p>0.2006</text:p>
          </table:table-cell>
          <table:table-cell office:value-type="string" calcext:value-type="string">
            <text:p>GaiaDR2</text:p>
          </table:table-cell>
          <table:table-cell office:value-type="float" office:value="128.551188103567" calcext:value-type="float">
            <text:p>128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34.6" calcext:value-type="float">
            <text:p>34.60</text:p>
          </table:table-cell>
          <table:table-cell office:value-type="float" office:value="21.1" calcext:value-type="float">
            <text:p>21.10</text:p>
          </table:table-cell>
          <table:table-cell office:value-type="float" office:value="97.9" calcext:value-type="float">
            <text:p>97.9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144+2813491</text:p>
          </table:table-cell>
          <table:table-cell office:value-type="string" calcext:value-type="string">
            <text:p>J04202144</text:p>
          </table:table-cell>
          <table:table-cell office:value-type="float" office:value="6.5281" calcext:value-type="float">
            <text:p>6.5281</text:p>
          </table:table-cell>
          <table:table-cell office:value-type="float" office:value="1.0113" calcext:value-type="float">
            <text:p>1.0113</text:p>
          </table:table-cell>
          <table:table-cell office:value-type="string" calcext:value-type="string">
            <text:p>avg</text:p>
          </table:table-cell>
          <table:table-cell office:value-type="float" office:value="153.834981370474" calcext:value-type="float">
            <text:p>153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.4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555+2700355</text:p>
          </table:table-cell>
          <table:table-cell office:value-type="string" calcext:value-type="string">
            <text:p>J04202555</text:p>
          </table:table-cell>
          <table:table-cell office:value-type="float" office:value="5.8702" calcext:value-type="float">
            <text:p>5.8702</text:p>
          </table:table-cell>
          <table:table-cell office:value-type="float" office:value="0.1848" calcext:value-type="float">
            <text:p>0.1848</text:p>
          </table:table-cell>
          <table:table-cell office:value-type="string" calcext:value-type="string">
            <text:p>GaiaDR2</text:p>
          </table:table-cell>
          <table:table-cell office:value-type="float" office:value="169.350390184632" calcext:value-type="float">
            <text:p>169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8.31" calcext:value-type="float">
            <text:p>18.31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1341512850063" calcext:value-type="float">
            <text:p>1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583+2819237</text:p>
          </table:table-cell>
          <table:table-cell office:value-type="string" calcext:value-type="string">
            <text:p>IRAS_04173+2812</text:p>
          </table:table-cell>
          <table:table-cell office:value-type="float" office:value="8.1877" calcext:value-type="float">
            <text:p>8.1877</text:p>
          </table:table-cell>
          <table:table-cell office:value-type="float" office:value="0.4178" calcext:value-type="float">
            <text:p>0.4178</text:p>
          </table:table-cell>
          <table:table-cell office:value-type="string" calcext:value-type="string">
            <text:p>GaiaDR2</text:p>
          </table:table-cell>
          <table:table-cell office:value-type="float" office:value="121.646874780322" calcext:value-type="float">
            <text:p>12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606+2804089</text:p>
          </table:table-cell>
          <table:table-cell office:value-type="string" calcext:value-type="string">
            <text:p>J04202606</text:p>
          </table:table-cell>
          <table:table-cell office:value-type="float" office:value="7.8427" calcext:value-type="float">
            <text:p>7.8427</text:p>
          </table:table-cell>
          <table:table-cell office:value-type="float" office:value="0.0526" calcext:value-type="float">
            <text:p>0.0526</text:p>
          </table:table-cell>
          <table:table-cell office:value-type="string" calcext:value-type="string">
            <text:p>GaiaDR2</text:p>
          </table:table-cell>
          <table:table-cell office:value-type="float" office:value="127.156624708443" calcext:value-type="float">
            <text:p>127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3" calcext:value-type="float">
            <text:p>4.3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0795+2702204</text:p>
          </table:table-cell>
          <table:table-cell office:value-type="string" calcext:value-type="string">
            <text:p>J04210795</text:p>
          </table:table-cell>
          <table:table-cell office:value-type="float" office:value="5.9171" calcext:value-type="float">
            <text:p>5.9171</text:p>
          </table:table-cell>
          <table:table-cell office:value-type="float" office:value="0.6493" calcext:value-type="float">
            <text:p>0.6493</text:p>
          </table:table-cell>
          <table:table-cell office:value-type="string" calcext:value-type="string">
            <text:p>avg</text:p>
          </table:table-cell>
          <table:table-cell office:value-type="float" office:value="169.543502635125" calcext:value-type="float">
            <text:p>169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7" calcext:value-type="float">
            <text:p>2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0934+2750368</text:p>
          </table:table-cell>
          <table:table-cell office:value-type="string" calcext:value-type="string">
            <text:p>J04210934</text:p>
          </table:table-cell>
          <table:table-cell office:value-type="float" office:value="8.4523" calcext:value-type="float">
            <text:p>8.4523</text:p>
          </table:table-cell>
          <table:table-cell office:value-type="float" office:value="0.098" calcext:value-type="float">
            <text:p>0.0980</text:p>
          </table:table-cell>
          <table:table-cell office:value-type="string" calcext:value-type="string">
            <text:p>GaiaDR2</text:p>
          </table:table-cell>
          <table:table-cell office:value-type="float" office:value="118.057527445652" calcext:value-type="float">
            <text:p>11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3459+2701388</text:p>
          </table:table-cell>
          <table:table-cell office:value-type="string" calcext:value-type="string">
            <text:p>J04213459</text:p>
          </table:table-cell>
          <table:table-cell office:value-type="float" office:value="5.9881" calcext:value-type="float">
            <text:p>5.9881</text:p>
          </table:table-cell>
          <table:table-cell office:value-type="float" office:value="0.138" calcext:value-type="float">
            <text:p>0.1380</text:p>
          </table:table-cell>
          <table:table-cell office:value-type="string" calcext:value-type="string">
            <text:p>GaiaDR2</text:p>
          </table:table-cell>
          <table:table-cell office:value-type="float" office:value="165.949487054586" calcext:value-type="float">
            <text:p>165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4323+1934133</text:p>
          </table:table-cell>
          <table:table-cell office:value-type="string" calcext:value-type="string">
            <text:p>IRAS_04187+1927</text:p>
          </table:table-cell>
          <table:table-cell office:value-type="float" office:value="6.7231" calcext:value-type="float">
            <text:p>6.7231</text:p>
          </table:table-cell>
          <table:table-cell office:value-type="float" office:value="0.0991" calcext:value-type="float">
            <text:p>0.0991</text:p>
          </table:table-cell>
          <table:table-cell office:value-type="string" calcext:value-type="string">
            <text:p>GaiaDR2</text:p>
          </table:table-cell>
          <table:table-cell office:value-type="float" office:value="148.051787316954" calcext:value-type="float">
            <text:p>14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4631+2659296</text:p>
          </table:table-cell>
          <table:table-cell office:value-type="string" calcext:value-type="string">
            <text:p>J04214631</text:p>
          </table:table-cell>
          <table:table-cell office:value-type="float" office:value="6.2319" calcext:value-type="float">
            <text:p>6.2319</text:p>
          </table:table-cell>
          <table:table-cell office:value-type="float" office:value="0.2829" calcext:value-type="float">
            <text:p>0.2829</text:p>
          </table:table-cell>
          <table:table-cell office:value-type="string" calcext:value-type="string">
            <text:p>GaiaDR2</text:p>
          </table:table-cell>
          <table:table-cell office:value-type="float" office:value="159.547823488489" calcext:value-type="float">
            <text:p>159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9" calcext:value-type="float">
            <text:p>3.9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5563+2755060</text:p>
          </table:table-cell>
          <table:table-cell office:value-type="string" calcext:value-type="string">
            <text:p>DE_Tau</text:p>
          </table:table-cell>
          <table:table-cell office:value-type="float" office:value="7.8512" calcext:value-type="float">
            <text:p>7.8512</text:p>
          </table:table-cell>
          <table:table-cell office:value-type="float" office:value="0.0657" calcext:value-type="float">
            <text:p>0.0657</text:p>
          </table:table-cell>
          <table:table-cell office:value-type="string" calcext:value-type="string">
            <text:p>GaiaDR2</text:p>
          </table:table-cell>
          <table:table-cell office:value-type="float" office:value="126.852554523747" calcext:value-type="float">
            <text:p>126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92.6" calcext:value-type="float">
            <text:p>92.6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47916777448496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2435979791526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5740+2826355</text:p>
          </table:table-cell>
          <table:table-cell office:value-type="string" calcext:value-type="string">
            <text:p>RY_Tau</text:p>
          </table:table-cell>
          <table:table-cell office:value-type="float" office:value="7.0792" calcext:value-type="float">
            <text:p>7.0792</text:p>
          </table:table-cell>
          <table:table-cell office:value-type="float" office:value="1.3096" calcext:value-type="float">
            <text:p>1.3096</text:p>
          </table:table-cell>
          <table:table-cell office:value-type="string" calcext:value-type="string">
            <text:p>avg</text:p>
          </table:table-cell>
          <table:table-cell office:value-type="float" office:value="140.126637560398" calcext:value-type="float">
            <text:p>140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1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.00</text:p>
          </table:table-cell>
          <table:table-cell office:value-type="float" office:value="30" calcext:value-type="float">
            <text:p>3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10.39" calcext:value-type="float">
            <text:p>210.39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0" calcext:value-type="float">
            <text:p>0</text:p>
          </table:table-cell>
          <table:table-cell office:value-type="float" office:value="2.30225302035385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9078587211222" calcext:value-type="float">
            <text:p>2.49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5943+1932063</text:p>
          </table:table-cell>
          <table:table-cell office:value-type="string" calcext:value-type="string">
            <text:p>T_Tau_N</text:p>
          </table:table-cell>
          <table:table-cell office:value-type="float" office:value="6.929" calcext:value-type="float">
            <text:p>6.9290</text:p>
          </table:table-cell>
          <table:table-cell office:value-type="float" office:value="0.0583" calcext:value-type="float">
            <text:p>0.0583</text:p>
          </table:table-cell>
          <table:table-cell office:value-type="string" calcext:value-type="string">
            <text:p>GaiaDR2</text:p>
          </table:table-cell>
          <table:table-cell office:value-type="float" office:value="143.754680043235" calcext:value-type="float">
            <text:p>143.8</text:p>
          </table:table-cell>
          <table:table-cell office:value-type="string" calcext:value-type="string">
            <text:p>T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K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.00</text:p>
          </table:table-cell>
          <table:table-cell office:value-type="float" office:value="17" calcext:value-type="float">
            <text:p>1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99.7" calcext:value-type="float">
            <text:p>199.70</text:p>
          </table:table-cell>
          <table:table-cell office:value-type="float" office:value="6.2" calcext:value-type="float">
            <text:p>6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.8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84397673804157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2720705092142" calcext:value-type="float">
            <text:p>1.93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0217+2657304</text:p>
          </table:table-cell>
          <table:table-cell office:value-type="string" calcext:value-type="string">
            <text:p>FS_Tau_AB</text:p>
          </table:table-cell>
          <table:table-cell office:value-type="float" office:value="6.2576" calcext:value-type="float">
            <text:p>6.2576</text:p>
          </table:table-cell>
          <table:table-cell office:value-type="float" office:value="1.0608" calcext:value-type="float">
            <text:p>1.0608</text:p>
          </table:table-cell>
          <table:table-cell office:value-type="string" calcext:value-type="string">
            <text:p>avg</text:p>
          </table:table-cell>
          <table:table-cell office:value-type="float" office:value="160.332542839491" calcext:value-type="float">
            <text:p>160.3</text:p>
          </table:table-cell>
          <table:table-cell office:value-type="string" calcext:value-type="string">
            <text:p>J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8.45541524201531" calcext:value-type="float">
            <text:p>8.4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598363591158688" calcext:value-type="float">
            <text:p>-0.60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0217+2657304</text:p>
          </table:table-cell>
          <table:table-cell office:value-type="string" calcext:value-type="string">
            <text:p>FS_Tau_A</text:p>
          </table:table-cell>
          <table:table-cell office:value-type="float" office:value="6.2576" calcext:value-type="float">
            <text:p>6.2576</text:p>
          </table:table-cell>
          <table:table-cell office:value-type="float" office:value="1.0608" calcext:value-type="float">
            <text:p>1.0608</text:p>
          </table:table-cell>
          <table:table-cell office:value-type="string" calcext:value-type="string">
            <text:p>avg</text:p>
          </table:table-cell>
          <table:table-cell office:value-type="float" office:value="157.628524485306" calcext:value-type="float">
            <text:p>157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0217+2657304</text:p>
          </table:table-cell>
          <table:table-cell office:value-type="string" calcext:value-type="string">
            <text:p>FS_Tau_B</text:p>
          </table:table-cell>
          <table:table-cell office:value-type="float" office:value="6.2576" calcext:value-type="float">
            <text:p>6.2576</text:p>
          </table:table-cell>
          <table:table-cell office:value-type="float" office:value="1.0608" calcext:value-type="float">
            <text:p>1.0608</text:p>
          </table:table-cell>
          <table:table-cell office:value-type="string" calcext:value-type="string">
            <text:p>avg</text:p>
          </table:table-cell>
          <table:table-cell office:value-type="float" office:value="159.431261200373" calcext:value-type="float">
            <text:p>159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1675+2654570</text:p>
          </table:table-cell>
          <table:table-cell office:value-type="string" calcext:value-type="string">
            <text:p>J04221675</text:p>
          </table:table-cell>
          <table:table-cell office:value-type="float" office:value="6.3465" calcext:value-type="float">
            <text:p>6.3465</text:p>
          </table:table-cell>
          <table:table-cell office:value-type="float" office:value="0.1351" calcext:value-type="float">
            <text:p>0.1351</text:p>
          </table:table-cell>
          <table:table-cell office:value-type="string" calcext:value-type="string">
            <text:p>GaiaDR2</text:p>
          </table:table-cell>
          <table:table-cell office:value-type="float" office:value="156.751294712669" calcext:value-type="float">
            <text:p>156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2" calcext:value-type="float">
            <text:p>4.2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4786+2645530</text:p>
          </table:table-cell>
          <table:table-cell office:value-type="string" calcext:value-type="string">
            <text:p>IRAS_04196+2638</text:p>
          </table:table-cell>
          <table:table-cell office:value-type="float" office:value="6.3423" calcext:value-type="float">
            <text:p>6.3423</text:p>
          </table:table-cell>
          <table:table-cell office:value-type="float" office:value="0.1098" calcext:value-type="float">
            <text:p>0.1098</text:p>
          </table:table-cell>
          <table:table-cell office:value-type="string" calcext:value-type="string">
            <text:p>GaiaDR2</text:p>
          </table:table-cell>
          <table:table-cell office:value-type="float" office:value="157.054793888037" calcext:value-type="float">
            <text:p>157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.0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0607+2801194</text:p>
          </table:table-cell>
          <table:table-cell office:value-type="string" calcext:value-type="string">
            <text:p>J04230607</text:p>
          </table:table-cell>
          <table:table-cell office:value-type="float" office:value="7.4693" calcext:value-type="float">
            <text:p>7.4693</text:p>
          </table:table-cell>
          <table:table-cell office:value-type="float" office:value="0.1364" calcext:value-type="float">
            <text:p>0.1364</text:p>
          </table:table-cell>
          <table:table-cell office:value-type="string" calcext:value-type="string">
            <text:p>GaiaDR2</text:p>
          </table:table-cell>
          <table:table-cell office:value-type="float" office:value="133.55540729691" calcext:value-type="float">
            <text:p>133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.9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0.374396629017844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0776+2805573</text:p>
          </table:table-cell>
          <table:table-cell office:value-type="string" calcext:value-type="string">
            <text:p>IRAS_04200+2759</text:p>
          </table:table-cell>
          <table:table-cell office:value-type="float" office:value="7.1914" calcext:value-type="float">
            <text:p>7.1914</text:p>
          </table:table-cell>
          <table:table-cell office:value-type="float" office:value="0.1721" calcext:value-type="float">
            <text:p>0.1721</text:p>
          </table:table-cell>
          <table:table-cell office:value-type="string" calcext:value-type="string">
            <text:p>GaiaDR2</text:p>
          </table:table-cell>
          <table:table-cell office:value-type="float" office:value="138.654259769624" calcext:value-type="float">
            <text:p>138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1822+2641156</text:p>
          </table:table-cell>
          <table:table-cell office:value-type="string" calcext:value-type="string">
            <text:p>J04231822</text:p>
          </table:table-cell>
          <table:table-cell office:value-type="float" office:value="6.8585" calcext:value-type="float">
            <text:p>6.8585</text:p>
          </table:table-cell>
          <table:table-cell office:value-type="float" office:value="0.9282" calcext:value-type="float">
            <text:p>0.9282</text:p>
          </table:table-cell>
          <table:table-cell office:value-type="string" calcext:value-type="string">
            <text:p>GaiaDR2</text:p>
          </table:table-cell>
          <table:table-cell office:value-type="float" office:value="145.636191450448" calcext:value-type="float">
            <text:p>145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9" calcext:value-type="float">
            <text:p>3.9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539+2503026</text:p>
          </table:table-cell>
          <table:table-cell office:value-type="string" calcext:value-type="string">
            <text:p>FU_Tau_AB</text:p>
          </table:table-cell>
          <table:table-cell office:value-type="float" office:value="7.5981" calcext:value-type="float">
            <text:p>7.5981</text:p>
          </table:table-cell>
          <table:table-cell office:value-type="float" office:value="0.1497" calcext:value-type="float">
            <text:p>0.1497</text:p>
          </table:table-cell>
          <table:table-cell office:value-type="string" calcext:value-type="string">
            <text:p>GaiaDR2</text:p>
          </table:table-cell>
          <table:table-cell office:value-type="float" office:value="131.152868996726" calcext:value-type="float">
            <text:p>131.2</text:p>
          </table:table-cell>
          <table:table-cell office:value-type="string" calcext:value-type="string">
            <text:p>J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539+2503026</text:p>
          </table:table-cell>
          <table:table-cell office:value-type="string" calcext:value-type="string">
            <text:p>FU_Tau_A</text:p>
          </table:table-cell>
          <table:table-cell office:value-type="float" office:value="7.5981" calcext:value-type="float">
            <text:p>7.5981</text:p>
          </table:table-cell>
          <table:table-cell office:value-type="float" office:value="0.1497" calcext:value-type="float">
            <text:p>0.1497</text:p>
          </table:table-cell>
          <table:table-cell office:value-type="string" calcext:value-type="string">
            <text:p>GaiaDR2</text:p>
          </table:table-cell>
          <table:table-cell office:value-type="float" office:value="130.949583599781" calcext:value-type="float">
            <text:p>130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573+2502596</text:p>
          </table:table-cell>
          <table:table-cell office:value-type="string" calcext:value-type="string">
            <text:p>FU_Tau_B</text:p>
          </table:table-cell>
          <table:table-cell office:value-type="float" office:value="7.4909" calcext:value-type="float">
            <text:p>7.4909</text:p>
          </table:table-cell>
          <table:table-cell office:value-type="float" office:value="1.2887" calcext:value-type="float">
            <text:p>1.2887</text:p>
          </table:table-cell>
          <table:table-cell office:value-type="string" calcext:value-type="string">
            <text:p>GaiaDR2</text:p>
          </table:table-cell>
          <table:table-cell office:value-type="float" office:value="132.428419751699" calcext:value-type="float">
            <text:p>132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9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919+2456141</text:p>
          </table:table-cell>
          <table:table-cell office:value-type="string" calcext:value-type="string">
            <text:p>FT_Tau</text:p>
          </table:table-cell>
          <table:table-cell office:value-type="float" office:value="7.8245" calcext:value-type="float">
            <text:p>7.8245</text:p>
          </table:table-cell>
          <table:table-cell office:value-type="float" office:value="0.0519" calcext:value-type="float">
            <text:p>0.0519</text:p>
          </table:table-cell>
          <table:table-cell office:value-type="string" calcext:value-type="string">
            <text:p>GaiaDR2</text:p>
          </table:table-cell>
          <table:table-cell office:value-type="float" office:value="127.353774071517" calcext:value-type="float">
            <text:p>127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40.7" calcext:value-type="float">
            <text:p>340.7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89.77" calcext:value-type="float">
            <text:p>89.77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.8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0.514389462823581" calcext:value-type="float">
            <text:p>0.5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0572252343893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2090+2630511</text:p>
          </table:table-cell>
          <table:table-cell office:value-type="string" calcext:value-type="string">
            <text:p>J04242090</text:p>
          </table:table-cell>
          <table:table-cell office:value-type="float" office:value="7.2682" calcext:value-type="float">
            <text:p>7.2682</text:p>
          </table:table-cell>
          <table:table-cell office:value-type="float" office:value="0.1831" calcext:value-type="float">
            <text:p>0.1831</text:p>
          </table:table-cell>
          <table:table-cell office:value-type="string" calcext:value-type="string">
            <text:p>GaiaDR2</text:p>
          </table:table-cell>
          <table:table-cell office:value-type="float" office:value="136.849105732584" calcext:value-type="float">
            <text:p>136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2646+2649503</text:p>
          </table:table-cell>
          <table:table-cell office:value-type="string" calcext:value-type="string">
            <text:p>J04242646</text:p>
          </table:table-cell>
          <table:table-cell office:value-type="float" office:value="6.4303" calcext:value-type="float">
            <text:p>6.4303</text:p>
          </table:table-cell>
          <table:table-cell office:value-type="float" office:value="0.13" calcext:value-type="float">
            <text:p>0.1300</text:p>
          </table:table-cell>
          <table:table-cell office:value-type="string" calcext:value-type="string">
            <text:p>GaiaDR2</text:p>
          </table:table-cell>
          <table:table-cell office:value-type="float" office:value="154.853546033158" calcext:value-type="float">
            <text:p>154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4457+2610141</text:p>
          </table:table-cell>
          <table:table-cell office:value-type="string" calcext:value-type="string">
            <text:p>IRAS_04216+2603</text:p>
          </table:table-cell>
          <table:table-cell office:value-type="float" office:value="6.2667" calcext:value-type="float">
            <text:p>6.2667</text:p>
          </table:table-cell>
          <table:table-cell office:value-type="float" office:value="0.1088" calcext:value-type="float">
            <text:p>0.1088</text:p>
          </table:table-cell>
          <table:table-cell office:value-type="string" calcext:value-type="string">
            <text:p>GaiaDR2</text:p>
          </table:table-cell>
          <table:table-cell office:value-type="float" office:value="158.954894128903" calcext:value-type="float">
            <text:p>159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.8" calcext:value-type="float">
            <text:p>19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1" calcext:value-type="float">
            <text:p>5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5708+2711565</text:p>
          </table:table-cell>
          <table:table-cell office:value-type="string" calcext:value-type="string">
            <text:p>IP_Tau</text:p>
          </table:table-cell>
          <table:table-cell office:value-type="float" office:value="7.6585" calcext:value-type="float">
            <text:p>7.6585</text:p>
          </table:table-cell>
          <table:table-cell office:value-type="float" office:value="0.0421" calcext:value-type="float">
            <text:p>0.0421</text:p>
          </table:table-cell>
          <table:table-cell office:value-type="string" calcext:value-type="string">
            <text:p>GaiaDR2</text:p>
          </table:table-cell>
          <table:table-cell office:value-type="float" office:value="129.949732754055" calcext:value-type="float">
            <text:p>129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0.3" calcext:value-type="float">
            <text:p>340.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4.53" calcext:value-type="float">
            <text:p>14.5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88.2" calcext:value-type="float">
            <text:p>88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Duvert00</text:p>
          </table:table-cell>
          <table:table-cell office:value-type="float" office:value="0" calcext:value-type="float">
            <text:p>0</text:p>
          </table:table-cell>
          <table:table-cell office:value-type="float" office:value="1.76177114755928" calcext:value-type="float">
            <text:p>1.7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2.06056348332945" calcext:value-type="float">
            <text:p>2.06</text:p>
          </table:table-cell>
          <table:table-cell table:number-columns-repeated="98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2939+2624137</text:p>
          </table:table-cell>
          <table:table-cell office:value-type="string" calcext:value-type="string">
            <text:p>KPNO_3</text:p>
          </table:table-cell>
          <table:table-cell office:value-type="float" office:value="6.4152" calcext:value-type="float">
            <text:p>6.4152</text:p>
          </table:table-cell>
          <table:table-cell office:value-type="float" office:value="0.2272" calcext:value-type="float">
            <text:p>0.2272</text:p>
          </table:table-cell>
          <table:table-cell office:value-type="string" calcext:value-type="string">
            <text:p>GaiaDR2</text:p>
          </table:table-cell>
          <table:table-cell office:value-type="float" office:value="154.847776611998" calcext:value-type="float">
            <text:p>154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0.175472171603043" calcext:value-type="float">
            <text:p>-0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3055+2443558</text:p>
          </table:table-cell>
          <table:table-cell office:value-type="string" calcext:value-type="string">
            <text:p>J04263055</text:p>
          </table:table-cell>
          <table:table-cell office:value-type="float" office:value="8.4099" calcext:value-type="float">
            <text:p>8.4099</text:p>
          </table:table-cell>
          <table:table-cell office:value-type="float" office:value="0.6753" calcext:value-type="float">
            <text:p>0.6753</text:p>
          </table:table-cell>
          <table:table-cell office:value-type="string" calcext:value-type="string">
            <text:p>GaiaDR2</text:p>
          </table:table-cell>
          <table:table-cell office:value-type="float" office:value="118.542600316325" calcext:value-type="float">
            <text:p>118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352+2606543</text:p>
          </table:table-cell>
          <table:table-cell office:value-type="string" calcext:value-type="string">
            <text:p>FV_Tau_AB</text:p>
          </table:table-cell>
          <table:table-cell office:value-type="float" office:value="7.1585" calcext:value-type="float">
            <text:p>7.1585</text:p>
          </table:table-cell>
          <table:table-cell office:value-type="float" office:value="0.1532" calcext:value-type="float">
            <text:p>0.1532</text:p>
          </table:table-cell>
          <table:table-cell office:value-type="string" calcext:value-type="string">
            <text:p>avg</text:p>
          </table:table-cell>
          <table:table-cell office:value-type="float" office:value="139.152734865924" calcext:value-type="float">
            <text:p>139.2</text:p>
          </table:table-cell>
          <table:table-cell office:value-type="string" calcext:value-type="string">
            <text:p>J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K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5.86" calcext:value-type="float">
            <text:p>25.86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80971473571512" calcext:value-type="float">
            <text:p>1.8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00159559884005" calcext:value-type="float">
            <text:p>1.00</text:p>
          </table:table-cell>
          <table:table-cell table:number-columns-repeated="98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352+2606543</text:p>
          </table:table-cell>
          <table:table-cell office:value-type="string" calcext:value-type="string">
            <text:p>FV_Tau_A</text:p>
          </table:table-cell>
          <table:table-cell office:value-type="float" office:value="7.1585" calcext:value-type="float">
            <text:p>7.1585</text:p>
          </table:table-cell>
          <table:table-cell office:value-type="float" office:value="0.1532" calcext:value-type="float">
            <text:p>0.1532</text:p>
          </table:table-cell>
          <table:table-cell office:value-type="string" calcext:value-type="string">
            <text:p>avg</text:p>
          </table:table-cell>
          <table:table-cell office:value-type="float" office:value="139.152734865924" calcext:value-type="float">
            <text:p>139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3.76" calcext:value-type="float">
            <text:p>13.76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.17" calcext:value-type="float">
            <text:p>6.1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1116247519824" calcext:value-type="float">
            <text:p>1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352+2606543</text:p>
          </table:table-cell>
          <table:table-cell office:value-type="string" calcext:value-type="string">
            <text:p>FV_Tau_B</text:p>
          </table:table-cell>
          <table:table-cell office:value-type="float" office:value="7.1585" calcext:value-type="float">
            <text:p>7.1585</text:p>
          </table:table-cell>
          <table:table-cell office:value-type="float" office:value="0.1532" calcext:value-type="float">
            <text:p>0.1532</text:p>
          </table:table-cell>
          <table:table-cell office:value-type="string" calcext:value-type="string">
            <text:p>avg</text:p>
          </table:table-cell>
          <table:table-cell office:value-type="float" office:value="139.051302947241" calcext:value-type="float">
            <text:p>139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</text:p>
          </table:table-cell>
          <table:table-cell office:value-type="float" office:value="5" calcext:value-type="float">
            <text:p>5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93" calcext:value-type="float">
            <text:p>5.93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69936580400735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440+2606510</text:p>
          </table:table-cell>
          <table:table-cell office:value-type="string" calcext:value-type="string">
            <text:p>FV_Tau/c_AB</text:p>
          </table:table-cell>
          <table:table-cell office:value-type="float" office:value="7.1474" calcext:value-type="float">
            <text:p>7.1474</text:p>
          </table:table-cell>
          <table:table-cell office:value-type="float" office:value="0.1354" calcext:value-type="float">
            <text:p>0.1354</text:p>
          </table:table-cell>
          <table:table-cell office:value-type="string" calcext:value-type="string">
            <text:p>GaiaDR2</text:p>
          </table:table-cell>
          <table:table-cell office:value-type="float" office:value="139.352473600162" calcext:value-type="float">
            <text:p>139.4</text:p>
          </table:table-cell>
          <table:table-cell office:value-type="string" calcext:value-type="string">
            <text:p>J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6101877323726" calcext:value-type="float">
            <text:p>1.6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34652648053361" calcext:value-type="float">
            <text:p>-2.35</text:p>
          </table:table-cell>
          <table:table-cell table:number-columns-repeated="98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440+2606510</text:p>
          </table:table-cell>
          <table:table-cell office:value-type="string" calcext:value-type="string">
            <text:p>FV_Tau/c_A</text:p>
          </table:table-cell>
          <table:table-cell office:value-type="float" office:value="7.1474" calcext:value-type="float">
            <text:p>7.1474</text:p>
          </table:table-cell>
          <table:table-cell office:value-type="float" office:value="0.1354" calcext:value-type="float">
            <text:p>0.1354</text:p>
          </table:table-cell>
          <table:table-cell office:value-type="string" calcext:value-type="string">
            <text:p>GaiaDR2</text:p>
          </table:table-cell>
          <table:table-cell office:value-type="float" office:value="138.946210193465" calcext:value-type="float">
            <text:p>138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4213866254343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440+2606510</text:p>
          </table:table-cell>
          <table:table-cell office:value-type="string" calcext:value-type="string">
            <text:p>FV_Tau/c_B</text:p>
          </table:table-cell>
          <table:table-cell office:value-type="float" office:value="7.1474" calcext:value-type="float">
            <text:p>7.1474</text:p>
          </table:table-cell>
          <table:table-cell office:value-type="float" office:value="0.1354" calcext:value-type="float">
            <text:p>0.1354</text:p>
          </table:table-cell>
          <table:table-cell office:value-type="string" calcext:value-type="string">
            <text:p>GaiaDR2</text:p>
          </table:table-cell>
          <table:table-cell office:value-type="float" office:value="139.55560530351" calcext:value-type="float">
            <text:p>139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3228172920061" calcext:value-type="float">
            <text:p>1.9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732+2606284</text:p>
          </table:table-cell>
          <table:table-cell office:value-type="string" calcext:value-type="string">
            <text:p>KPNO_13</text:p>
          </table:table-cell>
          <table:table-cell office:value-type="float" office:value="7.4983" calcext:value-type="float">
            <text:p>7.4983</text:p>
          </table:table-cell>
          <table:table-cell office:value-type="float" office:value="0.1272" calcext:value-type="float">
            <text:p>0.1272</text:p>
          </table:table-cell>
          <table:table-cell office:value-type="string" calcext:value-type="string">
            <text:p>GaiaDR2</text:p>
          </table:table-cell>
          <table:table-cell office:value-type="float" office:value="132.649237042404" calcext:value-type="float">
            <text:p>132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6" calcext:value-type="float">
            <text:p>3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70280+2542223</text:p>
          </table:table-cell>
          <table:table-cell office:value-type="string" calcext:value-type="string">
            <text:p>DF_Tau</text:p>
          </table:table-cell>
          <table:table-cell office:value-type="float" office:value="8.0415" calcext:value-type="float">
            <text:p>8.0415</text:p>
          </table:table-cell>
          <table:table-cell office:value-type="float" office:value="0.4213" calcext:value-type="float">
            <text:p>0.4213</text:p>
          </table:table-cell>
          <table:table-cell office:value-type="string" calcext:value-type="string">
            <text:p>GaiaDR2</text:p>
          </table:table-cell>
          <table:table-cell office:value-type="float" office:value="124.0483771469" calcext:value-type="float">
            <text:p>124.0</text:p>
          </table:table-cell>
          <table:table-cell office:value-type="string" calcext:value-type="string">
            <text:p>CB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5" calcext:value-type="float">
            <text:p>2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87052970029262" calcext:value-type="float">
            <text:p>-2.8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70469+2606163</text:p>
          </table:table-cell>
          <table:table-cell office:value-type="string" calcext:value-type="string">
            <text:p>DG_Tau</text:p>
          </table:table-cell>
          <table:table-cell office:value-type="float" office:value="8.2524" calcext:value-type="float">
            <text:p>8.2524</text:p>
          </table:table-cell>
          <table:table-cell office:value-type="float" office:value="0.1461" calcext:value-type="float">
            <text:p>0.1461</text:p>
          </table:table-cell>
          <table:table-cell office:value-type="string" calcext:value-type="string">
            <text:p>GaiaDR2</text:p>
          </table:table-cell>
          <table:table-cell office:value-type="float" office:value="120.752043609297" calcext:value-type="float">
            <text:p>120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880.2" calcext:value-type="float">
            <text:p>880.20</text:p>
          </table:table-cell>
          <table:table-cell office:value-type="float" office:value="9.4" calcext:value-type="float">
            <text:p>9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cciotti18</text:p>
          </table:table-cell>
          <table:table-cell office:value-type="float" office:value="228.1" calcext:value-type="float">
            <text:p>228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.00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106.2" calcext:value-type="float">
            <text:p>106.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0" calcext:value-type="float">
            <text:p>0</text:p>
          </table:table-cell>
          <table:table-cell office:value-type="float" office:value="2.14436867791312" calcext:value-type="float">
            <text:p>2.1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1336209622015" calcext:value-type="float">
            <text:p>2.41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84263+2714039</text:p>
          </table:table-cell>
          <table:table-cell office:value-type="string" calcext:value-type="string">
            <text:p>J04284263_AB</text:p>
          </table:table-cell>
          <table:table-cell office:value-type="float" office:value="7.5307" calcext:value-type="float">
            <text:p>7.5307</text:p>
          </table:table-cell>
          <table:table-cell office:value-type="float" office:value="0.1435" calcext:value-type="float">
            <text:p>0.1435</text:p>
          </table:table-cell>
          <table:table-cell office:value-type="string" calcext:value-type="string">
            <text:p>GaiaDR2</text:p>
          </table:table-cell>
          <table:table-cell office:value-type="float" office:value="132.352908598046" calcext:value-type="float">
            <text:p>132.4</text:p>
          </table:table-cell>
          <table:table-cell office:value-type="string" calcext:value-type="string">
            <text:p>J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4.25669973729698" calcext:value-type="float">
            <text:p>-4.2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84263+2714039</text:p>
          </table:table-cell>
          <table:table-cell office:value-type="string" calcext:value-type="string">
            <text:p>J04284263_A</text:p>
          </table:table-cell>
          <table:table-cell office:value-type="float" office:value="7.5307" calcext:value-type="float">
            <text:p>7.5307</text:p>
          </table:table-cell>
          <table:table-cell office:value-type="float" office:value="0.1435" calcext:value-type="float">
            <text:p>0.1435</text:p>
          </table:table-cell>
          <table:table-cell office:value-type="string" calcext:value-type="string">
            <text:p>GaiaDR2</text:p>
          </table:table-cell>
          <table:table-cell office:value-type="float" office:value="132.150360930364" calcext:value-type="float">
            <text:p>132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4.25669973729698" calcext:value-type="float">
            <text:p>-4.2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84263+2714039</text:p>
          </table:table-cell>
          <table:table-cell office:value-type="string" calcext:value-type="string">
            <text:p>J04284263_B</text:p>
          </table:table-cell>
          <table:table-cell office:value-type="float" office:value="7.5307" calcext:value-type="float">
            <text:p>7.5307</text:p>
          </table:table-cell>
          <table:table-cell office:value-type="float" office:value="0.1435" calcext:value-type="float">
            <text:p>0.1435</text:p>
          </table:table-cell>
          <table:table-cell office:value-type="string" calcext:value-type="string">
            <text:p>GaiaDR2</text:p>
          </table:table-cell>
          <table:table-cell office:value-type="float" office:value="132.557041017478" calcext:value-type="float">
            <text:p>132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0068+2755033</text:p>
          </table:table-cell>
          <table:table-cell office:value-type="string" calcext:value-type="string">
            <text:p>J04290068</text:p>
          </table:table-cell>
          <table:table-cell office:value-type="float" office:value="6.8657" calcext:value-type="float">
            <text:p>6.8657</text:p>
          </table:table-cell>
          <table:table-cell office:value-type="float" office:value="0.351" calcext:value-type="float">
            <text:p>0.3510</text:p>
          </table:table-cell>
          <table:table-cell office:value-type="string" calcext:value-type="string">
            <text:p>GaiaDR2</text:p>
          </table:table-cell>
          <table:table-cell office:value-type="float" office:value="144.947073544602" calcext:value-type="float">
            <text:p>144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6" calcext:value-type="float">
            <text:p>1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0498+2649073</text:p>
          </table:table-cell>
          <table:table-cell office:value-type="string" calcext:value-type="string">
            <text:p>IRAS_04260+2642</text:p>
          </table:table-cell>
          <table:table-cell office:value-type="float" office:value="7.3468" calcext:value-type="float">
            <text:p>7.3468</text:p>
          </table:table-cell>
          <table:table-cell office:value-type="float" office:value="0.8359" calcext:value-type="float">
            <text:p>0.8359</text:p>
          </table:table-cell>
          <table:table-cell office:value-type="string" calcext:value-type="string">
            <text:p>avg</text:p>
          </table:table-cell>
          <table:table-cell office:value-type="float" office:value="135.237403101297" calcext:value-type="float">
            <text:p>135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8" calcext:value-type="float">
            <text:p>239.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.00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otte0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2165+2701259</text:p>
          </table:table-cell>
          <table:table-cell office:value-type="string" calcext:value-type="string">
            <text:p>IRAS_04263+2654</text:p>
          </table:table-cell>
          <table:table-cell office:value-type="float" office:value="6.7149" calcext:value-type="float">
            <text:p>6.7149</text:p>
          </table:table-cell>
          <table:table-cell office:value-type="float" office:value="1.0102" calcext:value-type="float">
            <text:p>1.0102</text:p>
          </table:table-cell>
          <table:table-cell office:value-type="string" calcext:value-type="string">
            <text:p>avg</text:p>
          </table:table-cell>
          <table:table-cell office:value-type="float" office:value="147.532022371515" calcext:value-type="float">
            <text:p>147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7.35" calcext:value-type="float">
            <text:p>7.35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5" calcext:value-type="float">
            <text:p>3.5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82187579861344" calcext:value-type="float">
            <text:p>1.8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3606+2435556</text:p>
          </table:table-cell>
          <table:table-cell office:value-type="string" calcext:value-type="string">
            <text:p>XEST_13-010</text:p>
          </table:table-cell>
          <table:table-cell office:value-type="float" office:value="7.7267" calcext:value-type="float">
            <text:p>7.7267</text:p>
          </table:table-cell>
          <table:table-cell office:value-type="float" office:value="0.0894" calcext:value-type="float">
            <text:p>0.0894</text:p>
          </table:table-cell>
          <table:table-cell office:value-type="string" calcext:value-type="string">
            <text:p>GaiaDR2</text:p>
          </table:table-cell>
          <table:table-cell office:value-type="float" office:value="128.952982689575" calcext:value-type="float">
            <text:p>129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4155+2632582</text:p>
          </table:table-cell>
          <table:table-cell office:value-type="string" calcext:value-type="string">
            <text:p>DH_Tau_AB</text:p>
          </table:table-cell>
          <table:table-cell office:value-type="float" office:value="7.388" calcext:value-type="float">
            <text:p>7.3880</text:p>
          </table:table-cell>
          <table:table-cell office:value-type="float" office:value="0.0693" calcext:value-type="float">
            <text:p>0.0693</text:p>
          </table:table-cell>
          <table:table-cell office:value-type="string" calcext:value-type="string">
            <text:p>GaiaDR2</text:p>
          </table:table-cell>
          <table:table-cell office:value-type="float" office:value="134.956616327521" calcext:value-type="float">
            <text:p>135.0</text:p>
          </table:table-cell>
          <table:table-cell office:value-type="string" calcext:value-type="string">
            <text:p>J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08077838781502" calcext:value-type="float">
            <text:p>1.0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90414234642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4155+2632582</text:p>
          </table:table-cell>
          <table:table-cell office:value-type="string" calcext:value-type="string">
            <text:p>DH_Tau_A</text:p>
          </table:table-cell>
          <table:table-cell office:value-type="float" office:value="7.388" calcext:value-type="float">
            <text:p>7.3880</text:p>
          </table:table-cell>
          <table:table-cell office:value-type="float" office:value="0.0693" calcext:value-type="float">
            <text:p>0.0693</text:p>
          </table:table-cell>
          <table:table-cell office:value-type="string" calcext:value-type="string">
            <text:p>GaiaDR2</text:p>
          </table:table-cell>
          <table:table-cell office:value-type="float" office:value="134.751958411017" calcext:value-type="float">
            <text:p>134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08077838781502" calcext:value-type="float">
            <text:p>1.0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90414234642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4155+2632582</text:p>
          </table:table-cell>
          <table:table-cell office:value-type="string" calcext:value-type="string">
            <text:p>DH_Tau_B</text:p>
          </table:table-cell>
          <table:table-cell office:value-type="float" office:value="7.388" calcext:value-type="float">
            <text:p>7.3880</text:p>
          </table:table-cell>
          <table:table-cell office:value-type="float" office:value="0.0693" calcext:value-type="float">
            <text:p>0.0693</text:p>
          </table:table-cell>
          <table:table-cell office:value-type="string" calcext:value-type="string">
            <text:p>GaiaDR2</text:p>
          </table:table-cell>
          <table:table-cell office:value-type="float" office:value="134.751958411017" calcext:value-type="float">
            <text:p>134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5</text:p>
          </table:table-cell>
          <table:table-cell office:value-type="float" office:value="6" calcext:value-type="float">
            <text:p>6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Dutrey9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5156+2606448</text:p>
          </table:table-cell>
          <table:table-cell office:value-type="string" calcext:value-type="string">
            <text:p>IQ_Tau</text:p>
          </table:table-cell>
          <table:table-cell office:value-type="float" office:value="7.6176" calcext:value-type="float">
            <text:p>7.6176</text:p>
          </table:table-cell>
          <table:table-cell office:value-type="float" office:value="0.0617" calcext:value-type="float">
            <text:p>0.0617</text:p>
          </table:table-cell>
          <table:table-cell office:value-type="string" calcext:value-type="string">
            <text:p>GaiaDR2</text:p>
          </table:table-cell>
          <table:table-cell office:value-type="float" office:value="130.547808046102" calcext:value-type="float">
            <text:p>130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64.11" calcext:value-type="float">
            <text:p>64.11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2.26925865787476" calcext:value-type="float">
            <text:p>2.2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0656726452016" calcext:value-type="float">
            <text:p>2.31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5950+2433078</text:p>
          </table:table-cell>
          <table:table-cell office:value-type="string" calcext:value-type="string">
            <text:p>J04295950</text:p>
          </table:table-cell>
          <table:table-cell office:value-type="float" office:value="7.6263" calcext:value-type="float">
            <text:p>7.6263</text:p>
          </table:table-cell>
          <table:table-cell office:value-type="float" office:value="0.1529" calcext:value-type="float">
            <text:p>0.1529</text:p>
          </table:table-cell>
          <table:table-cell office:value-type="string" calcext:value-type="string">
            <text:p>GaiaDR2</text:p>
          </table:table-cell>
          <table:table-cell office:value-type="float" office:value="130.753701937376" calcext:value-type="float">
            <text:p>130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office:value-type="string" calcext:value-type="string">
            <text:p>UX_Tau_AB</text:p>
          </table:table-cell>
          <table:table-cell office:value-type="float" office:value="7.1468" calcext:value-type="float">
            <text:p>7.1468</text:p>
          </table:table-cell>
          <table:table-cell office:value-type="float" office:value="0.1" calcext:value-type="float">
            <text:p>0.1000</text:p>
          </table:table-cell>
          <table:table-cell office:value-type="string" calcext:value-type="string">
            <text:p>GaiaDR2</text:p>
          </table:table-cell>
          <table:table-cell office:value-type="float" office:value="139.454658576041" calcext:value-type="float">
            <text:p>139.5</text:p>
          </table:table-cell>
          <table:table-cell office:value-type="string" calcext:value-type="string">
            <text:p>J</text:p>
          </table:table-cell>
          <table:table-cell office:value-type="float" office:value="5.86" calcext:value-type="float">
            <text:p>5.86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7739113450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office:value-type="string" calcext:value-type="string">
            <text:p>UX_Tau_Bab</text:p>
          </table:table-cell>
          <table:table-cell office:value-type="float" office:value="7.3009" calcext:value-type="float">
            <text:p>7.3009</text:p>
          </table:table-cell>
          <table:table-cell office:value-type="float" office:value="0.0717" calcext:value-type="float">
            <text:p>0.0717</text:p>
          </table:table-cell>
          <table:table-cell office:value-type="string" calcext:value-type="string">
            <text:p>GaiaDR2</text:p>
          </table:table-cell>
          <table:table-cell office:value-type="float" office:value="136.352166256653" calcext:value-type="float">
            <text:p>136.4</text:p>
          </table:table-cell>
          <table:table-cell office:value-type="string" calcext:value-type="string">
            <text:p>J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office:value-type="string" calcext:value-type="string">
            <text:p>UX_Tau_AC</text:p>
          </table:table-cell>
          <table:table-cell office:value-type="float" office:value="7.1468" calcext:value-type="float">
            <text:p>7.1468</text:p>
          </table:table-cell>
          <table:table-cell office:value-type="float" office:value="0.1" calcext:value-type="float">
            <text:p>0.1000</text:p>
          </table:table-cell>
          <table:table-cell office:value-type="string" calcext:value-type="string">
            <text:p>GaiaDR2</text:p>
          </table:table-cell>
          <table:table-cell office:value-type="float" office:value="139.4556020034" calcext:value-type="float">
            <text:p>139.5</text:p>
          </table:table-cell>
          <table:table-cell office:value-type="string" calcext:value-type="string">
            <text:p>J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7739113450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office:value-type="string" calcext:value-type="string">
            <text:p>UX_Tau_BC</text:p>
          </table:table-cell>
          <table:table-cell office:value-type="float" office:value="7.3009" calcext:value-type="float">
            <text:p>7.3009</text:p>
          </table:table-cell>
          <table:table-cell office:value-type="float" office:value="0.0717" calcext:value-type="float">
            <text:p>0.0717</text:p>
          </table:table-cell>
          <table:table-cell office:value-type="string" calcext:value-type="string">
            <text:p>GaiaDR2</text:p>
          </table:table-cell>
          <table:table-cell office:value-type="float" office:value="136.249940660985" calcext:value-type="float">
            <text:p>136.2</text:p>
          </table:table-cell>
          <table:table-cell office:value-type="string" calcext:value-type="string">
            <text:p>J</text:p>
          </table:table-cell>
          <table:table-cell office:value-type="float" office:value="6.45" calcext:value-type="float">
            <text:p>6.45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office:value-type="string" calcext:value-type="string">
            <text:p>UX_Tau_A</text:p>
          </table:table-cell>
          <table:table-cell office:value-type="float" office:value="7.1468" calcext:value-type="float">
            <text:p>7.1468</text:p>
          </table:table-cell>
          <table:table-cell office:value-type="float" office:value="0.1" calcext:value-type="float">
            <text:p>0.1000</text:p>
          </table:table-cell>
          <table:table-cell office:value-type="string" calcext:value-type="string">
            <text:p>GaiaDR2</text:p>
          </table:table-cell>
          <table:table-cell office:value-type="float" office:value="139.453750090435" calcext:value-type="float">
            <text:p>139.5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7739113450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office:value-type="string" calcext:value-type="string">
            <text:p>UX_Tau_Ba</text:p>
          </table:table-cell>
          <table:table-cell office:value-type="float" office:value="7.3009" calcext:value-type="float">
            <text:p>7.3009</text:p>
          </table:table-cell>
          <table:table-cell office:value-type="float" office:value="0.0717" calcext:value-type="float">
            <text:p>0.0717</text:p>
          </table:table-cell>
          <table:table-cell office:value-type="string" calcext:value-type="string">
            <text:p>GaiaDR2</text:p>
          </table:table-cell>
          <table:table-cell office:value-type="float" office:value="136.454391852321" calcext:value-type="float">
            <text:p>136.5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office:value-type="string" calcext:value-type="string">
            <text:p>UX_Tau_Bb</text:p>
          </table:table-cell>
          <table:table-cell office:value-type="float" office:value="7.3009" calcext:value-type="float">
            <text:p>7.3009</text:p>
          </table:table-cell>
          <table:table-cell office:value-type="float" office:value="0.0717" calcext:value-type="float">
            <text:p>0.0717</text:p>
          </table:table-cell>
          <table:table-cell office:value-type="string" calcext:value-type="string">
            <text:p>GaiaDR2</text:p>
          </table:table-cell>
          <table:table-cell office:value-type="float" office:value="136.454391852321" calcext:value-type="float">
            <text:p>136.5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office:value-type="string" calcext:value-type="string">
            <text:p>UX_Tau_C</text:p>
          </table:table-cell>
          <table:table-cell office:value-type="float" office:value="6.8495" calcext:value-type="float">
            <text:p>6.8495</text:p>
          </table:table-cell>
          <table:table-cell office:value-type="float" office:value="0.1036" calcext:value-type="float">
            <text:p>0.1036</text:p>
          </table:table-cell>
          <table:table-cell office:value-type="string" calcext:value-type="string">
            <text:p>GaiaDR2</text:p>
          </table:table-cell>
          <table:table-cell office:value-type="float" office:value="145.250793244775" calcext:value-type="float">
            <text:p>145.3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7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724+2608207</text:p>
          </table:table-cell>
          <table:table-cell office:value-type="string" calcext:value-type="string">
            <text:p>KPNO_6</text:p>
          </table:table-cell>
          <table:table-cell office:value-type="float" office:value="8.6163" calcext:value-type="float">
            <text:p>8.6163</text:p>
          </table:table-cell>
          <table:table-cell office:value-type="float" office:value="0.533" calcext:value-type="float">
            <text:p>0.5330</text:p>
          </table:table-cell>
          <table:table-cell office:value-type="string" calcext:value-type="string">
            <text:p>GaiaDR2</text:p>
          </table:table-cell>
          <table:table-cell office:value-type="float" office:value="115.846714801755" calcext:value-type="float">
            <text:p>115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2961+2426450</text:p>
          </table:table-cell>
          <table:table-cell office:value-type="string" calcext:value-type="string">
            <text:p>FX_Tau_AB</text:p>
          </table:table-cell>
          <table:table-cell office:value-type="float" office:value="5.8701" calcext:value-type="float">
            <text:p>5.8701</text:p>
          </table:table-cell>
          <table:table-cell office:value-type="float" office:value="0.5366" calcext:value-type="float">
            <text:p>0.5366</text:p>
          </table:table-cell>
          <table:table-cell office:value-type="string" calcext:value-type="string">
            <text:p>avg</text:p>
          </table:table-cell>
          <table:table-cell office:value-type="float" office:value="170.044490224927" calcext:value-type="float">
            <text:p>170.0</text:p>
          </table:table-cell>
          <table:table-cell office:value-type="string" calcext:value-type="string">
            <text:p>J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65" calcext:value-type="float">
            <text:p>1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.84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7884141405497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2961+2426450</text:p>
          </table:table-cell>
          <table:table-cell office:value-type="string" calcext:value-type="string">
            <text:p>FX_Tau_A</text:p>
          </table:table-cell>
          <table:table-cell office:value-type="float" office:value="5.8701" calcext:value-type="float">
            <text:p>5.8701</text:p>
          </table:table-cell>
          <table:table-cell office:value-type="float" office:value="0.5366" calcext:value-type="float">
            <text:p>0.5366</text:p>
          </table:table-cell>
          <table:table-cell office:value-type="string" calcext:value-type="string">
            <text:p>avg</text:p>
          </table:table-cell>
          <table:table-cell office:value-type="float" office:value="168.339177112916" calcext:value-type="float">
            <text:p>168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65" calcext:value-type="float">
            <text:p>1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.84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7884141405497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2961+2426450</text:p>
          </table:table-cell>
          <table:table-cell office:value-type="string" calcext:value-type="string">
            <text:p>FX_Tau_B</text:p>
          </table:table-cell>
          <table:table-cell office:value-type="float" office:value="5.8701" calcext:value-type="float">
            <text:p>5.8701</text:p>
          </table:table-cell>
          <table:table-cell office:value-type="float" office:value="0.5366" calcext:value-type="float">
            <text:p>0.5366</text:p>
          </table:table-cell>
          <table:table-cell office:value-type="string" calcext:value-type="string">
            <text:p>avg</text:p>
          </table:table-cell>
          <table:table-cell office:value-type="float" office:value="171.14761169549" calcext:value-type="float">
            <text:p>171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4425+2601244</text:p>
          </table:table-cell>
          <table:table-cell office:value-type="string" calcext:value-type="string">
            <text:p>DK_Tau_AB</text:p>
          </table:table-cell>
          <table:table-cell office:value-type="float" office:value="7.781" calcext:value-type="float">
            <text:p>7.7810</text:p>
          </table:table-cell>
          <table:table-cell office:value-type="float" office:value="0.0592" calcext:value-type="float">
            <text:p>0.0592</text:p>
          </table:table-cell>
          <table:table-cell office:value-type="string" calcext:value-type="string">
            <text:p>GaiaDR2</text:p>
          </table:table-cell>
          <table:table-cell office:value-type="float" office:value="127.951168302907" calcext:value-type="float">
            <text:p>128.0</text:p>
          </table:table-cell>
          <table:table-cell office:value-type="string" calcext:value-type="string">
            <text:p>J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K8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.06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3.18" calcext:value-type="float">
            <text:p>33.1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4.2" calcext:value-type="float">
            <text:p>84.2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88082171188488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0108239494417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4425+2601244</text:p>
          </table:table-cell>
          <table:table-cell office:value-type="string" calcext:value-type="string">
            <text:p>DK_Tau_A</text:p>
          </table:table-cell>
          <table:table-cell office:value-type="float" office:value="7.781" calcext:value-type="float">
            <text:p>7.7810</text:p>
          </table:table-cell>
          <table:table-cell office:value-type="float" office:value="0.0592" calcext:value-type="float">
            <text:p>0.0592</text:p>
          </table:table-cell>
          <table:table-cell office:value-type="string" calcext:value-type="string">
            <text:p>GaiaDR2</text:p>
          </table:table-cell>
          <table:table-cell office:value-type="float" office:value="127.951168302907" calcext:value-type="float">
            <text:p>128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8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7.25" calcext:value-type="float">
            <text:p>67.25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0.3" calcext:value-type="float">
            <text:p>30.3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9973055925788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4425+2601244</text:p>
          </table:table-cell>
          <table:table-cell office:value-type="string" calcext:value-type="string">
            <text:p>DK_Tau_B</text:p>
          </table:table-cell>
          <table:table-cell office:value-type="float" office:value="7.1879" calcext:value-type="float">
            <text:p>7.1879</text:p>
          </table:table-cell>
          <table:table-cell office:value-type="float" office:value="0.1394" calcext:value-type="float">
            <text:p>0.1394</text:p>
          </table:table-cell>
          <table:table-cell office:value-type="string" calcext:value-type="string">
            <text:p>GaiaDR2</text:p>
          </table:table-cell>
          <table:table-cell office:value-type="float" office:value="138.754809646475" calcext:value-type="float">
            <text:p>138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.81" calcext:value-type="float">
            <text:p>5.81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67222345685433" calcext:value-type="float">
            <text:p>1.6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5137+2442222</text:p>
          </table:table-cell>
          <table:table-cell office:value-type="string" calcext:value-type="string">
            <text:p>ZZ_Tau</text:p>
          </table:table-cell>
          <table:table-cell office:value-type="float" office:value="7.4505" calcext:value-type="float">
            <text:p>7.4505</text:p>
          </table:table-cell>
          <table:table-cell office:value-type="float" office:value="0.2766" calcext:value-type="float">
            <text:p>0.2766</text:p>
          </table:table-cell>
          <table:table-cell office:value-type="string" calcext:value-type="string">
            <text:p>GaiaDR2</text:p>
          </table:table-cell>
          <table:table-cell office:value-type="float" office:value="134.153998478997" calcext:value-type="float">
            <text:p>134.2</text:p>
          </table:table-cell>
          <table:table-cell office:value-type="string" calcext:value-type="string">
            <text:p>CB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7.1756527544255" calcext:value-type="float">
            <text:p>7.1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5171+2441475</text:p>
          </table:table-cell>
          <table:table-cell office:value-type="string" calcext:value-type="string">
            <text:p>ZZ_Tau_IRS</text:p>
          </table:table-cell>
          <table:table-cell office:value-type="float" office:value="9.5131" calcext:value-type="float">
            <text:p>9.5131</text:p>
          </table:table-cell>
          <table:table-cell office:value-type="float" office:value="0.6561" calcext:value-type="float">
            <text:p>0.6561</text:p>
          </table:table-cell>
          <table:table-cell office:value-type="string" calcext:value-type="string">
            <text:p>GaiaDR2</text:p>
          </table:table-cell>
          <table:table-cell office:value-type="float" office:value="104.643379374167" calcext:value-type="float">
            <text:p>104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05.8" calcext:value-type="float">
            <text:p>105.8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5718+2556394</text:p>
          </table:table-cell>
          <table:table-cell office:value-type="string" calcext:value-type="string">
            <text:p>KPNO_7</text:p>
          </table:table-cell>
          <table:table-cell office:value-type="float" office:value="8.1419" calcext:value-type="float">
            <text:p>8.1419</text:p>
          </table:table-cell>
          <table:table-cell office:value-type="float" office:value="0.46" calcext:value-type="float">
            <text:p>0.4600</text:p>
          </table:table-cell>
          <table:table-cell office:value-type="string" calcext:value-type="string">
            <text:p>GaiaDR2</text:p>
          </table:table-cell>
          <table:table-cell office:value-type="float" office:value="121.842520771526" calcext:value-type="float">
            <text:p>121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6" calcext:value-type="float">
            <text:p>2.6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1444+2710179</text:p>
          </table:table-cell>
          <table:table-cell office:value-type="string" calcext:value-type="string">
            <text:p>JH_56</text:p>
          </table:table-cell>
          <table:table-cell office:value-type="float" office:value="7.844" calcext:value-type="float">
            <text:p>7.8440</text:p>
          </table:table-cell>
          <table:table-cell office:value-type="float" office:value="0.044" calcext:value-type="float">
            <text:p>0.0440</text:p>
          </table:table-cell>
          <table:table-cell office:value-type="string" calcext:value-type="string">
            <text:p>GaiaDR2</text:p>
          </table:table-cell>
          <table:table-cell office:value-type="float" office:value="126.952248216117" calcext:value-type="float">
            <text:p>127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" calcext:value-type="float">
            <text:p>19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3843+1813576</text:p>
          </table:table-cell>
          <table:table-cell office:value-type="string" calcext:value-type="string">
            <text:p>HL_Tau</text:p>
          </table:table-cell>
          <table:table-cell office:value-type="float" office:value="7.2678" calcext:value-type="float">
            <text:p>7.2678</text:p>
          </table:table-cell>
          <table:table-cell office:value-type="float" office:value="0.9142" calcext:value-type="float">
            <text:p>0.9142</text:p>
          </table:table-cell>
          <table:table-cell office:value-type="string" calcext:value-type="string">
            <text:p>avg</text:p>
          </table:table-cell>
          <table:table-cell office:value-type="float" office:value="138.039239473947" calcext:value-type="float">
            <text:p>138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43.5" calcext:value-type="float">
            <text:p>343.5</text:p>
          </table:table-cell>
          <table:table-cell office:value-type="float" office:value="0" calcext:value-type="float">
            <text:p>0</text:p>
          </table:table-cell>
          <table:table-cell office:value-type="float" office:value="2140.8" calcext:value-type="float">
            <text:p>2140.80</text:p>
          </table:table-cell>
          <table:table-cell office:value-type="float" office:value="3.7" calcext:value-type="float">
            <text:p>3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744.1" calcext:value-type="float">
            <text:p>744.1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74.3" calcext:value-type="float">
            <text:p>74.3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0" calcext:value-type="float">
            <text:p>0</text:p>
          </table:table-cell>
          <table:table-cell office:value-type="float" office:value="2.72256367112678" calcext:value-type="float">
            <text:p>2.7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7858946812833" calcext:value-type="float">
            <text:p>2.79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4007+1813571</text:p>
          </table:table-cell>
          <table:table-cell office:value-type="string" calcext:value-type="string">
            <text:p>XZ_Tau_AB</text:p>
          </table:table-cell>
          <table:table-cell office:value-type="float" office:value="7.2295" calcext:value-type="float">
            <text:p>7.2295</text:p>
          </table:table-cell>
          <table:table-cell office:value-type="float" office:value="0.9089" calcext:value-type="float">
            <text:p>0.9089</text:p>
          </table:table-cell>
          <table:table-cell office:value-type="string" calcext:value-type="string">
            <text:p>avg</text:p>
          </table:table-cell>
          <table:table-cell office:value-type="float" office:value="137.335219530755" calcext:value-type="float">
            <text:p>137.3</text:p>
          </table:table-cell>
          <table:table-cell office:value-type="string" calcext:value-type="string">
            <text:p>J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0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4.54" calcext:value-type="float">
            <text:p>4.5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48568011988334" calcext:value-type="float">
            <text:p>1.49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4007+1813571</text:p>
          </table:table-cell>
          <table:table-cell office:value-type="string" calcext:value-type="string">
            <text:p>XZ_Tau_A</text:p>
          </table:table-cell>
          <table:table-cell office:value-type="float" office:value="7.2295" calcext:value-type="float">
            <text:p>7.2295</text:p>
          </table:table-cell>
          <table:table-cell office:value-type="float" office:value="0.9089" calcext:value-type="float">
            <text:p>0.9089</text:p>
          </table:table-cell>
          <table:table-cell office:value-type="string" calcext:value-type="string">
            <text:p>avg</text:p>
          </table:table-cell>
          <table:table-cell office:value-type="float" office:value="136.934425054533" calcext:value-type="float">
            <text:p>136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2.71" calcext:value-type="float">
            <text:p>2.7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15731222629925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4007+1813571</text:p>
          </table:table-cell>
          <table:table-cell office:value-type="string" calcext:value-type="string">
            <text:p>XZ_Tau_B</text:p>
          </table:table-cell>
          <table:table-cell office:value-type="float" office:value="7.2295" calcext:value-type="float">
            <text:p>7.2295</text:p>
          </table:table-cell>
          <table:table-cell office:value-type="float" office:value="0.9089" calcext:value-type="float">
            <text:p>0.9089</text:p>
          </table:table-cell>
          <table:table-cell office:value-type="string" calcext:value-type="string">
            <text:p>avg</text:p>
          </table:table-cell>
          <table:table-cell office:value-type="float" office:value="138.338117209723" calcext:value-type="float">
            <text:p>138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473247675363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056+2424180</text:p>
          </table:table-cell>
          <table:table-cell office:value-type="string" calcext:value-type="string">
            <text:p>HK_Tau_AB</text:p>
          </table:table-cell>
          <table:table-cell office:value-type="float" office:value="7.5005" calcext:value-type="float">
            <text:p>7.5005</text:p>
          </table:table-cell>
          <table:table-cell office:value-type="float" office:value="0.0924" calcext:value-type="float">
            <text:p>0.0924</text:p>
          </table:table-cell>
          <table:table-cell office:value-type="string" calcext:value-type="string">
            <text:p>GaiaDR2</text:p>
          </table:table-cell>
          <table:table-cell office:value-type="float" office:value="132.752189301346" calcext:value-type="float">
            <text:p>132.8</text:p>
          </table:table-cell>
          <table:table-cell office:value-type="string" calcext:value-type="string">
            <text:p>J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30.1" calcext:value-type="float">
            <text:p>130.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49.8" calcext:value-type="float">
            <text:p>49.8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8817189919982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056+2424180</text:p>
          </table:table-cell>
          <table:table-cell office:value-type="string" calcext:value-type="string">
            <text:p>HK_Tau_A</text:p>
          </table:table-cell>
          <table:table-cell office:value-type="float" office:value="7.5005" calcext:value-type="float">
            <text:p>7.5005</text:p>
          </table:table-cell>
          <table:table-cell office:value-type="float" office:value="0.0924" calcext:value-type="float">
            <text:p>0.0924</text:p>
          </table:table-cell>
          <table:table-cell office:value-type="string" calcext:value-type="string">
            <text:p>GaiaDR2</text:p>
          </table:table-cell>
          <table:table-cell office:value-type="float" office:value="132.956451361145" calcext:value-type="float">
            <text:p>13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425468981293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056+2424180</text:p>
          </table:table-cell>
          <table:table-cell office:value-type="string" calcext:value-type="string">
            <text:p>HK_Tau_B</text:p>
          </table:table-cell>
          <table:table-cell office:value-type="float" office:value="7.5005" calcext:value-type="float">
            <text:p>7.5005</text:p>
          </table:table-cell>
          <table:table-cell office:value-type="float" office:value="0.0924" calcext:value-type="float">
            <text:p>0.0924</text:p>
          </table:table-cell>
          <table:table-cell office:value-type="string" calcext:value-type="string">
            <text:p>GaiaDR2</text:p>
          </table:table-cell>
          <table:table-cell office:value-type="float" office:value="132.752189301346" calcext:value-type="float">
            <text:p>132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6.5" calcext:value-type="float">
            <text:p>56.5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0062598445321" calcext:value-type="float">
            <text:p>3.0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50</text:p>
          </table:table-cell>
          <table:table-cell office:value-type="string" calcext:value-type="string">
            <text:p>V710_Tau_AB</text:p>
          </table:table-cell>
          <table:table-cell office:value-type="float" office:value="6.8995" calcext:value-type="float">
            <text:p>6.8995</text:p>
          </table:table-cell>
          <table:table-cell office:value-type="float" office:value="0.0612" calcext:value-type="float">
            <text:p>0.0612</text:p>
          </table:table-cell>
          <table:table-cell office:value-type="string" calcext:value-type="string">
            <text:p>GaiaDR2</text:p>
          </table:table-cell>
          <table:table-cell office:value-type="float" office:value="144.251593604509" calcext:value-type="float">
            <text:p>144.3</text:p>
          </table:table-cell>
          <table:table-cell office:value-type="string" calcext:value-type="string">
            <text:p>J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3.5" calcext:value-type="float">
            <text:p>143.5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.00</text:p>
          </table:table-cell>
          <table:table-cell office:value-type="float" office:value="3.31" calcext:value-type="float">
            <text:p>3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067113041018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50</text:p>
          </table:table-cell>
          <table:table-cell office:value-type="string" calcext:value-type="string">
            <text:p>V710_Tau_A</text:p>
          </table:table-cell>
          <table:table-cell office:value-type="float" office:value="6.8995" calcext:value-type="float">
            <text:p>6.8995</text:p>
          </table:table-cell>
          <table:table-cell office:value-type="float" office:value="0.0612" calcext:value-type="float">
            <text:p>0.0612</text:p>
          </table:table-cell>
          <table:table-cell office:value-type="string" calcext:value-type="string">
            <text:p>GaiaDR2</text:p>
          </table:table-cell>
          <table:table-cell office:value-type="float" office:value="144.4557670089" calcext:value-type="float">
            <text:p>144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3.5" calcext:value-type="float">
            <text:p>143.5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.00</text:p>
          </table:table-cell>
          <table:table-cell office:value-type="float" office:value="3.31" calcext:value-type="float">
            <text:p>3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067113041018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50</text:p>
          </table:table-cell>
          <table:table-cell office:value-type="string" calcext:value-type="string">
            <text:p>V710_Tau_B</text:p>
          </table:table-cell>
          <table:table-cell office:value-type="float" office:value="6.9957" calcext:value-type="float">
            <text:p>6.9957</text:p>
          </table:table-cell>
          <table:table-cell office:value-type="float" office:value="0.1113" calcext:value-type="float">
            <text:p>0.1113</text:p>
          </table:table-cell>
          <table:table-cell office:value-type="string" calcext:value-type="string">
            <text:p>GaiaDR2</text:p>
          </table:table-cell>
          <table:table-cell office:value-type="float" office:value="142.454853521106" calcext:value-type="float">
            <text:p>142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25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80</text:p>
          </table:table-cell>
          <table:table-cell office:value-type="string" calcext:value-type="string">
            <text:p>LkHa_267</text:p>
          </table:table-cell>
          <table:table-cell office:value-type="float" office:value="6.8995" calcext:value-type="float">
            <text:p>6.8995</text:p>
          </table:table-cell>
          <table:table-cell office:value-type="float" office:value="0.0612" calcext:value-type="float">
            <text:p>0.0612</text:p>
          </table:table-cell>
          <table:table-cell office:value-type="string" calcext:value-type="string">
            <text:p>GaiaDR2</text:p>
          </table:table-cell>
          <table:table-cell office:value-type="float" office:value="144.4557670089" calcext:value-type="float">
            <text:p>144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2" calcext:value-type="float">
            <text:p>22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1540+2428597</text:p>
          </table:table-cell>
          <table:table-cell office:value-type="string" calcext:value-type="string">
            <text:p>Haro_6-13</text:p>
          </table:table-cell>
          <table:table-cell office:value-type="float" office:value="7.6653" calcext:value-type="float">
            <text:p>7.6653</text:p>
          </table:table-cell>
          <table:table-cell office:value-type="float" office:value="0.1879" calcext:value-type="float">
            <text:p>0.1879</text:p>
          </table:table-cell>
          <table:table-cell office:value-type="string" calcext:value-type="string">
            <text:p>GaiaDR2</text:p>
          </table:table-cell>
          <table:table-cell office:value-type="float" office:value="130.053179047283" calcext:value-type="float">
            <text:p>130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.00</text:p>
          </table:table-cell>
          <table:table-cell office:value-type="float" office:value="50" calcext:value-type="float">
            <text:p>5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105.2" calcext:value-type="float">
            <text:p>105.2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3.77025294241036" calcext:value-type="float">
            <text:p>3.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74002612024327" calcext:value-type="float">
            <text:p>1.74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1606+1812464</text:p>
          </table:table-cell>
          <table:table-cell office:value-type="string" calcext:value-type="string">
            <text:p>MHO_5</text:p>
          </table:table-cell>
          <table:table-cell office:value-type="float" office:value="6.9146" calcext:value-type="float">
            <text:p>6.9146</text:p>
          </table:table-cell>
          <table:table-cell office:value-type="float" office:value="0.0954" calcext:value-type="float">
            <text:p>0.0954</text:p>
          </table:table-cell>
          <table:table-cell office:value-type="string" calcext:value-type="string">
            <text:p>GaiaDR2</text:p>
          </table:table-cell>
          <table:table-cell office:value-type="float" office:value="144.053122142668" calcext:value-type="float">
            <text:p>144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.8" calcext:value-type="float">
            <text:p>7.8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2210+1827426</text:p>
          </table:table-cell>
          <table:table-cell office:value-type="string" calcext:value-type="string">
            <text:p>MHO_6</text:p>
          </table:table-cell>
          <table:table-cell office:value-type="float" office:value="7.0463" calcext:value-type="float">
            <text:p>7.0463</text:p>
          </table:table-cell>
          <table:table-cell office:value-type="float" office:value="0.097" calcext:value-type="float">
            <text:p>0.0970</text:p>
          </table:table-cell>
          <table:table-cell office:value-type="string" calcext:value-type="string">
            <text:p>GaiaDR2</text:p>
          </table:table-cell>
          <table:table-cell office:value-type="float" office:value="141.25111580083" calcext:value-type="float">
            <text:p>141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5.65" calcext:value-type="float">
            <text:p>5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47804439170158" calcext:value-type="float">
            <text:p>3.4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2415+2251083</text:p>
          </table:table-cell>
          <table:table-cell office:value-type="string" calcext:value-type="string">
            <text:p>J04322415</text:p>
          </table:table-cell>
          <table:table-cell office:value-type="float" office:value="6.4365" calcext:value-type="float">
            <text:p>6.4365</text:p>
          </table:table-cell>
          <table:table-cell office:value-type="float" office:value="0.1206" calcext:value-type="float">
            <text:p>0.1206</text:p>
          </table:table-cell>
          <table:table-cell office:value-type="string" calcext:value-type="string">
            <text:p>GaiaDR2</text:p>
          </table:table-cell>
          <table:table-cell office:value-type="float" office:value="155.057468216508" calcext:value-type="float">
            <text:p>155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office:value-type="string" calcext:value-type="string">
            <text:p>GG_Tau_A</text:p>
          </table:table-cell>
          <table:table-cell office:value-type="float" office:value="6.6598" calcext:value-type="float">
            <text:p>6.6598</text:p>
          </table:table-cell>
          <table:table-cell office:value-type="float" office:value="0.0836" calcext:value-type="float">
            <text:p>0.0836</text:p>
          </table:table-cell>
          <table:table-cell office:value-type="string" calcext:value-type="string">
            <text:p>avg</text:p>
          </table:table-cell>
          <table:table-cell office:value-type="float" office:value="149.554211119681" calcext:value-type="float">
            <text:p>149.6</text:p>
          </table:table-cell>
          <table:table-cell office:value-type="string" calcext:value-type="string">
            <text:p>J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0" calcext:value-type="float">
            <text:p>0</text:p>
          </table:table-cell>
          <table:table-cell office:value-type="float" office:value="1122.38" calcext:value-type="float">
            <text:p>1122.38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2012.1.00129.S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.00</text:p>
          </table:table-cell>
          <table:table-cell office:value-type="float" office:value="21" calcext:value-type="float">
            <text:p>2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0" calcext:value-type="float">
            <text:p>0</text:p>
          </table:table-cell>
          <table:table-cell office:value-type="float" office:value="1.8512508525114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5031627126964" calcext:value-type="float">
            <text:p>2.55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office:value-type="string" calcext:value-type="string">
            <text:p>GG_Tau_Aab</text:p>
          </table:table-cell>
          <table:table-cell office:value-type="float" office:value="6.6598" calcext:value-type="float">
            <text:p>6.6598</text:p>
          </table:table-cell>
          <table:table-cell office:value-type="float" office:value="0.0836" calcext:value-type="float">
            <text:p>0.0836</text:p>
          </table:table-cell>
          <table:table-cell office:value-type="string" calcext:value-type="string">
            <text:p>avg</text:p>
          </table:table-cell>
          <table:table-cell office:value-type="float" office:value="149.554211119681" calcext:value-type="float">
            <text:p>149.6</text:p>
          </table:table-cell>
          <table:table-cell office:value-type="string" calcext:value-type="string">
            <text:p>C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0" calcext:value-type="float">
            <text:p>0</text:p>
          </table:table-cell>
          <table:table-cell office:value-type="float" office:value="14.48" calcext:value-type="float">
            <text:p>14.48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.00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0" calcext:value-type="float">
            <text:p>0</text:p>
          </table:table-cell>
          <table:table-cell office:value-type="float" office:value="2.12940506443735" calcext:value-type="float">
            <text:p>2.1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4170871349795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office:value-type="string" calcext:value-type="string">
            <text:p>GG_Tau_Ac</text:p>
          </table:table-cell>
          <table:table-cell office:value-type="float" office:value="6.6598" calcext:value-type="float">
            <text:p>6.6598</text:p>
          </table:table-cell>
          <table:table-cell office:value-type="float" office:value="0.0836" calcext:value-type="float">
            <text:p>0.0836</text:p>
          </table:table-cell>
          <table:table-cell office:value-type="string" calcext:value-type="string">
            <text:p>avg</text:p>
          </table:table-cell>
          <table:table-cell office:value-type="float" office:value="149.249028634863" calcext:value-type="float">
            <text:p>149.2</text:p>
          </table:table-cell>
          <table:table-cell office:value-type="string" calcext:value-type="string">
            <text:p>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28+1731303</text:p>
          </table:table-cell>
          <table:table-cell office:value-type="string" calcext:value-type="string">
            <text:p>GG_Tau_B</text:p>
          </table:table-cell>
          <table:table-cell office:value-type="float" office:value="6.6598" calcext:value-type="float">
            <text:p>6.6598</text:p>
          </table:table-cell>
          <table:table-cell office:value-type="float" office:value="0.0836" calcext:value-type="float">
            <text:p>0.0836</text:p>
          </table:table-cell>
          <table:table-cell office:value-type="string" calcext:value-type="string">
            <text:p>avg</text:p>
          </table:table-cell>
          <table:table-cell office:value-type="float" office:value="149.65593861462" calcext:value-type="float">
            <text:p>149.7</text:p>
          </table:table-cell>
          <table:table-cell office:value-type="string" calcext:value-type="string">
            <text:p>J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28+1731303</text:p>
          </table:table-cell>
          <table:table-cell office:value-type="string" calcext:value-type="string">
            <text:p>GG_Tau_Ba</text:p>
          </table:table-cell>
          <table:table-cell office:value-type="float" office:value="6.6641" calcext:value-type="float">
            <text:p>6.6641</text:p>
          </table:table-cell>
          <table:table-cell office:value-type="float" office:value="0.0984" calcext:value-type="float">
            <text:p>0.0984</text:p>
          </table:table-cell>
          <table:table-cell office:value-type="string" calcext:value-type="string">
            <text:p>GaiaDR2</text:p>
          </table:table-cell>
          <table:table-cell office:value-type="float" office:value="149.25108654482" calcext:value-type="float">
            <text:p>149.3</text:p>
          </table:table-cell>
          <table:table-cell office:value-type="string" calcext:value-type="string">
            <text:p>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2986+1731291</text:p>
          </table:table-cell>
          <table:table-cell office:value-type="string" calcext:value-type="string">
            <text:p>GG_Tau_Bb</text:p>
          </table:table-cell>
          <table:table-cell office:value-type="float" office:value="6.6598" calcext:value-type="float">
            <text:p>6.6598</text:p>
          </table:table-cell>
          <table:table-cell office:value-type="float" office:value="0.0836" calcext:value-type="float">
            <text:p>0.0836</text:p>
          </table:table-cell>
          <table:table-cell office:value-type="string" calcext:value-type="string">
            <text:p>avg</text:p>
          </table:table-cell>
          <table:table-cell office:value-type="float" office:value="149.65593861462" calcext:value-type="float">
            <text:p>149.7</text:p>
          </table:table-cell>
          <table:table-cell office:value-type="string" calcext:value-type="string">
            <text:p>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5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office:value-type="string" calcext:value-type="string">
            <text:p>GG_Tau_AB</text:p>
          </table:table-cell>
          <table:table-cell office:value-type="float" office:value="6.6598" calcext:value-type="float">
            <text:p>6.6598</text:p>
          </table:table-cell>
          <table:table-cell office:value-type="float" office:value="0.0836" calcext:value-type="float">
            <text:p>0.0836</text:p>
          </table:table-cell>
          <table:table-cell office:value-type="string" calcext:value-type="string">
            <text:p>avg</text:p>
          </table:table-cell>
          <table:table-cell office:value-type="float" office:value="149.65593861462" calcext:value-type="float">
            <text:p>149.7</text:p>
          </table:table-cell>
          <table:table-cell office:value-type="string" calcext:value-type="string">
            <text:p>J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.00</text:p>
          </table:table-cell>
          <table:table-cell office:value-type="float" office:value="57" calcext:value-type="float">
            <text:p>5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.00</text:p>
          </table:table-cell>
          <table:table-cell office:value-type="float" office:value="21" calcext:value-type="float">
            <text:p>2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0" calcext:value-type="float">
            <text:p>0</text:p>
          </table:table-cell>
          <table:table-cell office:value-type="float" office:value="2.30589108737875" calcext:value-type="float">
            <text:p>2.3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9145980874533" calcext:value-type="float">
            <text:p>2.39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58+2419572</text:p>
          </table:table-cell>
          <table:table-cell office:value-type="string" calcext:value-type="string">
            <text:p>FY_Tau</text:p>
          </table:table-cell>
          <table:table-cell office:value-type="float" office:value="7.6798" calcext:value-type="float">
            <text:p>7.6798</text:p>
          </table:table-cell>
          <table:table-cell office:value-type="float" office:value="0.071" calcext:value-type="float">
            <text:p>0.0710</text:p>
          </table:table-cell>
          <table:table-cell office:value-type="string" calcext:value-type="string">
            <text:p>GaiaDR2</text:p>
          </table:table-cell>
          <table:table-cell office:value-type="float" office:value="129.549177530308" calcext:value-type="float">
            <text:p>129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8" calcext:value-type="float">
            <text:p>239.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eckwith91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03767796642497" calcext:value-type="float">
            <text:p>1.0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5853957055037" calcext:value-type="float">
            <text:p>2.46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176+2420029</text:p>
          </table:table-cell>
          <table:table-cell office:value-type="string" calcext:value-type="string">
            <text:p>FZ_Tau</text:p>
          </table:table-cell>
          <table:table-cell office:value-type="float" office:value="7.6908" calcext:value-type="float">
            <text:p>7.6908</text:p>
          </table:table-cell>
          <table:table-cell office:value-type="float" office:value="0.0746" calcext:value-type="float">
            <text:p>0.0746</text:p>
          </table:table-cell>
          <table:table-cell office:value-type="string" calcext:value-type="string">
            <text:p>GaiaDR2</text:p>
          </table:table-cell>
          <table:table-cell office:value-type="float" office:value="129.554055740069" calcext:value-type="float">
            <text:p>129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4.7" calcext:value-type="float">
            <text:p>14.7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51016416694129" calcext:value-type="float">
            <text:p>1.5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8406600758948" calcext:value-type="float">
            <text:p>2.08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282+2552314</text:p>
          </table:table-cell>
          <table:table-cell office:value-type="string" calcext:value-type="string">
            <text:p>UZ_Tau_W</text:p>
          </table:table-cell>
          <table:table-cell office:value-type="float" office:value="7.6222" calcext:value-type="float">
            <text:p>7.6222</text:p>
          </table:table-cell>
          <table:table-cell office:value-type="float" office:value="0.0916" calcext:value-type="float">
            <text:p>0.0916</text:p>
          </table:table-cell>
          <table:table-cell office:value-type="string" calcext:value-type="string">
            <text:p>GaiaDR2</text:p>
          </table:table-cell>
          <table:table-cell office:value-type="float" office:value="130.958654937387" calcext:value-type="float">
            <text:p>131.0</text:p>
          </table:table-cell>
          <table:table-cell office:value-type="string" calcext:value-type="string">
            <text:p>J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</text:p>
          </table:table-cell>
          <table:table-cell office:value-type="float" office:value="2.33203568177874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65472371485902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282+2552314</text:p>
          </table:table-cell>
          <table:table-cell office:value-type="string" calcext:value-type="string">
            <text:p>UZ_Tau_Wa</text:p>
          </table:table-cell>
          <table:table-cell office:value-type="float" office:value="7.6222" calcext:value-type="float">
            <text:p>7.6222</text:p>
          </table:table-cell>
          <table:table-cell office:value-type="float" office:value="0.0916" calcext:value-type="float">
            <text:p>0.0916</text:p>
          </table:table-cell>
          <table:table-cell office:value-type="string" calcext:value-type="string">
            <text:p>GaiaDR2</text:p>
          </table:table-cell>
          <table:table-cell office:value-type="float" office:value="130.958654937387" calcext:value-type="float">
            <text:p>131.0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0.874059539257065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282+2552314</text:p>
          </table:table-cell>
          <table:table-cell office:value-type="string" calcext:value-type="string">
            <text:p>UZ_Tau_Wb</text:p>
          </table:table-cell>
          <table:table-cell office:value-type="float" office:value="7.6222" calcext:value-type="float">
            <text:p>7.6222</text:p>
          </table:table-cell>
          <table:table-cell office:value-type="float" office:value="0.0916" calcext:value-type="float">
            <text:p>0.0916</text:p>
          </table:table-cell>
          <table:table-cell office:value-type="string" calcext:value-type="string">
            <text:p>GaiaDR2</text:p>
          </table:table-cell>
          <table:table-cell office:value-type="float" office:value="130.651978150383" calcext:value-type="float">
            <text:p>130.7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3388963011739" calcext:value-type="float">
            <text:p>3.3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303+2552311</text:p>
          </table:table-cell>
          <table:table-cell office:value-type="string" calcext:value-type="string">
            <text:p>UZ_Tau_E</text:p>
          </table:table-cell>
          <table:table-cell office:value-type="float" office:value="7.6222" calcext:value-type="float">
            <text:p>7.6222</text:p>
          </table:table-cell>
          <table:table-cell office:value-type="float" office:value="0.0916" calcext:value-type="float">
            <text:p>0.0916</text:p>
          </table:table-cell>
          <table:table-cell office:value-type="string" calcext:value-type="string">
            <text:p>GaiaDR2</text:p>
          </table:table-cell>
          <table:table-cell office:value-type="float" office:value="130.651978150383" calcext:value-type="float">
            <text:p>130.7</text:p>
          </table:table-cell>
          <table:table-cell office:value-type="string" calcext:value-type="string">
            <text:p>CB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</text:p>
          </table:table-cell>
          <table:table-cell office:value-type="float" office:value="2.34494173595693" calcext:value-type="float">
            <text:p>2.3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3221375416077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303+2552311</text:p>
          </table:table-cell>
          <table:table-cell office:value-type="string" calcext:value-type="string">
            <text:p>UZ_Tau_EW</text:p>
          </table:table-cell>
          <table:table-cell office:value-type="float" office:value="7.6222" calcext:value-type="float">
            <text:p>7.6222</text:p>
          </table:table-cell>
          <table:table-cell office:value-type="float" office:value="0.0916" calcext:value-type="float">
            <text:p>0.0916</text:p>
          </table:table-cell>
          <table:table-cell office:value-type="string" calcext:value-type="string">
            <text:p>GaiaDR2</text:p>
          </table:table-cell>
          <table:table-cell office:value-type="float" office:value="130.651978150383" calcext:value-type="float">
            <text:p>130.7</text:p>
          </table:table-cell>
          <table:table-cell office:value-type="string" calcext:value-type="string">
            <text:p>J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.0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</text:p>
          </table:table-cell>
          <table:table-cell office:value-type="float" office:value="2.3426557632214" calcext:value-type="float">
            <text:p>2.3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8353937396922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A</text:p>
          </table:table-cell>
          <table:table-cell office:value-type="float" office:value="6.0781" calcext:value-type="float">
            <text:p>6.0781</text:p>
          </table:table-cell>
          <table:table-cell office:value-type="float" office:value="0.0793" calcext:value-type="float">
            <text:p>0.0793</text:p>
          </table:table-cell>
          <table:table-cell office:value-type="string" calcext:value-type="string">
            <text:p>GaiaDR2</text:p>
          </table:table-cell>
          <table:table-cell office:value-type="float" office:value="164.057884467227" calcext:value-type="float">
            <text:p>164.1</text:p>
          </table:table-cell>
          <table:table-cell office:value-type="string" calcext:value-type="string">
            <text:p>J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0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.59" calcext:value-type="float">
            <text:p>6.59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0134504517248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Aa</text:p>
          </table:table-cell>
          <table:table-cell office:value-type="float" office:value="6.0781" calcext:value-type="float">
            <text:p>6.0781</text:p>
          </table:table-cell>
          <table:table-cell office:value-type="float" office:value="0.0793" calcext:value-type="float">
            <text:p>0.0793</text:p>
          </table:table-cell>
          <table:table-cell office:value-type="string" calcext:value-type="string">
            <text:p>GaiaDR2</text:p>
          </table:table-cell>
          <table:table-cell office:value-type="float" office:value="163.652669163599" calcext:value-type="float">
            <text:p>163.7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8.85" calcext:value-type="float">
            <text:p>8.85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9007499223981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Ab</text:p>
          </table:table-cell>
          <table:table-cell office:value-type="float" office:value="6.0781" calcext:value-type="float">
            <text:p>6.0781</text:p>
          </table:table-cell>
          <table:table-cell office:value-type="float" office:value="0.0793" calcext:value-type="float">
            <text:p>0.0793</text:p>
          </table:table-cell>
          <table:table-cell office:value-type="string" calcext:value-type="string">
            <text:p>GaiaDR2</text:p>
          </table:table-cell>
          <table:table-cell office:value-type="float" office:value="163.449040845969" calcext:value-type="float">
            <text:p>163.4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142802482369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B</text:p>
          </table:table-cell>
          <table:table-cell office:value-type="float" office:value="6.0781" calcext:value-type="float">
            <text:p>6.0781</text:p>
          </table:table-cell>
          <table:table-cell office:value-type="float" office:value="0.0793" calcext:value-type="float">
            <text:p>0.0793</text:p>
          </table:table-cell>
          <table:table-cell office:value-type="string" calcext:value-type="string">
            <text:p>GaiaDR2</text:p>
          </table:table-cell>
          <table:table-cell office:value-type="float" office:value="163.854936593475" calcext:value-type="float">
            <text:p>163.9</text:p>
          </table:table-cell>
          <table:table-cell office:value-type="string" calcext:value-type="string">
            <text:p>J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.63" calcext:value-type="float">
            <text:p>6.63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7678938378102" calcext:value-type="float">
            <text:p>2.2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Ba</text:p>
          </table:table-cell>
          <table:table-cell office:value-type="float" office:value="6.0781" calcext:value-type="float">
            <text:p>6.0781</text:p>
          </table:table-cell>
          <table:table-cell office:value-type="float" office:value="0.0793" calcext:value-type="float">
            <text:p>0.0793</text:p>
          </table:table-cell>
          <table:table-cell office:value-type="string" calcext:value-type="string">
            <text:p>GaiaDR2</text:p>
          </table:table-cell>
          <table:table-cell office:value-type="float" office:value="163.651988719722" calcext:value-type="float">
            <text:p>163.7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.999158492820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Bb</text:p>
          </table:table-cell>
          <table:table-cell office:value-type="float" office:value="6.0781" calcext:value-type="float">
            <text:p>6.0781</text:p>
          </table:table-cell>
          <table:table-cell office:value-type="float" office:value="0.0793" calcext:value-type="float">
            <text:p>0.0793</text:p>
          </table:table-cell>
          <table:table-cell office:value-type="string" calcext:value-type="string">
            <text:p>GaiaDR2</text:p>
          </table:table-cell>
          <table:table-cell office:value-type="float" office:value="163.754165050278" calcext:value-type="float">
            <text:p>163.8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02076323489002" calcext:value-type="float">
            <text:p>1.0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AB</text:p>
          </table:table-cell>
          <table:table-cell office:value-type="float" office:value="6.0781" calcext:value-type="float">
            <text:p>6.0781</text:p>
          </table:table-cell>
          <table:table-cell office:value-type="float" office:value="0.0793" calcext:value-type="float">
            <text:p>0.0793</text:p>
          </table:table-cell>
          <table:table-cell office:value-type="string" calcext:value-type="string">
            <text:p>GaiaDR2</text:p>
          </table:table-cell>
          <table:table-cell office:value-type="float" office:value="163.651988719722" calcext:value-type="float">
            <text:p>163.7</text:p>
          </table:table-cell>
          <table:table-cell office:value-type="string" calcext:value-type="string">
            <text:p>J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3.23" calcext:value-type="float">
            <text:p>23.23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9.14" calcext:value-type="float">
            <text:p>9.1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263489034709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38+2253082</text:p>
          </table:table-cell>
          <table:table-cell office:value-type="string" calcext:value-type="string">
            <text:p>J04324938</text:p>
          </table:table-cell>
          <table:table-cell office:value-type="float" office:value="6.0635" calcext:value-type="float">
            <text:p>6.0635</text:p>
          </table:table-cell>
          <table:table-cell office:value-type="float" office:value="0.272" calcext:value-type="float">
            <text:p>0.2720</text:p>
          </table:table-cell>
          <table:table-cell office:value-type="string" calcext:value-type="string">
            <text:p>GaiaDR2</text:p>
          </table:table-cell>
          <table:table-cell office:value-type="float" office:value="164.451363572668" calcext:value-type="float">
            <text:p>164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25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22+2409339</text:p>
          </table:table-cell>
          <table:table-cell office:value-type="string" calcext:value-type="string">
            <text:p>GH_Tau_AB</text:p>
          </table:table-cell>
          <table:table-cell office:value-type="float" office:value="7.1639" calcext:value-type="float">
            <text:p>7.1639</text:p>
          </table:table-cell>
          <table:table-cell office:value-type="float" office:value="0.8074" calcext:value-type="float">
            <text:p>0.8074</text:p>
          </table:table-cell>
          <table:table-cell office:value-type="string" calcext:value-type="string">
            <text:p>avg</text:p>
          </table:table-cell>
          <table:table-cell office:value-type="float" office:value="139.439619071271" calcext:value-type="float">
            <text:p>139.4</text:p>
          </table:table-cell>
          <table:table-cell office:value-type="string" calcext:value-type="string">
            <text:p>J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2.1774818223993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0.624078983892406" calcext:value-type="float">
            <text:p>-0.62</text:p>
          </table:table-cell>
          <table:table-cell table:number-columns-repeated="98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22+2409339</text:p>
          </table:table-cell>
          <table:table-cell office:value-type="string" calcext:value-type="string">
            <text:p>GH_Tau_A</text:p>
          </table:table-cell>
          <table:table-cell office:value-type="float" office:value="7.1639" calcext:value-type="float">
            <text:p>7.1639</text:p>
          </table:table-cell>
          <table:table-cell office:value-type="float" office:value="0.8074" calcext:value-type="float">
            <text:p>0.8074</text:p>
          </table:table-cell>
          <table:table-cell office:value-type="string" calcext:value-type="string">
            <text:p>avg</text:p>
          </table:table-cell>
          <table:table-cell office:value-type="float" office:value="138.336334298323" calcext:value-type="float">
            <text:p>138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22+2409339</text:p>
          </table:table-cell>
          <table:table-cell office:value-type="string" calcext:value-type="string">
            <text:p>GH_Tau_B</text:p>
          </table:table-cell>
          <table:table-cell office:value-type="float" office:value="7.1639" calcext:value-type="float">
            <text:p>7.1639</text:p>
          </table:table-cell>
          <table:table-cell office:value-type="float" office:value="0.8074" calcext:value-type="float">
            <text:p>0.8074</text:p>
          </table:table-cell>
          <table:table-cell office:value-type="string" calcext:value-type="string">
            <text:p>avg</text:p>
          </table:table-cell>
          <table:table-cell office:value-type="float" office:value="138.637633833971" calcext:value-type="float">
            <text:p>138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64+2409549</text:p>
          </table:table-cell>
          <table:table-cell office:value-type="string" calcext:value-type="string">
            <text:p>V807_Tau_AB</text:p>
          </table:table-cell>
          <table:table-cell office:value-type="float" office:value="8.8339" calcext:value-type="float">
            <text:p>8.8339</text:p>
          </table:table-cell>
          <table:table-cell office:value-type="float" office:value="0.6591" calcext:value-type="float">
            <text:p>0.6591</text:p>
          </table:table-cell>
          <table:table-cell office:value-type="string" calcext:value-type="string">
            <text:p>GaiaDR2</text:p>
          </table:table-cell>
          <table:table-cell office:value-type="float" office:value="113.447029434505" calcext:value-type="float">
            <text:p>113.4</text:p>
          </table:table-cell>
          <table:table-cell office:value-type="string" calcext:value-type="string">
            <text:p>J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K7</text:p>
          </table:table-cell>
          <table:table-cell office:value-type="float" office:value="12" calcext:value-type="float">
            <text:p>1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2.22854780594273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511607521044246" calcext:value-type="float">
            <text:p>0.51</text:p>
          </table:table-cell>
          <table:table-cell table:number-columns-repeated="98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64+2409549</text:p>
          </table:table-cell>
          <table:table-cell office:value-type="string" calcext:value-type="string">
            <text:p>V807_Tau_A</text:p>
          </table:table-cell>
          <table:table-cell office:value-type="float" office:value="8.8339" calcext:value-type="float">
            <text:p>8.8339</text:p>
          </table:table-cell>
          <table:table-cell office:value-type="float" office:value="0.6591" calcext:value-type="float">
            <text:p>0.6591</text:p>
          </table:table-cell>
          <table:table-cell office:value-type="string" calcext:value-type="string">
            <text:p>GaiaDR2</text:p>
          </table:table-cell>
          <table:table-cell office:value-type="float" office:value="112.944155696809" calcext:value-type="float">
            <text:p>112.9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12" calcext:value-type="float">
            <text:p>1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854780594273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64+2409549</text:p>
          </table:table-cell>
          <table:table-cell office:value-type="string" calcext:value-type="string">
            <text:p>V807_Tau_Bab</text:p>
          </table:table-cell>
          <table:table-cell office:value-type="float" office:value="8.8339" calcext:value-type="float">
            <text:p>8.8339</text:p>
          </table:table-cell>
          <table:table-cell office:value-type="float" office:value="0.6591" calcext:value-type="float">
            <text:p>0.6591</text:p>
          </table:table-cell>
          <table:table-cell office:value-type="string" calcext:value-type="string">
            <text:p>GaiaDR2</text:p>
          </table:table-cell>
          <table:table-cell office:value-type="float" office:value="112.944155696809" calcext:value-type="float">
            <text:p>112.9</text:p>
          </table:table-cell>
          <table:table-cell office:value-type="string" calcext:value-type="string">
            <text:p>CB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945+2246487</text:p>
          </table:table-cell>
          <table:table-cell office:value-type="string" calcext:value-type="string">
            <text:p>J04330945</text:p>
          </table:table-cell>
          <table:table-cell office:value-type="float" office:value="6.7123" calcext:value-type="float">
            <text:p>6.7123</text:p>
          </table:table-cell>
          <table:table-cell office:value-type="float" office:value="0.4248" calcext:value-type="float">
            <text:p>0.4248</text:p>
          </table:table-cell>
          <table:table-cell office:value-type="string" calcext:value-type="string">
            <text:p>GaiaDR2</text:p>
          </table:table-cell>
          <table:table-cell office:value-type="float" office:value="147.843633910586" calcext:value-type="float">
            <text:p>147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1435+2614235</text:p>
          </table:table-cell>
          <table:table-cell office:value-type="string" calcext:value-type="string">
            <text:p>IRAS_04301+2608</text:p>
          </table:table-cell>
          <table:table-cell office:value-type="float" office:value="6.2317" calcext:value-type="float">
            <text:p>6.2317</text:p>
          </table:table-cell>
          <table:table-cell office:value-type="float" office:value="0.95" calcext:value-type="float">
            <text:p>0.9500</text:p>
          </table:table-cell>
          <table:table-cell office:value-type="string" calcext:value-type="string">
            <text:p>avg</text:p>
          </table:table-cell>
          <table:table-cell office:value-type="float" office:value="159.332268478428" calcext:value-type="float">
            <text:p>159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1907+2246342</text:p>
          </table:table-cell>
          <table:table-cell office:value-type="string" calcext:value-type="string">
            <text:p>IRAS_04303+2240</text:p>
          </table:table-cell>
          <table:table-cell office:value-type="float" office:value="6.772" calcext:value-type="float">
            <text:p>6.7720</text:p>
          </table:table-cell>
          <table:table-cell office:value-type="float" office:value="0.2822" calcext:value-type="float">
            <text:p>0.2822</text:p>
          </table:table-cell>
          <table:table-cell office:value-type="string" calcext:value-type="string">
            <text:p>GaiaDR2</text:p>
          </table:table-cell>
          <table:table-cell office:value-type="float" office:value="147.049263447024" calcext:value-type="float">
            <text:p>147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278+1800436</text:p>
          </table:table-cell>
          <table:table-cell office:value-type="string" calcext:value-type="string">
            <text:p>J04333278</text:p>
          </table:table-cell>
          <table:table-cell office:value-type="float" office:value="6.7935" calcext:value-type="float">
            <text:p>6.7935</text:p>
          </table:table-cell>
          <table:table-cell office:value-type="float" office:value="0.0575" calcext:value-type="float">
            <text:p>0.0575</text:p>
          </table:table-cell>
          <table:table-cell office:value-type="string" calcext:value-type="string">
            <text:p>GaiaDR2</text:p>
          </table:table-cell>
          <table:table-cell office:value-type="float" office:value="146.451666206929" calcext:value-type="float">
            <text:p>146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405+2421170</text:p>
          </table:table-cell>
          <table:table-cell office:value-type="string" calcext:value-type="string">
            <text:p>GI_Tau</text:p>
          </table:table-cell>
          <table:table-cell office:value-type="float" office:value="7.6626" calcext:value-type="float">
            <text:p>7.6626</text:p>
          </table:table-cell>
          <table:table-cell office:value-type="float" office:value="0.046" calcext:value-type="float">
            <text:p>0.0460</text:p>
          </table:table-cell>
          <table:table-cell office:value-type="string" calcext:value-type="string">
            <text:p>GaiaDR2</text:p>
          </table:table-cell>
          <table:table-cell office:value-type="float" office:value="130.05529179306" calcext:value-type="float">
            <text:p>130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456+2421058</text:p>
          </table:table-cell>
          <table:table-cell office:value-type="string" calcext:value-type="string">
            <text:p>GK_Tau</text:p>
          </table:table-cell>
          <table:table-cell office:value-type="float" office:value="7.7362" calcext:value-type="float">
            <text:p>7.7362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GaiaDR2</text:p>
          </table:table-cell>
          <table:table-cell office:value-type="float" office:value="128.752471022182" calcext:value-type="float">
            <text:p>128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.72" calcext:value-type="float">
            <text:p>14.7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0.8" calcext:value-type="float">
            <text:p>10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47941535652367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2.06930644087313" calcext:value-type="float">
            <text:p>2.07</text:p>
          </table:table-cell>
          <table:table-cell table:number-columns-repeated="98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678+2609492</text:p>
          </table:table-cell>
          <table:table-cell office:value-type="string" calcext:value-type="string">
            <text:p>IS_Tau_AB</text:p>
          </table:table-cell>
          <table:table-cell office:value-type="float" office:value="7.496" calcext:value-type="float">
            <text:p>7.4960</text:p>
          </table:table-cell>
          <table:table-cell office:value-type="float" office:value="0.2791" calcext:value-type="float">
            <text:p>0.2791</text:p>
          </table:table-cell>
          <table:table-cell office:value-type="string" calcext:value-type="string">
            <text:p>GaiaDR2</text:p>
          </table:table-cell>
          <table:table-cell office:value-type="float" office:value="132.849193515657" calcext:value-type="float">
            <text:p>132.8</text:p>
          </table:table-cell>
          <table:table-cell office:value-type="string" calcext:value-type="string">
            <text:p>J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7.19124700327638" calcext:value-type="float">
            <text:p>7.1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82792513026046" calcext:value-type="float">
            <text:p>-1.83</text:p>
          </table:table-cell>
          <table:table-cell table:number-columns-repeated="98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678+2609492</text:p>
          </table:table-cell>
          <table:table-cell office:value-type="string" calcext:value-type="string">
            <text:p>IS_Tau_A</text:p>
          </table:table-cell>
          <table:table-cell office:value-type="float" office:value="7.496" calcext:value-type="float">
            <text:p>7.4960</text:p>
          </table:table-cell>
          <table:table-cell office:value-type="float" office:value="0.2791" calcext:value-type="float">
            <text:p>0.2791</text:p>
          </table:table-cell>
          <table:table-cell office:value-type="string" calcext:value-type="string">
            <text:p>GaiaDR2</text:p>
          </table:table-cell>
          <table:table-cell office:value-type="float" office:value="132.950149228149" calcext:value-type="float">
            <text:p>13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678+2609492</text:p>
          </table:table-cell>
          <table:table-cell office:value-type="string" calcext:value-type="string">
            <text:p>IS_Tau_B</text:p>
          </table:table-cell>
          <table:table-cell office:value-type="float" office:value="7.496" calcext:value-type="float">
            <text:p>7.4960</text:p>
          </table:table-cell>
          <table:table-cell office:value-type="float" office:value="0.2791" calcext:value-type="float">
            <text:p>0.2791</text:p>
          </table:table-cell>
          <table:table-cell office:value-type="string" calcext:value-type="string">
            <text:p>GaiaDR2</text:p>
          </table:table-cell>
          <table:table-cell office:value-type="float" office:value="132.950149228149" calcext:value-type="float">
            <text:p>13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05+2227207</text:p>
          </table:table-cell>
          <table:table-cell office:value-type="string" calcext:value-type="string">
            <text:p>J04333905</text:p>
          </table:table-cell>
          <table:table-cell office:value-type="float" office:value="6.3057" calcext:value-type="float">
            <text:p>6.3057</text:p>
          </table:table-cell>
          <table:table-cell office:value-type="float" office:value="0.7129" calcext:value-type="float">
            <text:p>0.7129</text:p>
          </table:table-cell>
          <table:table-cell office:value-type="string" calcext:value-type="string">
            <text:p>avg</text:p>
          </table:table-cell>
          <table:table-cell office:value-type="float" office:value="156.134687117763" calcext:value-type="float">
            <text:p>156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75</text:p>
          </table:table-cell>
          <table:table-cell office:value-type="float" office:value="1" calcext:value-type="float">
            <text:p>1</text:p>
          </table:table-cell>
          <table:table-cell office:value-type="float" office:value="339.7" calcext:value-type="float">
            <text:p>339.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.0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8619245353204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06+2520382</text:p>
          </table:table-cell>
          <table:table-cell office:value-type="string" calcext:value-type="string">
            <text:p>DL_Tau</text:p>
          </table:table-cell>
          <table:table-cell office:value-type="float" office:value="6.2759" calcext:value-type="float">
            <text:p>6.2759</text:p>
          </table:table-cell>
          <table:table-cell office:value-type="float" office:value="0.0477" calcext:value-type="float">
            <text:p>0.0477</text:p>
          </table:table-cell>
          <table:table-cell office:value-type="string" calcext:value-type="string">
            <text:p>GaiaDR2</text:p>
          </table:table-cell>
          <table:table-cell office:value-type="float" office:value="158.553504961681" calcext:value-type="float">
            <text:p>158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.00</text:p>
          </table:table-cell>
          <table:table-cell office:value-type="float" office:value="40" calcext:value-type="float">
            <text:p>4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70.72" calcext:value-type="float">
            <text:p>17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22647208231836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8629240669692" calcext:value-type="float">
            <text:p>2.59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35+1751523</text:p>
          </table:table-cell>
          <table:table-cell office:value-type="string" calcext:value-type="string">
            <text:p>HN_Tau_AB</text:p>
          </table:table-cell>
          <table:table-cell office:value-type="float" office:value="7.322" calcext:value-type="float">
            <text:p>7.3220</text:p>
          </table:table-cell>
          <table:table-cell office:value-type="float" office:value="0.1578" calcext:value-type="float">
            <text:p>0.1578</text:p>
          </table:table-cell>
          <table:table-cell office:value-type="string" calcext:value-type="string">
            <text:p>GaiaDR2</text:p>
          </table:table-cell>
          <table:table-cell office:value-type="float" office:value="135.748126715498" calcext:value-type="float">
            <text:p>135.7</text:p>
          </table:table-cell>
          <table:table-cell office:value-type="string" calcext:value-type="string">
            <text:p>J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K5</text:p>
          </table:table-cell>
          <table:table-cell office:value-type="float" office:value="13" calcext:value-type="float">
            <text:p>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4.32" calcext:value-type="float">
            <text:p>34.3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6.24" calcext:value-type="float">
            <text:p>16.24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4207353097958" calcext:value-type="float">
            <text:p>2.1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35+1751523</text:p>
          </table:table-cell>
          <table:table-cell office:value-type="string" calcext:value-type="string">
            <text:p>HN_Tau_A</text:p>
          </table:table-cell>
          <table:table-cell office:value-type="float" office:value="7.322" calcext:value-type="float">
            <text:p>7.3220</text:p>
          </table:table-cell>
          <table:table-cell office:value-type="float" office:value="0.1578" calcext:value-type="float">
            <text:p>0.1578</text:p>
          </table:table-cell>
          <table:table-cell office:value-type="string" calcext:value-type="string">
            <text:p>GaiaDR2</text:p>
          </table:table-cell>
          <table:table-cell office:value-type="float" office:value="135.951074589251" calcext:value-type="float">
            <text:p>136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float" office:value="13" calcext:value-type="float">
            <text:p>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4.32" calcext:value-type="float">
            <text:p>34.3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5.7" calcext:value-type="float">
            <text:p>15.7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388828870985" calcext:value-type="float">
            <text:p>2.2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35+1751523</text:p>
          </table:table-cell>
          <table:table-cell office:value-type="string" calcext:value-type="string">
            <text:p>HN_Tau_B</text:p>
          </table:table-cell>
          <table:table-cell office:value-type="float" office:value="6.6917" calcext:value-type="float">
            <text:p>6.6917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GaiaDR2</text:p>
          </table:table-cell>
          <table:table-cell office:value-type="float" office:value="148.955211265258" calcext:value-type="float">
            <text:p>149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74762158136404" calcext:value-type="float">
            <text:p>2.7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4171+1750402</text:p>
          </table:table-cell>
          <table:table-cell office:value-type="string" calcext:value-type="string">
            <text:p>J04334171</text:p>
          </table:table-cell>
          <table:table-cell office:value-type="float" office:value="6.834" calcext:value-type="float">
            <text:p>6.8340</text:p>
          </table:table-cell>
          <table:table-cell office:value-type="float" office:value="0.0719" calcext:value-type="float">
            <text:p>0.0719</text:p>
          </table:table-cell>
          <table:table-cell office:value-type="string" calcext:value-type="string">
            <text:p>GaiaDR2</text:p>
          </table:table-cell>
          <table:table-cell office:value-type="float" office:value="145.856793634951" calcext:value-type="float">
            <text:p>145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4465+2615005</text:p>
          </table:table-cell>
          <table:table-cell office:value-type="string" calcext:value-type="string">
            <text:p>J04334465</text:p>
          </table:table-cell>
          <table:table-cell office:value-type="float" office:value="5.7718" calcext:value-type="float">
            <text:p>5.7718</text:p>
          </table:table-cell>
          <table:table-cell office:value-type="float" office:value="0.1916" calcext:value-type="float">
            <text:p>0.1916</text:p>
          </table:table-cell>
          <table:table-cell office:value-type="string" calcext:value-type="string">
            <text:p>GaiaDR2</text:p>
          </table:table-cell>
          <table:table-cell office:value-type="float" office:value="172.250095074745" calcext:value-type="float">
            <text:p>172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40.25" calcext:value-type="float">
            <text:p>40.25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.3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354987446809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4871+1810099</text:p>
          </table:table-cell>
          <table:table-cell office:value-type="string" calcext:value-type="string">
            <text:p>DM_Tau</text:p>
          </table:table-cell>
          <table:table-cell office:value-type="float" office:value="6.8897" calcext:value-type="float">
            <text:p>6.8897</text:p>
          </table:table-cell>
          <table:table-cell office:value-type="float" office:value="0.0513" calcext:value-type="float">
            <text:p>0.0513</text:p>
          </table:table-cell>
          <table:table-cell office:value-type="string" calcext:value-type="string">
            <text:p>GaiaDR2</text:p>
          </table:table-cell>
          <table:table-cell office:value-type="float" office:value="144.24706446954" calcext:value-type="float">
            <text:p>144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.0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Zhang16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16.75" calcext:value-type="float">
            <text:p>116.75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udo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1.30159457337141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4149673303907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200+2250301</text:p>
          </table:table-cell>
          <table:table-cell office:value-type="string" calcext:value-type="string">
            <text:p>CI_Tau</text:p>
          </table:table-cell>
          <table:table-cell office:value-type="float" office:value="6.3008" calcext:value-type="float">
            <text:p>6.3008</text:p>
          </table:table-cell>
          <table:table-cell office:value-type="float" office:value="0.0473" calcext:value-type="float">
            <text:p>0.0473</text:p>
          </table:table-cell>
          <table:table-cell office:value-type="string" calcext:value-type="string">
            <text:p>GaiaDR2</text:p>
          </table:table-cell>
          <table:table-cell office:value-type="float" office:value="157.74984207716" calcext:value-type="float">
            <text:p>157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37.2" calcext:value-type="float">
            <text:p>337.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.00</text:p>
          </table:table-cell>
          <table:table-cell office:value-type="float" office:value="50" calcext:value-type="float">
            <text:p>5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42.4" calcext:value-type="float">
            <text:p>142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.0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80382183827196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4174598994777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470+2613275</text:p>
          </table:table-cell>
          <table:table-cell office:value-type="string" calcext:value-type="string">
            <text:p>IT_Tau_AB</text:p>
          </table:table-cell>
          <table:table-cell office:value-type="float" office:value="6.1732" calcext:value-type="float">
            <text:p>6.1732</text:p>
          </table:table-cell>
          <table:table-cell office:value-type="float" office:value="0.0751" calcext:value-type="float">
            <text:p>0.0751</text:p>
          </table:table-cell>
          <table:table-cell office:value-type="string" calcext:value-type="string">
            <text:p>GaiaDR2</text:p>
          </table:table-cell>
          <table:table-cell office:value-type="float" office:value="161.051627172468" calcext:value-type="float">
            <text:p>161.1</text:p>
          </table:table-cell>
          <table:table-cell office:value-type="string" calcext:value-type="string">
            <text:p>J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K3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4.61" calcext:value-type="float">
            <text:p>24.61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1.17" calcext:value-type="float">
            <text:p>11.17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8222163993125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470+2613275</text:p>
          </table:table-cell>
          <table:table-cell office:value-type="string" calcext:value-type="string">
            <text:p>IT_Tau_A</text:p>
          </table:table-cell>
          <table:table-cell office:value-type="float" office:value="6.1732" calcext:value-type="float">
            <text:p>6.1732</text:p>
          </table:table-cell>
          <table:table-cell office:value-type="float" office:value="0.0751" calcext:value-type="float">
            <text:p>0.0751</text:p>
          </table:table-cell>
          <table:table-cell office:value-type="string" calcext:value-type="string">
            <text:p>GaiaDR2</text:p>
          </table:table-cell>
          <table:table-cell office:value-type="float" office:value="161.254758875817" calcext:value-type="float">
            <text:p>161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3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82" calcext:value-type="float">
            <text:p>15.82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.0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4284847183672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470+2613275</text:p>
          </table:table-cell>
          <table:table-cell office:value-type="string" calcext:value-type="string">
            <text:p>IT_Tau_B</text:p>
          </table:table-cell>
          <table:table-cell office:value-type="float" office:value="5.4281" calcext:value-type="float">
            <text:p>5.4281</text:p>
          </table:table-cell>
          <table:table-cell office:value-type="float" office:value="0.1544" calcext:value-type="float">
            <text:p>0.1544</text:p>
          </table:table-cell>
          <table:table-cell office:value-type="string" calcext:value-type="string">
            <text:p>GaiaDR2</text:p>
          </table:table-cell>
          <table:table-cell office:value-type="float" office:value="182.949779247211" calcext:value-type="float">
            <text:p>182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8.79" calcext:value-type="float">
            <text:p>8.79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6848239331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45542+2428531</text:p>
          </table:table-cell>
          <table:table-cell office:value-type="string" calcext:value-type="string">
            <text:p>AA_Tau</text:p>
          </table:table-cell>
          <table:table-cell office:value-type="float" office:value="7.2888" calcext:value-type="float">
            <text:p>7.2888</text:p>
          </table:table-cell>
          <table:table-cell office:value-type="float" office:value="0.1295" calcext:value-type="float">
            <text:p>0.1295</text:p>
          </table:table-cell>
          <table:table-cell office:value-type="string" calcext:value-type="string">
            <text:p>GaiaDR2</text:p>
          </table:table-cell>
          <table:table-cell office:value-type="float" office:value="136.245496069869" calcext:value-type="float">
            <text:p>136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7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Oberg10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0171708649885" calcext:value-type="float">
            <text:p>1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3382466135234" calcext:value-type="float">
            <text:p>2.53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2020+2232146</text:p>
          </table:table-cell>
          <table:table-cell office:value-type="string" calcext:value-type="string">
            <text:p>HO_Tau</text:p>
          </table:table-cell>
          <table:table-cell office:value-type="float" office:value="6.1957" calcext:value-type="float">
            <text:p>6.1957</text:p>
          </table:table-cell>
          <table:table-cell office:value-type="float" office:value="0.0477" calcext:value-type="float">
            <text:p>0.0477</text:p>
          </table:table-cell>
          <table:table-cell office:value-type="string" calcext:value-type="string">
            <text:p>GaiaDR2</text:p>
          </table:table-cell>
          <table:table-cell office:value-type="float" office:value="160.450937706852" calcext:value-type="float">
            <text:p>160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7" calcext:value-type="float">
            <text:p>87.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93554807180874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6801295799974" calcext:value-type="float">
            <text:p>2.07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2737+2414589</text:p>
          </table:table-cell>
          <table:table-cell office:value-type="string" calcext:value-type="string">
            <text:p>DN_Tau</text:p>
          </table:table-cell>
          <table:table-cell office:value-type="float" office:value="7.7991" calcext:value-type="float">
            <text:p>7.7991</text:p>
          </table:table-cell>
          <table:table-cell office:value-type="float" office:value="0.054" calcext:value-type="float">
            <text:p>0.0540</text:p>
          </table:table-cell>
          <table:table-cell office:value-type="string" calcext:value-type="string">
            <text:p>GaiaDR2</text:p>
          </table:table-cell>
          <table:table-cell office:value-type="float" office:value="127.651158402577" calcext:value-type="float">
            <text:p>127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88.61" calcext:value-type="float">
            <text:p>88.61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1.71236603318098" calcext:value-type="float">
            <text:p>1.7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3313424088019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093+2411087</text:p>
          </table:table-cell>
          <table:table-cell office:value-type="string" calcext:value-type="string">
            <text:p>CoKu_Tau/3_AB</text:p>
          </table:table-cell>
          <table:table-cell office:value-type="float" office:value="7.9855" calcext:value-type="float">
            <text:p>7.9855</text:p>
          </table:table-cell>
          <table:table-cell office:value-type="float" office:value="0.1451" calcext:value-type="float">
            <text:p>0.1451</text:p>
          </table:table-cell>
          <table:table-cell office:value-type="string" calcext:value-type="string">
            <text:p>GaiaDR2</text:p>
          </table:table-cell>
          <table:table-cell office:value-type="float" office:value="124.853268274375" calcext:value-type="float">
            <text:p>124.9</text:p>
          </table:table-cell>
          <table:table-cell office:value-type="string" calcext:value-type="string">
            <text:p>J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7.61" calcext:value-type="float">
            <text:p>17.61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.63" calcext:value-type="float">
            <text:p>7.63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9292118762387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093+2411087</text:p>
          </table:table-cell>
          <table:table-cell office:value-type="string" calcext:value-type="string">
            <text:p>CoKu_Tau/3_A</text:p>
          </table:table-cell>
          <table:table-cell office:value-type="float" office:value="7.9855" calcext:value-type="float">
            <text:p>7.9855</text:p>
          </table:table-cell>
          <table:table-cell office:value-type="float" office:value="0.1451" calcext:value-type="float">
            <text:p>0.1451</text:p>
          </table:table-cell>
          <table:table-cell office:value-type="string" calcext:value-type="string">
            <text:p>GaiaDR2</text:p>
          </table:table-cell>
          <table:table-cell office:value-type="float" office:value="124.649557848225" calcext:value-type="float">
            <text:p>124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40632465012732" calcext:value-type="float">
            <text:p>1.4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093+2411087</text:p>
          </table:table-cell>
          <table:table-cell office:value-type="string" calcext:value-type="string">
            <text:p>CoKu_Tau/3_B</text:p>
          </table:table-cell>
          <table:table-cell office:value-type="float" office:value="8.2643" calcext:value-type="float">
            <text:p>8.2643</text:p>
          </table:table-cell>
          <table:table-cell office:value-type="float" office:value="0.2627" calcext:value-type="float">
            <text:p>0.2627</text:p>
          </table:table-cell>
          <table:table-cell office:value-type="string" calcext:value-type="string">
            <text:p>GaiaDR2</text:p>
          </table:table-cell>
          <table:table-cell office:value-type="float" office:value="120.853136269974" calcext:value-type="float">
            <text:p>120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2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.29" calcext:value-type="float">
            <text:p>14.29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79" calcext:value-type="float">
            <text:p>5.79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5268441617376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733+2250216</text:p>
          </table:table-cell>
          <table:table-cell office:value-type="string" calcext:value-type="string">
            <text:p>HQ_Tau</text:p>
          </table:table-cell>
          <table:table-cell office:value-type="float" office:value="6.3041" calcext:value-type="float">
            <text:p>6.3041</text:p>
          </table:table-cell>
          <table:table-cell office:value-type="float" office:value="0.213" calcext:value-type="float">
            <text:p>0.2130</text:p>
          </table:table-cell>
          <table:table-cell office:value-type="string" calcext:value-type="string">
            <text:p>GaiaDR2</text:p>
          </table:table-cell>
          <table:table-cell office:value-type="float" office:value="157.648575253073" calcext:value-type="float">
            <text:p>157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2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5" calcext:value-type="float">
            <text:p>45.00</text:p>
          </table:table-cell>
          <table:table-cell office:value-type="string" calcext:value-type="string">
            <text:p>Beckwith90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3.97023451129286" calcext:value-type="float">
            <text:p>-3.9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277+2254231</text:p>
          </table:table-cell>
          <table:table-cell office:value-type="string" calcext:value-type="string">
            <text:p>HP_Tau</text:p>
          </table:table-cell>
          <table:table-cell office:value-type="float" office:value="5.6449" calcext:value-type="float">
            <text:p>5.6449</text:p>
          </table:table-cell>
          <table:table-cell office:value-type="float" office:value="0.1075" calcext:value-type="float">
            <text:p>0.1075</text:p>
          </table:table-cell>
          <table:table-cell office:value-type="string" calcext:value-type="string">
            <text:p>GaiaDR2</text:p>
          </table:table-cell>
          <table:table-cell office:value-type="float" office:value="176.455711896322" calcext:value-type="float">
            <text:p>176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vert00</text:p>
          </table:table-cell>
          <table:table-cell office:value-type="float" office:value="0" calcext:value-type="float">
            <text:p>0</text:p>
          </table:table-cell>
          <table:table-cell office:value-type="float" office:value="1.92450980405319" calcext:value-type="float">
            <text:p>1.9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73776412937872" calcext:value-type="float">
            <text:p>1.74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684+2254360</text:p>
          </table:table-cell>
          <table:table-cell office:value-type="string" calcext:value-type="string">
            <text:p>Haro_6-28_AB</text:p>
          </table:table-cell>
          <table:table-cell office:value-type="float" office:value="6.0766" calcext:value-type="float">
            <text:p>6.0766</text:p>
          </table:table-cell>
          <table:table-cell office:value-type="float" office:value="0.2275" calcext:value-type="float">
            <text:p>0.2275</text:p>
          </table:table-cell>
          <table:table-cell office:value-type="string" calcext:value-type="string">
            <text:p>avg</text:p>
          </table:table-cell>
          <table:table-cell office:value-type="float" office:value="164.052339621938" calcext:value-type="float">
            <text:p>164.1</text:p>
          </table:table-cell>
          <table:table-cell office:value-type="string" calcext:value-type="string">
            <text:p>J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.88" calcext:value-type="float">
            <text:p>5.88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87" calcext:value-type="float">
            <text:p>87.0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72392006198201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287613867435" calcext:value-type="float">
            <text:p>1.83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684+2254360</text:p>
          </table:table-cell>
          <table:table-cell office:value-type="string" calcext:value-type="string">
            <text:p>Haro_6-28_A</text:p>
          </table:table-cell>
          <table:table-cell office:value-type="float" office:value="6.0766" calcext:value-type="float">
            <text:p>6.0766</text:p>
          </table:table-cell>
          <table:table-cell office:value-type="float" office:value="0.2275" calcext:value-type="float">
            <text:p>0.2275</text:p>
          </table:table-cell>
          <table:table-cell office:value-type="string" calcext:value-type="string">
            <text:p>avg</text:p>
          </table:table-cell>
          <table:table-cell office:value-type="float" office:value="163.750012741778" calcext:value-type="float">
            <text:p>163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684+2254360</text:p>
          </table:table-cell>
          <table:table-cell office:value-type="string" calcext:value-type="string">
            <text:p>Haro_6-28_B</text:p>
          </table:table-cell>
          <table:table-cell office:value-type="float" office:value="6.0766" calcext:value-type="float">
            <text:p>6.0766</text:p>
          </table:table-cell>
          <table:table-cell office:value-type="float" office:value="0.2275" calcext:value-type="float">
            <text:p>0.2275</text:p>
          </table:table-cell>
          <table:table-cell office:value-type="string" calcext:value-type="string">
            <text:p>avg</text:p>
          </table:table-cell>
          <table:table-cell office:value-type="float" office:value="163.951523151022" calcext:value-type="float">
            <text:p>164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61030+2159364</text:p>
          </table:table-cell>
          <table:table-cell office:value-type="string" calcext:value-type="string">
            <text:p>J04361030</text:p>
          </table:table-cell>
          <table:table-cell office:value-type="float" office:value="8.4575" calcext:value-type="float">
            <text:p>8.4575</text:p>
          </table:table-cell>
          <table:table-cell office:value-type="float" office:value="0.5947" calcext:value-type="float">
            <text:p>0.5947</text:p>
          </table:table-cell>
          <table:table-cell office:value-type="string" calcext:value-type="string">
            <text:p>GaiaDR2</text:p>
          </table:table-cell>
          <table:table-cell office:value-type="float" office:value="117.542890579589" calcext:value-type="float">
            <text:p>117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62151+2351165</text:p>
          </table:table-cell>
          <table:table-cell office:value-type="string" calcext:value-type="string">
            <text:p>J04362151</text:p>
          </table:table-cell>
          <table:table-cell office:value-type="float" office:value="8.6608" calcext:value-type="float">
            <text:p>8.6608</text:p>
          </table:table-cell>
          <table:table-cell office:value-type="float" office:value="0.1274" calcext:value-type="float">
            <text:p>0.1274</text:p>
          </table:table-cell>
          <table:table-cell office:value-type="string" calcext:value-type="string">
            <text:p>GaiaDR2</text:p>
          </table:table-cell>
          <table:table-cell office:value-type="float" office:value="115.052415745604" calcext:value-type="float">
            <text:p>115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75670+2546229</text:p>
          </table:table-cell>
          <table:table-cell office:value-type="string" calcext:value-type="string">
            <text:p>ITG_1</text:p>
          </table:table-cell>
          <table:table-cell office:value-type="float" office:value="1.123" calcext:value-type="float">
            <text:p>1.1230</text:p>
          </table:table-cell>
          <table:table-cell office:value-type="float" office:value="0.1196" calcext:value-type="float">
            <text:p>0.1196</text:p>
          </table:table-cell>
          <table:table-cell office:value-type="string" calcext:value-type="string">
            <text:p>GaiaDR2</text:p>
          </table:table-cell>
          <table:table-cell office:value-type="float" office:value="871.060814401844" calcext:value-type="float">
            <text:p>871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3" calcext:value-type="float">
            <text:p>2.3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1486+2611399</text:p>
          </table:table-cell>
          <table:table-cell office:value-type="string" calcext:value-type="string">
            <text:p>J04381486</text:p>
          </table:table-cell>
          <table:table-cell office:value-type="float" office:value="6.8771" calcext:value-type="float">
            <text:p>6.8771</text:p>
          </table:table-cell>
          <table:table-cell office:value-type="float" office:value="0.6942" calcext:value-type="float">
            <text:p>0.6942</text:p>
          </table:table-cell>
          <table:table-cell office:value-type="string" calcext:value-type="string">
            <text:p>GaiaDR2</text:p>
          </table:table-cell>
          <table:table-cell office:value-type="float" office:value="144.941246288508" calcext:value-type="float">
            <text:p>144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1.35542728665418" calcext:value-type="float">
            <text:p>-1.3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2134+2609137</text:p>
          </table:table-cell>
          <table:table-cell office:value-type="string" calcext:value-type="string">
            <text:p>GM_Tau</text:p>
          </table:table-cell>
          <table:table-cell office:value-type="float" office:value="7.2299" calcext:value-type="float">
            <text:p>7.2299</text:p>
          </table:table-cell>
          <table:table-cell office:value-type="float" office:value="0.1491" calcext:value-type="float">
            <text:p>0.1491</text:p>
          </table:table-cell>
          <table:table-cell office:value-type="string" calcext:value-type="string">
            <text:p>GaiaDR2</text:p>
          </table:table-cell>
          <table:table-cell office:value-type="float" office:value="137.751814435108" calcext:value-type="float">
            <text:p>137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5" calcext:value-type="float">
            <text:p>23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40048600139458" calcext:value-type="float">
            <text:p>-1.4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2858+2610494</text:p>
          </table:table-cell>
          <table:table-cell office:value-type="string" calcext:value-type="string">
            <text:p>DO_Tau</text:p>
          </table:table-cell>
          <table:table-cell office:value-type="float" office:value="7.1746" calcext:value-type="float">
            <text:p>7.1746</text:p>
          </table:table-cell>
          <table:table-cell office:value-type="float" office:value="0.0525" calcext:value-type="float">
            <text:p>0.0525</text:p>
          </table:table-cell>
          <table:table-cell office:value-type="string" calcext:value-type="string">
            <text:p>GaiaDR2</text:p>
          </table:table-cell>
          <table:table-cell office:value-type="float" office:value="138.854419373669" calcext:value-type="float">
            <text:p>138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.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125.4" calcext:value-type="float">
            <text:p>125.40</text:p>
          </table:table-cell>
          <table:table-cell office:value-type="float" office:value="3.5" calcext:value-type="float">
            <text:p>3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won15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won15</text:p>
          </table:table-cell>
          <table:table-cell office:value-type="float" office:value="0" calcext:value-type="float">
            <text:p>0</text:p>
          </table:table-cell>
          <table:table-cell office:value-type="float" office:value="1.78440112471734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771908304785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328+2610386</text:p>
          </table:table-cell>
          <table:table-cell office:value-type="string" calcext:value-type="string">
            <text:p>HV_Tau_ABC</text:p>
          </table:table-cell>
          <table:table-cell office:value-type="float" office:value="7.4649" calcext:value-type="float">
            <text:p>7.4649</text:p>
          </table:table-cell>
          <table:table-cell office:value-type="float" office:value="0.1154" calcext:value-type="float">
            <text:p>0.1154</text:p>
          </table:table-cell>
          <table:table-cell office:value-type="string" calcext:value-type="string">
            <text:p>GaiaDR2</text:p>
          </table:table-cell>
          <table:table-cell office:value-type="float" office:value="133.758244179208" calcext:value-type="float">
            <text:p>133.8</text:p>
          </table:table-cell>
          <table:table-cell office:value-type="string" calcext:value-type="string">
            <text:p>J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eckwith90</text:p>
          </table:table-cell>
          <table:table-cell office:value-type="float" office:value="108.5" calcext:value-type="float">
            <text:p>108.5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chene10</text:p>
          </table:table-cell>
          <table:table-cell office:value-type="float" office:value="0" calcext:value-type="float">
            <text:p>0</text:p>
          </table:table-cell>
          <table:table-cell office:value-type="float" office:value="2.44111886440306" calcext:value-type="float">
            <text:p>2.4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89129266574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328+2610386</text:p>
          </table:table-cell>
          <table:table-cell office:value-type="string" calcext:value-type="string">
            <text:p>HV_Tau_AB</text:p>
          </table:table-cell>
          <table:table-cell office:value-type="float" office:value="7.4649" calcext:value-type="float">
            <text:p>7.4649</text:p>
          </table:table-cell>
          <table:table-cell office:value-type="float" office:value="0.1154" calcext:value-type="float">
            <text:p>0.1154</text:p>
          </table:table-cell>
          <table:table-cell office:value-type="string" calcext:value-type="string">
            <text:p>GaiaDR2</text:p>
          </table:table-cell>
          <table:table-cell office:value-type="float" office:value="133.248793405063" calcext:value-type="float">
            <text:p>133.2</text:p>
          </table:table-cell>
          <table:table-cell office:value-type="string" calcext:value-type="string">
            <text:p>CB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08.5" calcext:value-type="float">
            <text:p>108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7" calcext:value-type="float">
            <text:p>2.70</text:p>
          </table:table-cell>
          <table:table-cell office:value-type="string" calcext:value-type="string">
            <text:p>Duchene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328+2610386</text:p>
          </table:table-cell>
          <table:table-cell office:value-type="string" calcext:value-type="string">
            <text:p>HV_Tau_C</text:p>
          </table:table-cell>
          <table:table-cell office:value-type="float" office:value="7.4649" calcext:value-type="float">
            <text:p>7.4649</text:p>
          </table:table-cell>
          <table:table-cell office:value-type="float" office:value="0.1154" calcext:value-type="float">
            <text:p>0.1154</text:p>
          </table:table-cell>
          <table:table-cell office:value-type="string" calcext:value-type="string">
            <text:p>GaiaDR2</text:p>
          </table:table-cell>
          <table:table-cell office:value-type="float" office:value="133.656354024379" calcext:value-type="float">
            <text:p>133.7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08.5" calcext:value-type="float">
            <text:p>108.5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chene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859+2336351</text:p>
          </table:table-cell>
          <table:table-cell office:value-type="string" calcext:value-type="string">
            <text:p>J04385859</text:p>
          </table:table-cell>
          <table:table-cell office:value-type="float" office:value="7.8855" calcext:value-type="float">
            <text:p>7.8855</text:p>
          </table:table-cell>
          <table:table-cell office:value-type="float" office:value="0.1195" calcext:value-type="float">
            <text:p>0.1195</text:p>
          </table:table-cell>
          <table:table-cell office:value-type="string" calcext:value-type="string">
            <text:p>GaiaDR2</text:p>
          </table:table-cell>
          <table:table-cell office:value-type="float" office:value="126.352108363476" calcext:value-type="float">
            <text:p>126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1597157707959" calcext:value-type="float">
            <text:p>2.0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0163+2336029</text:p>
          </table:table-cell>
          <table:table-cell office:value-type="string" calcext:value-type="string">
            <text:p>J04390163</text:p>
          </table:table-cell>
          <table:table-cell office:value-type="float" office:value="7.8241" calcext:value-type="float">
            <text:p>7.8241</text:p>
          </table:table-cell>
          <table:table-cell office:value-type="float" office:value="0.0797" calcext:value-type="float">
            <text:p>0.0797</text:p>
          </table:table-cell>
          <table:table-cell office:value-type="string" calcext:value-type="string">
            <text:p>GaiaDR2</text:p>
          </table:table-cell>
          <table:table-cell office:value-type="float" office:value="127.45642554264" calcext:value-type="float">
            <text:p>127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.6" calcext:value-type="float">
            <text:p>6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3.98957060329048" calcext:value-type="float">
            <text:p>-3.9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0396+2544264</text:p>
          </table:table-cell>
          <table:table-cell office:value-type="string" calcext:value-type="string">
            <text:p>J04390396</text:p>
          </table:table-cell>
          <table:table-cell office:value-type="float" office:value="6.945" calcext:value-type="float">
            <text:p>6.9450</text:p>
          </table:table-cell>
          <table:table-cell office:value-type="float" office:value="0.2107" calcext:value-type="float">
            <text:p>0.2107</text:p>
          </table:table-cell>
          <table:table-cell office:value-type="string" calcext:value-type="string">
            <text:p>GaiaDR2</text:p>
          </table:table-cell>
          <table:table-cell office:value-type="float" office:value="143.754702207087" calcext:value-type="float">
            <text:p>143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0.391905458268767" calcext:value-type="float">
            <text:p>-0.3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41+2247533</text:p>
          </table:table-cell>
          <table:table-cell office:value-type="string" calcext:value-type="string">
            <text:p>VY_Tau_AB</text:p>
          </table:table-cell>
          <table:table-cell office:value-type="float" office:value="6.5664" calcext:value-type="float">
            <text:p>6.5664</text:p>
          </table:table-cell>
          <table:table-cell office:value-type="float" office:value="0.1164" calcext:value-type="float">
            <text:p>0.1164</text:p>
          </table:table-cell>
          <table:table-cell office:value-type="string" calcext:value-type="string">
            <text:p>GaiaDR2</text:p>
          </table:table-cell>
          <table:table-cell office:value-type="float" office:value="151.450283542309" calcext:value-type="float">
            <text:p>151.5</text:p>
          </table:table-cell>
          <table:table-cell office:value-type="string" calcext:value-type="string">
            <text:p>J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4.57095930592099" calcext:value-type="float">
            <text:p>4.5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41+2247533</text:p>
          </table:table-cell>
          <table:table-cell office:value-type="string" calcext:value-type="string">
            <text:p>VY_Tau_A</text:p>
          </table:table-cell>
          <table:table-cell office:value-type="float" office:value="6.5664" calcext:value-type="float">
            <text:p>6.5664</text:p>
          </table:table-cell>
          <table:table-cell office:value-type="float" office:value="0.1164" calcext:value-type="float">
            <text:p>0.1164</text:p>
          </table:table-cell>
          <table:table-cell office:value-type="string" calcext:value-type="string">
            <text:p>GaiaDR2</text:p>
          </table:table-cell>
          <table:table-cell office:value-type="float" office:value="151.348851623626" calcext:value-type="float">
            <text:p>151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41+2247533</text:p>
          </table:table-cell>
          <table:table-cell office:value-type="string" calcext:value-type="string">
            <text:p>VY_Tau_B</text:p>
          </table:table-cell>
          <table:table-cell office:value-type="float" office:value="6.5664" calcext:value-type="float">
            <text:p>6.5664</text:p>
          </table:table-cell>
          <table:table-cell office:value-type="float" office:value="0.1164" calcext:value-type="float">
            <text:p>0.1164</text:p>
          </table:table-cell>
          <table:table-cell office:value-type="string" calcext:value-type="string">
            <text:p>GaiaDR2</text:p>
          </table:table-cell>
          <table:table-cell office:value-type="float" office:value="151.450283542309" calcext:value-type="float">
            <text:p>151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" calcext:value-type="float">
            <text:p>0.6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79+2221034</text:p>
          </table:table-cell>
          <table:table-cell office:value-type="string" calcext:value-type="string">
            <text:p>LkCa_15</text:p>
          </table:table-cell>
          <table:table-cell office:value-type="float" office:value="6.2947" calcext:value-type="float">
            <text:p>6.2947</text:p>
          </table:table-cell>
          <table:table-cell office:value-type="float" office:value="0.0481" calcext:value-type="float">
            <text:p>0.0481</text:p>
          </table:table-cell>
          <table:table-cell office:value-type="string" calcext:value-type="string">
            <text:p>GaiaDR2</text:p>
          </table:table-cell>
          <table:table-cell office:value-type="float" office:value="158.052511997931" calcext:value-type="float">
            <text:p>15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.00</text:p>
          </table:table-cell>
          <table:table-cell office:value-type="float" office:value="4.5" calcext:value-type="float">
            <text:p>4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4.7" calcext:value-type="float">
            <text:p>224.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2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74184241215467" calcext:value-type="float">
            <text:p>2.7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1851315387555" calcext:value-type="float">
            <text:p>2.82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2090+2545021</text:p>
          </table:table-cell>
          <table:table-cell office:value-type="string" calcext:value-type="string">
            <text:p>GN_Tau_AB</text:p>
          </table:table-cell>
          <table:table-cell office:value-type="float" office:value="7.8732" calcext:value-type="float">
            <text:p>7.8732</text:p>
          </table:table-cell>
          <table:table-cell office:value-type="float" office:value="0.1732" calcext:value-type="float">
            <text:p>0.1732</text:p>
          </table:table-cell>
          <table:table-cell office:value-type="string" calcext:value-type="string">
            <text:p>avg</text:p>
          </table:table-cell>
          <table:table-cell office:value-type="float" office:value="126.247353631059" calcext:value-type="float">
            <text:p>126.2</text:p>
          </table:table-cell>
          <table:table-cell office:value-type="string" calcext:value-type="string">
            <text:p>J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6.67902326505114" calcext:value-type="float">
            <text:p>6.6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2090+2545021</text:p>
          </table:table-cell>
          <table:table-cell office:value-type="string" calcext:value-type="string">
            <text:p>GN_Tau_A</text:p>
          </table:table-cell>
          <table:table-cell office:value-type="float" office:value="7.8732" calcext:value-type="float">
            <text:p>7.8732</text:p>
          </table:table-cell>
          <table:table-cell office:value-type="float" office:value="0.1732" calcext:value-type="float">
            <text:p>0.1732</text:p>
          </table:table-cell>
          <table:table-cell office:value-type="string" calcext:value-type="string">
            <text:p>avg</text:p>
          </table:table-cell>
          <table:table-cell office:value-type="float" office:value="126.348026596125" calcext:value-type="float">
            <text:p>126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2090+2545021</text:p>
          </table:table-cell>
          <table:table-cell office:value-type="string" calcext:value-type="string">
            <text:p>GN_Tau_B</text:p>
          </table:table-cell>
          <table:table-cell office:value-type="float" office:value="7.8732" calcext:value-type="float">
            <text:p>7.8732</text:p>
          </table:table-cell>
          <table:table-cell office:value-type="float" office:value="0.1732" calcext:value-type="float">
            <text:p>0.1732</text:p>
          </table:table-cell>
          <table:table-cell office:value-type="string" calcext:value-type="string">
            <text:p>avg</text:p>
          </table:table-cell>
          <table:table-cell office:value-type="float" office:value="126.652798558365" calcext:value-type="float">
            <text:p>126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3364+2359212</text:p>
          </table:table-cell>
          <table:table-cell office:value-type="string" calcext:value-type="string">
            <text:p>J04393364</text:p>
          </table:table-cell>
          <table:table-cell office:value-type="float" office:value="7.8665" calcext:value-type="float">
            <text:p>7.8665</text:p>
          </table:table-cell>
          <table:table-cell office:value-type="float" office:value="0.1015" calcext:value-type="float">
            <text:p>0.1015</text:p>
          </table:table-cell>
          <table:table-cell office:value-type="string" calcext:value-type="string">
            <text:p>GaiaDR2</text:p>
          </table:table-cell>
          <table:table-cell office:value-type="float" office:value="126.448354582274" calcext:value-type="float">
            <text:p>126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9.46" calcext:value-type="float">
            <text:p>9.4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8" calcext:value-type="float">
            <text:p>5.8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20129819772309" calcext:value-type="float">
            <text:p>1.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4488+2601527</text:p>
          </table:table-cell>
          <table:table-cell office:value-type="string" calcext:value-type="string">
            <text:p>ITG_15</text:p>
          </table:table-cell>
          <table:table-cell office:value-type="float" office:value="7.307" calcext:value-type="float">
            <text:p>7.3070</text:p>
          </table:table-cell>
          <table:table-cell office:value-type="float" office:value="0.1111" calcext:value-type="float">
            <text:p>0.1111</text:p>
          </table:table-cell>
          <table:table-cell office:value-type="string" calcext:value-type="string">
            <text:p>GaiaDR2</text:p>
          </table:table-cell>
          <table:table-cell office:value-type="float" office:value="136.25179257395" calcext:value-type="float">
            <text:p>136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1.26" calcext:value-type="float">
            <text:p>11.26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54577153633632" calcext:value-type="float">
            <text:p>1.5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4748+2601407</text:p>
          </table:table-cell>
          <table:table-cell office:value-type="string" calcext:value-type="string">
            <text:p>CFHT_4</text:p>
          </table:table-cell>
          <table:table-cell office:value-type="float" office:value="6.7966" calcext:value-type="float">
            <text:p>6.7966</text:p>
          </table:table-cell>
          <table:table-cell office:value-type="float" office:value="0.2372" calcext:value-type="float">
            <text:p>0.2372</text:p>
          </table:table-cell>
          <table:table-cell office:value-type="string" calcext:value-type="string">
            <text:p>GaiaDR2</text:p>
          </table:table-cell>
          <table:table-cell office:value-type="float" office:value="146.147107226816" calcext:value-type="float">
            <text:p>146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0" calcext:value-type="float">
            <text:p>0</text:p>
          </table:table-cell>
          <table:table-cell office:value-type="float" office:value="1.54700424474087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4459517751348" calcext:value-type="float">
            <text:p>2.24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0067+2358211</text:p>
          </table:table-cell>
          <table:table-cell office:value-type="string" calcext:value-type="string">
            <text:p>J04400067</text:p>
          </table:table-cell>
          <table:table-cell office:value-type="float" office:value="8.2993" calcext:value-type="float">
            <text:p>8.2993</text:p>
          </table:table-cell>
          <table:table-cell office:value-type="float" office:value="0.1588" calcext:value-type="float">
            <text:p>0.1588</text:p>
          </table:table-cell>
          <table:table-cell office:value-type="string" calcext:value-type="string">
            <text:p>GaiaDR2</text:p>
          </table:table-cell>
          <table:table-cell office:value-type="float" office:value="119.949402743054" calcext:value-type="float">
            <text:p>119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9.74" calcext:value-type="float">
            <text:p>9.7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6" calcext:value-type="float">
            <text:p>5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35909297482136" calcext:value-type="float">
            <text:p>1.3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0800+2605253</text:p>
          </table:table-cell>
          <table:table-cell office:value-type="string" calcext:value-type="string">
            <text:p>IRAS_04370+2559</text:p>
          </table:table-cell>
          <table:table-cell office:value-type="float" office:value="7.3358" calcext:value-type="float">
            <text:p>7.3358</text:p>
          </table:table-cell>
          <table:table-cell office:value-type="float" office:value="0.4417" calcext:value-type="float">
            <text:p>0.4417</text:p>
          </table:table-cell>
          <table:table-cell office:value-type="string" calcext:value-type="string">
            <text:p>GaiaDR2</text:p>
          </table:table-cell>
          <table:table-cell office:value-type="float" office:value="135.545472969099" calcext:value-type="float">
            <text:p>135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.7" calcext:value-type="float">
            <text:p>51.7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3979+2519061</text:p>
          </table:table-cell>
          <table:table-cell office:value-type="string" calcext:value-type="string">
            <text:p>J04403979</text:p>
          </table:table-cell>
          <table:table-cell office:value-type="float" office:value="6.5702" calcext:value-type="float">
            <text:p>6.5702</text:p>
          </table:table-cell>
          <table:table-cell office:value-type="float" office:value="0.4756" calcext:value-type="float">
            <text:p>0.4756</text:p>
          </table:table-cell>
          <table:table-cell office:value-type="string" calcext:value-type="string">
            <text:p>GaiaDR2</text:p>
          </table:table-cell>
          <table:table-cell office:value-type="float" office:value="151.545474653541" calcext:value-type="float">
            <text:p>151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9.5" calcext:value-type="float">
            <text:p>22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Hardy1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4950+2551191</text:p>
          </table:table-cell>
          <table:table-cell office:value-type="string" calcext:value-type="string">
            <text:p>JH_223_AB</text:p>
          </table:table-cell>
          <table:table-cell office:value-type="float" office:value="7.1459" calcext:value-type="float">
            <text:p>7.1459</text:p>
          </table:table-cell>
          <table:table-cell office:value-type="float" office:value="0.0552" calcext:value-type="float">
            <text:p>0.0552</text:p>
          </table:table-cell>
          <table:table-cell office:value-type="string" calcext:value-type="string">
            <text:p>GaiaDR2</text:p>
          </table:table-cell>
          <table:table-cell office:value-type="float" office:value="139.4556020034" calcext:value-type="float">
            <text:p>139.5</text:p>
          </table:table-cell>
          <table:table-cell office:value-type="string" calcext:value-type="string">
            <text:p>J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87829552748668" calcext:value-type="float">
            <text:p>2.8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4950+2551191</text:p>
          </table:table-cell>
          <table:table-cell office:value-type="string" calcext:value-type="string">
            <text:p>JH_223_A</text:p>
          </table:table-cell>
          <table:table-cell office:value-type="float" office:value="7.1459" calcext:value-type="float">
            <text:p>7.1459</text:p>
          </table:table-cell>
          <table:table-cell office:value-type="float" office:value="0.0552" calcext:value-type="float">
            <text:p>0.0552</text:p>
          </table:table-cell>
          <table:table-cell office:value-type="string" calcext:value-type="string">
            <text:p>GaiaDR2</text:p>
          </table:table-cell>
          <table:table-cell office:value-type="float" office:value="139.557878105785" calcext:value-type="float">
            <text:p>139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4950+2551191</text:p>
          </table:table-cell>
          <table:table-cell office:value-type="string" calcext:value-type="string">
            <text:p>JH_223_B</text:p>
          </table:table-cell>
          <table:table-cell office:value-type="float" office:value="7.1108" calcext:value-type="float">
            <text:p>7.1108</text:p>
          </table:table-cell>
          <table:table-cell office:value-type="float" office:value="0.1346" calcext:value-type="float">
            <text:p>0.1346</text:p>
          </table:table-cell>
          <table:table-cell office:value-type="string" calcext:value-type="string">
            <text:p>GaiaDR2</text:p>
          </table:table-cell>
          <table:table-cell office:value-type="float" office:value="140.153317335706" calcext:value-type="float">
            <text:p>140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0826+2556074</text:p>
          </table:table-cell>
          <table:table-cell office:value-type="string" calcext:value-type="string">
            <text:p>ITG_33A</text:p>
          </table:table-cell>
          <table:table-cell office:value-type="float" office:value="7.1007" calcext:value-type="float">
            <text:p>7.1007</text:p>
          </table:table-cell>
          <table:table-cell office:value-type="float" office:value="0.2104" calcext:value-type="float">
            <text:p>0.2104</text:p>
          </table:table-cell>
          <table:table-cell office:value-type="string" calcext:value-type="string">
            <text:p>GaiaDR2</text:p>
          </table:table-cell>
          <table:table-cell office:value-type="float" office:value="140.048478711195" calcext:value-type="float">
            <text:p>140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1078+2555116</text:p>
          </table:table-cell>
          <table:table-cell office:value-type="string" calcext:value-type="string">
            <text:p>ITG_34</text:p>
          </table:table-cell>
          <table:table-cell office:value-type="float" office:value="6.377" calcext:value-type="float">
            <text:p>6.3770</text:p>
          </table:table-cell>
          <table:table-cell office:value-type="float" office:value="0.2541" calcext:value-type="float">
            <text:p>0.2541</text:p>
          </table:table-cell>
          <table:table-cell office:value-type="string" calcext:value-type="string">
            <text:p>GaiaDR2</text:p>
          </table:table-cell>
          <table:table-cell office:value-type="float" office:value="156.553181149073" calcext:value-type="float">
            <text:p>156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1681+2840000</text:p>
          </table:table-cell>
          <table:table-cell office:value-type="string" calcext:value-type="string">
            <text:p>CoKu_Tau/4</text:p>
          </table:table-cell>
          <table:table-cell office:value-type="float" office:value="5.8635" calcext:value-type="float">
            <text:p>5.8635</text:p>
          </table:table-cell>
          <table:table-cell office:value-type="float" office:value="0.2457" calcext:value-type="float">
            <text:p>0.2457</text:p>
          </table:table-cell>
          <table:table-cell office:value-type="string" calcext:value-type="string">
            <text:p>GaiaDR2</text:p>
          </table:table-cell>
          <table:table-cell office:value-type="float" office:value="169.448421832144" calcext:value-type="float">
            <text:p>169.4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2.9" calcext:value-type="float">
            <text:p>2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2464+2543530</text:p>
          </table:table-cell>
          <table:table-cell office:value-type="string" calcext:value-type="string">
            <text:p>ITG_40</text:p>
          </table:table-cell>
          <table:table-cell office:value-type="float" office:value="7.0176" calcext:value-type="float">
            <text:p>7.0176</text:p>
          </table:table-cell>
          <table:table-cell office:value-type="float" office:value="1.0374" calcext:value-type="float">
            <text:p>1.0374</text:p>
          </table:table-cell>
          <table:table-cell office:value-type="string" calcext:value-type="string">
            <text:p>avg</text:p>
          </table:table-cell>
          <table:table-cell office:value-type="float" office:value="142.434271728105" calcext:value-type="float">
            <text:p>142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3882+2556267</text:p>
          </table:table-cell>
          <table:table-cell office:value-type="string" calcext:value-type="string">
            <text:p>IRAS_04385+2550</text:p>
          </table:table-cell>
          <table:table-cell office:value-type="float" office:value="6.2587" calcext:value-type="float">
            <text:p>6.2587</text:p>
          </table:table-cell>
          <table:table-cell office:value-type="float" office:value="0.3839" calcext:value-type="float">
            <text:p>0.3839</text:p>
          </table:table-cell>
          <table:table-cell office:value-type="string" calcext:value-type="string">
            <text:p>GaiaDR2</text:p>
          </table:table-cell>
          <table:table-cell office:value-type="float" office:value="159.147715257988" calcext:value-type="float">
            <text:p>159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34.2" calcext:value-type="float">
            <text:p>34.20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69730516953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4489+2301513</text:p>
          </table:table-cell>
          <table:table-cell office:value-type="string" calcext:value-type="string">
            <text:p>J04414489</text:p>
          </table:table-cell>
          <table:table-cell office:value-type="float" office:value="8.304" calcext:value-type="float">
            <text:p>8.3040</text:p>
          </table:table-cell>
          <table:table-cell office:value-type="float" office:value="0.3778" calcext:value-type="float">
            <text:p>0.3778</text:p>
          </table:table-cell>
          <table:table-cell office:value-type="string" calcext:value-type="string">
            <text:p>GaiaDR2</text:p>
          </table:table-cell>
          <table:table-cell office:value-type="float" office:value="120.653654105284" calcext:value-type="float">
            <text:p>120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4825+2534304</text:p>
          </table:table-cell>
          <table:table-cell office:value-type="string" calcext:value-type="string">
            <text:p>J04414825</text:p>
          </table:table-cell>
          <table:table-cell office:value-type="float" office:value="7.3442" calcext:value-type="float">
            <text:p>7.3442</text:p>
          </table:table-cell>
          <table:table-cell office:value-type="float" office:value="0.2017" calcext:value-type="float">
            <text:p>0.2017</text:p>
          </table:table-cell>
          <table:table-cell office:value-type="string" calcext:value-type="string">
            <text:p>GaiaDR2</text:p>
          </table:table-cell>
          <table:table-cell office:value-type="float" office:value="135.246426955999" calcext:value-type="float">
            <text:p>135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0.665747399919554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0777+2523118</text:p>
          </table:table-cell>
          <table:table-cell office:value-type="string" calcext:value-type="string">
            <text:p>V955_Tau_AB</text:p>
          </table:table-cell>
          <table:table-cell office:value-type="float" office:value="6.2452" calcext:value-type="float">
            <text:p>6.2452</text:p>
          </table:table-cell>
          <table:table-cell office:value-type="float" office:value="0.4846" calcext:value-type="float">
            <text:p>0.4846</text:p>
          </table:table-cell>
          <table:table-cell office:value-type="string" calcext:value-type="string">
            <text:p>GaiaDR2</text:p>
          </table:table-cell>
          <table:table-cell office:value-type="float" office:value="158.842640243308" calcext:value-type="float">
            <text:p>158.8</text:p>
          </table:table-cell>
          <table:table-cell office:value-type="string" calcext:value-type="string">
            <text:p>J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K7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4.18538205526869" calcext:value-type="float">
            <text:p>4.1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0.873688296694192" calcext:value-type="float">
            <text:p>-0.87</text:p>
          </table:table-cell>
          <table:table-cell table:number-columns-repeated="98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0777+2523118</text:p>
          </table:table-cell>
          <table:table-cell office:value-type="string" calcext:value-type="string">
            <text:p>V955_Tau_A</text:p>
          </table:table-cell>
          <table:table-cell office:value-type="float" office:value="6.2452" calcext:value-type="float">
            <text:p>6.2452</text:p>
          </table:table-cell>
          <table:table-cell office:value-type="float" office:value="0.4846" calcext:value-type="float">
            <text:p>0.4846</text:p>
          </table:table-cell>
          <table:table-cell office:value-type="string" calcext:value-type="string">
            <text:p>GaiaDR2</text:p>
          </table:table-cell>
          <table:table-cell office:value-type="float" office:value="160.047121218417" calcext:value-type="float">
            <text:p>160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0777+2523118</text:p>
          </table:table-cell>
          <table:table-cell office:value-type="string" calcext:value-type="string">
            <text:p>V955_Tau_B</text:p>
          </table:table-cell>
          <table:table-cell office:value-type="float" office:value="6.2452" calcext:value-type="float">
            <text:p>6.2452</text:p>
          </table:table-cell>
          <table:table-cell office:value-type="float" office:value="0.4846" calcext:value-type="float">
            <text:p>0.4846</text:p>
          </table:table-cell>
          <table:table-cell office:value-type="string" calcext:value-type="string">
            <text:p>GaiaDR2</text:p>
          </table:table-cell>
          <table:table-cell office:value-type="float" office:value="159.344482274892" calcext:value-type="float">
            <text:p>159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2101+2520343</text:p>
          </table:table-cell>
          <table:table-cell office:value-type="string" calcext:value-type="string">
            <text:p>CIDA_7</text:p>
          </table:table-cell>
          <table:table-cell office:value-type="float" office:value="7.3441" calcext:value-type="float">
            <text:p>7.3441</text:p>
          </table:table-cell>
          <table:table-cell office:value-type="float" office:value="0.1227" calcext:value-type="float">
            <text:p>0.1227</text:p>
          </table:table-cell>
          <table:table-cell office:value-type="string" calcext:value-type="string">
            <text:p>GaiaDR2</text:p>
          </table:table-cell>
          <table:table-cell office:value-type="float" office:value="135.958934889209" calcext:value-type="float">
            <text:p>136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8.6" calcext:value-type="float">
            <text:p>18.6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77338260779182" calcext:value-type="float">
            <text:p>1.7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3769+2515374</text:p>
          </table:table-cell>
          <table:table-cell office:value-type="string" calcext:value-type="string">
            <text:p>DP_Tau_AB</text:p>
          </table:table-cell>
          <table:table-cell office:value-type="float" office:value="7.0515" calcext:value-type="float">
            <text:p>7.0515</text:p>
          </table:table-cell>
          <table:table-cell office:value-type="float" office:value="0.6518" calcext:value-type="float">
            <text:p>0.6518</text:p>
          </table:table-cell>
          <table:table-cell office:value-type="string" calcext:value-type="string">
            <text:p>avg</text:p>
          </table:table-cell>
          <table:table-cell office:value-type="float" office:value="140.840056292557" calcext:value-type="float">
            <text:p>140.8</text:p>
          </table:table-cell>
          <table:table-cell office:value-type="string" calcext:value-type="string">
            <text:p>J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84.2" calcext:value-type="float">
            <text:p>84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8" calcext:value-type="float">
            <text:p>0.80</text:p>
          </table:table-cell>
          <table:table-cell office:value-type="string" calcext:value-type="string">
            <text:p>Ricci1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81196996728298" calcext:value-type="float">
            <text:p>2.8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43652173216235" calcext:value-type="float">
            <text:p>1.44</text:p>
          </table:table-cell>
          <table:table-cell table:number-columns-repeated="98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3769+2515374</text:p>
          </table:table-cell>
          <table:table-cell office:value-type="string" calcext:value-type="string">
            <text:p>DP_Tau_A</text:p>
          </table:table-cell>
          <table:table-cell office:value-type="float" office:value="7.0515" calcext:value-type="float">
            <text:p>7.0515</text:p>
          </table:table-cell>
          <table:table-cell office:value-type="float" office:value="0.6518" calcext:value-type="float">
            <text:p>0.6518</text:p>
          </table:table-cell>
          <table:table-cell office:value-type="string" calcext:value-type="string">
            <text:p>avg</text:p>
          </table:table-cell>
          <table:table-cell office:value-type="float" office:value="141.241660943365" calcext:value-type="float">
            <text:p>141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3769+2515374</text:p>
          </table:table-cell>
          <table:table-cell office:value-type="string" calcext:value-type="string">
            <text:p>DP_Tau_B</text:p>
          </table:table-cell>
          <table:table-cell office:value-type="float" office:value="7.0515" calcext:value-type="float">
            <text:p>7.0515</text:p>
          </table:table-cell>
          <table:table-cell office:value-type="float" office:value="0.6518" calcext:value-type="float">
            <text:p>0.6518</text:p>
          </table:table-cell>
          <table:table-cell office:value-type="string" calcext:value-type="string">
            <text:p>avg</text:p>
          </table:table-cell>
          <table:table-cell office:value-type="float" office:value="141.241892835075" calcext:value-type="float">
            <text:p>141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30309+2520187</text:p>
          </table:table-cell>
          <table:table-cell office:value-type="string" calcext:value-type="string">
            <text:p>GO_Tau</text:p>
          </table:table-cell>
          <table:table-cell office:value-type="float" office:value="6.9171" calcext:value-type="float">
            <text:p>6.9171</text:p>
          </table:table-cell>
          <table:table-cell office:value-type="float" office:value="0.048" calcext:value-type="float">
            <text:p>0.0480</text:p>
          </table:table-cell>
          <table:table-cell office:value-type="string" calcext:value-type="string">
            <text:p>GaiaDR2</text:p>
          </table:table-cell>
          <table:table-cell office:value-type="float" office:value="143.954639360571" calcext:value-type="float">
            <text:p>144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.00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54.76" calcext:value-type="float">
            <text:p>54.76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2.88031824071684" calcext:value-type="float">
            <text:p>2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67896832581845" calcext:value-type="float">
            <text:p>2.68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32023+2940060</text:p>
          </table:table-cell>
          <table:table-cell office:value-type="string" calcext:value-type="string">
            <text:p>CIDA_14</text:p>
          </table:table-cell>
          <table:table-cell office:value-type="float" office:value="5.8422" calcext:value-type="float">
            <text:p>5.8422</text:p>
          </table:table-cell>
          <table:table-cell office:value-type="float" office:value="0.1245" calcext:value-type="float">
            <text:p>0.1245</text:p>
          </table:table-cell>
          <table:table-cell office:value-type="string" calcext:value-type="string">
            <text:p>GaiaDR2</text:p>
          </table:table-cell>
          <table:table-cell office:value-type="float" office:value="170.353360760214" calcext:value-type="float">
            <text:p>170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42713+2512164</text:p>
          </table:table-cell>
          <table:table-cell office:value-type="string" calcext:value-type="string">
            <text:p>IRAS_04414+2506</text:p>
          </table:table-cell>
          <table:table-cell office:value-type="float" office:value="7.0915" calcext:value-type="float">
            <text:p>7.0915</text:p>
          </table:table-cell>
          <table:table-cell office:value-type="float" office:value="0.1363" calcext:value-type="float">
            <text:p>0.1363</text:p>
          </table:table-cell>
          <table:table-cell office:value-type="string" calcext:value-type="string">
            <text:p>GaiaDR2</text:p>
          </table:table-cell>
          <table:table-cell office:value-type="float" office:value="140.249567598213" calcext:value-type="float">
            <text:p>140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3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0" calcext:value-type="float">
            <text:p>0</text:p>
          </table:table-cell>
          <table:table-cell office:value-type="float" office:value="1.35391788084243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1961699432894" calcext:value-type="float">
            <text:p>2.02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55134+1555367</text:p>
          </table:table-cell>
          <table:table-cell office:value-type="string" calcext:value-type="string">
            <text:p>IRAS_04429+1550</text:p>
          </table:table-cell>
          <table:table-cell office:value-type="float" office:value="6.757" calcext:value-type="float">
            <text:p>6.7570</text:p>
          </table:table-cell>
          <table:table-cell office:value-type="float" office:value="0.0571" calcext:value-type="float">
            <text:p>0.0571</text:p>
          </table:table-cell>
          <table:table-cell office:value-type="string" calcext:value-type="string">
            <text:p>GaiaDR2</text:p>
          </table:table-cell>
          <table:table-cell office:value-type="float" office:value="147.556889754148" calcext:value-type="float">
            <text:p>147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305+1700001</text:p>
          </table:table-cell>
          <table:table-cell office:value-type="string" calcext:value-type="string">
            <text:p>DQ_Tau</text:p>
          </table:table-cell>
          <table:table-cell office:value-type="float" office:value="5.0646" calcext:value-type="float">
            <text:p>5.0646</text:p>
          </table:table-cell>
          <table:table-cell office:value-type="float" office:value="0.0518" calcext:value-type="float">
            <text:p>0.0518</text:p>
          </table:table-cell>
          <table:table-cell office:value-type="string" calcext:value-type="string">
            <text:p>GaiaDR2</text:p>
          </table:table-cell>
          <table:table-cell office:value-type="float" office:value="195.848842291295" calcext:value-type="float">
            <text:p>195.8</text:p>
          </table:table-cell>
          <table:table-cell office:value-type="string" calcext:value-type="string">
            <text:p>CB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zekala16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43970019822527" calcext:value-type="float">
            <text:p>2.4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5901282400877" calcext:value-type="float">
            <text:p>2.86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AB</text:p>
          </table:table-cell>
          <table:table-cell office:value-type="float" office:value="5.8634" calcext:value-type="float">
            <text:p>5.8634</text:p>
          </table:table-cell>
          <table:table-cell office:value-type="float" office:value="0.1871" calcext:value-type="float">
            <text:p>0.1871</text:p>
          </table:table-cell>
          <table:table-cell office:value-type="string" calcext:value-type="string">
            <text:p>GaiaDR2</text:p>
          </table:table-cell>
          <table:table-cell office:value-type="float" office:value="169.852506740935" calcext:value-type="float">
            <text:p>169.9</text:p>
          </table:table-cell>
          <table:table-cell office:value-type="string" calcext:value-type="string">
            <text:p>J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5.60028642356581" calcext:value-type="float">
            <text:p>5.6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ABC</text:p>
          </table:table-cell>
          <table:table-cell office:value-type="float" office:value="5.0284" calcext:value-type="float">
            <text:p>5.0284</text:p>
          </table:table-cell>
          <table:table-cell office:value-type="float" office:value="0.0662" calcext:value-type="float">
            <text:p>0.0662</text:p>
          </table:table-cell>
          <table:table-cell office:value-type="string" calcext:value-type="string">
            <text:p>GaiaDR2</text:p>
          </table:table-cell>
          <table:table-cell office:value-type="float" office:value="197.350523289128" calcext:value-type="float">
            <text:p>197.4</text:p>
          </table:table-cell>
          <table:table-cell office:value-type="string" calcext:value-type="string">
            <text:p>J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40.6" calcext:value-type="float">
            <text:p>40.60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78739180608377" calcext:value-type="float">
            <text:p>4.7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A</text:p>
          </table:table-cell>
          <table:table-cell office:value-type="float" office:value="5.8634" calcext:value-type="float">
            <text:p>5.8634</text:p>
          </table:table-cell>
          <table:table-cell office:value-type="float" office:value="0.1871" calcext:value-type="float">
            <text:p>0.1871</text:p>
          </table:table-cell>
          <table:table-cell office:value-type="string" calcext:value-type="string">
            <text:p>GaiaDR2</text:p>
          </table:table-cell>
          <table:table-cell office:value-type="float" office:value="170.154975738809" calcext:value-type="float">
            <text:p>170.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5.60028642356581" calcext:value-type="float">
            <text:p>5.6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B</text:p>
          </table:table-cell>
          <table:table-cell office:value-type="float" office:value="5.8634" calcext:value-type="float">
            <text:p>5.8634</text:p>
          </table:table-cell>
          <table:table-cell office:value-type="float" office:value="0.1871" calcext:value-type="float">
            <text:p>0.1871</text:p>
          </table:table-cell>
          <table:table-cell office:value-type="string" calcext:value-type="string">
            <text:p>GaiaDR2</text:p>
          </table:table-cell>
          <table:table-cell office:value-type="float" office:value="169.247568745188" calcext:value-type="float">
            <text:p>169.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?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C</text:p>
          </table:table-cell>
          <table:table-cell office:value-type="float" office:value="5.0284" calcext:value-type="float">
            <text:p>5.0284</text:p>
          </table:table-cell>
          <table:table-cell office:value-type="float" office:value="0.0662" calcext:value-type="float">
            <text:p>0.0662</text:p>
          </table:table-cell>
          <table:table-cell office:value-type="string" calcext:value-type="string">
            <text:p>GaiaDR2</text:p>
          </table:table-cell>
          <table:table-cell office:value-type="float" office:value="197.855916311189" calcext:value-type="float">
            <text:p>197.9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.50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93867011785493" calcext:value-type="float">
            <text:p>4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70620+1658428</text:p>
          </table:table-cell>
          <table:table-cell office:value-type="string" calcext:value-type="string">
            <text:p>DR_Tau</text:p>
          </table:table-cell>
          <table:table-cell office:value-type="float" office:value="5.111" calcext:value-type="float">
            <text:p>5.1110</text:p>
          </table:table-cell>
          <table:table-cell office:value-type="float" office:value="0.0646" calcext:value-type="float">
            <text:p>0.0646</text:p>
          </table:table-cell>
          <table:table-cell office:value-type="string" calcext:value-type="string">
            <text:p>GaiaDR2</text:p>
          </table:table-cell>
          <table:table-cell office:value-type="float" office:value="194.655738215244" calcext:value-type="float">
            <text:p>194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09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0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3.93976640435464" calcext:value-type="float">
            <text:p>3.9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8863315690604" calcext:value-type="float">
            <text:p>2.49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74859+2925112</text:p>
          </table:table-cell>
          <table:table-cell office:value-type="string" calcext:value-type="string">
            <text:p>DS_Tau</text:p>
          </table:table-cell>
          <table:table-cell office:value-type="float" office:value="6.2865" calcext:value-type="float">
            <text:p>6.2865</text:p>
          </table:table-cell>
          <table:table-cell office:value-type="float" office:value="0.0442" calcext:value-type="float">
            <text:p>0.0442</text:p>
          </table:table-cell>
          <table:table-cell office:value-type="string" calcext:value-type="string">
            <text:p>GaiaDR2</text:p>
          </table:table-cell>
          <table:table-cell office:value-type="float" office:value="158.354373811226" calcext:value-type="float">
            <text:p>158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41.3" calcext:value-type="float">
            <text:p>41.3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2.24" calcext:value-type="float">
            <text:p>22.2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48615614158373" calcext:value-type="float">
            <text:p>1.4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0465570976314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14737+3047134</text:p>
          </table:table-cell>
          <table:table-cell office:value-type="string" calcext:value-type="string">
            <text:p>UY_Aur_AB</text:p>
          </table:table-cell>
          <table:table-cell office:value-type="float" office:value="6.4264" calcext:value-type="float">
            <text:p>6.4264</text:p>
          </table:table-cell>
          <table:table-cell office:value-type="float" office:value="0.0591" calcext:value-type="float">
            <text:p>0.0591</text:p>
          </table:table-cell>
          <table:table-cell office:value-type="string" calcext:value-type="string">
            <text:p>GaiaDR2</text:p>
          </table:table-cell>
          <table:table-cell office:value-type="float" office:value="154.955204399541" calcext:value-type="float">
            <text:p>155.0</text:p>
          </table:table-cell>
          <table:table-cell office:value-type="string" calcext:value-type="string">
            <text:p>J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6.67" calcext:value-type="float">
            <text:p>66.67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8.7" calcext:value-type="float">
            <text:p>28.7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ng14</text:p>
          </table:table-cell>
          <table:table-cell office:value-type="float" office:value="0" calcext:value-type="float">
            <text:p>0</text:p>
          </table:table-cell>
          <table:table-cell office:value-type="float" office:value="2.00835903262126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50153149002162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14737+3047134</text:p>
          </table:table-cell>
          <table:table-cell office:value-type="string" calcext:value-type="string">
            <text:p>UY_Aur_A</text:p>
          </table:table-cell>
          <table:table-cell office:value-type="float" office:value="6.4264" calcext:value-type="float">
            <text:p>6.4264</text:p>
          </table:table-cell>
          <table:table-cell office:value-type="float" office:value="0.0591" calcext:value-type="float">
            <text:p>0.0591</text:p>
          </table:table-cell>
          <table:table-cell office:value-type="string" calcext:value-type="string">
            <text:p>GaiaDR2</text:p>
          </table:table-cell>
          <table:table-cell office:value-type="float" office:value="154.955204399541" calcext:value-type="float">
            <text:p>155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8.4" calcext:value-type="float">
            <text:p>48.4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0.83" calcext:value-type="float">
            <text:p>20.83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ng14</text:p>
          </table:table-cell>
          <table:table-cell office:value-type="float" office:value="0" calcext:value-type="float">
            <text:p>0</text:p>
          </table:table-cell>
          <table:table-cell office:value-type="float" office:value="2.00894902397526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45121496485163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14737+3047134</text:p>
          </table:table-cell>
          <table:table-cell office:value-type="string" calcext:value-type="string">
            <text:p>UY_Aur_B</text:p>
          </table:table-cell>
          <table:table-cell office:value-type="float" office:value="6.4264" calcext:value-type="float">
            <text:p>6.4264</text:p>
          </table:table-cell>
          <table:table-cell office:value-type="float" office:value="0.0591" calcext:value-type="float">
            <text:p>0.0591</text:p>
          </table:table-cell>
          <table:table-cell office:value-type="string" calcext:value-type="string">
            <text:p>GaiaDR2</text:p>
          </table:table-cell>
          <table:table-cell office:value-type="float" office:value="154.75156131568" calcext:value-type="float">
            <text:p>154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8.27" calcext:value-type="float">
            <text:p>18.27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.87" calcext:value-type="float">
            <text:p>7.8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ng14</text:p>
          </table:table-cell>
          <table:table-cell office:value-type="float" office:value="0" calcext:value-type="float">
            <text:p>0</text:p>
          </table:table-cell>
          <table:table-cell office:value-type="float" office:value="2.00679676181746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64732801072414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42368+1709534</text:p>
          </table:table-cell>
          <table:table-cell office:value-type="string" calcext:value-type="string">
            <text:p>St_34_ABC</text:p>
          </table:table-cell>
          <table:table-cell office:value-type="float" office:value="7.0061" calcext:value-type="float">
            <text:p>7.0061</text:p>
          </table:table-cell>
          <table:table-cell office:value-type="float" office:value="0.0566" calcext:value-type="float">
            <text:p>0.0566</text:p>
          </table:table-cell>
          <table:table-cell office:value-type="string" calcext:value-type="string">
            <text:p>GaiaDR2</text:p>
          </table:table-cell>
          <table:table-cell office:value-type="float" office:value="142.052354362923" calcext:value-type="float">
            <text:p>142.1</text:p>
          </table:table-cell>
          <table:table-cell office:value-type="string" calcext:value-type="string">
            <text:p>J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42368+1709534</text:p>
          </table:table-cell>
          <table:table-cell office:value-type="string" calcext:value-type="string">
            <text:p>St_34_AB</text:p>
          </table:table-cell>
          <table:table-cell office:value-type="float" office:value="7.0061" calcext:value-type="float">
            <text:p>7.0061</text:p>
          </table:table-cell>
          <table:table-cell office:value-type="float" office:value="0.0566" calcext:value-type="float">
            <text:p>0.0566</text:p>
          </table:table-cell>
          <table:table-cell office:value-type="string" calcext:value-type="string">
            <text:p>GaiaDR2</text:p>
          </table:table-cell>
          <table:table-cell office:value-type="float" office:value="142.357871691375" calcext:value-type="float">
            <text:p>142.4</text:p>
          </table:table-cell>
          <table:table-cell office:value-type="string" calcext:value-type="string">
            <text:p>CB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42368+1709534</text:p>
          </table:table-cell>
          <table:table-cell office:value-type="string" calcext:value-type="string">
            <text:p>St_34_C</text:p>
          </table:table-cell>
          <table:table-cell office:value-type="float" office:value="7.0061" calcext:value-type="float">
            <text:p>7.0061</text:p>
          </table:table-cell>
          <table:table-cell office:value-type="float" office:value="0.0566" calcext:value-type="float">
            <text:p>0.0566</text:p>
          </table:table-cell>
          <table:table-cell office:value-type="string" calcext:value-type="string">
            <text:p>GaiaDR2</text:p>
          </table:table-cell>
          <table:table-cell office:value-type="float" office:value="142.05133983669" calcext:value-type="float">
            <text:p>142.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5</text:p>
          </table:table-cell>
          <table:table-cell office:value-type="float" office:value="16" calcext:value-type="float">
            <text:p>16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1098+3021595</text:p>
          </table:table-cell>
          <table:table-cell office:value-type="string" calcext:value-type="string">
            <text:p>GM_Aur</text:p>
          </table:table-cell>
          <table:table-cell office:value-type="float" office:value="6.2642" calcext:value-type="float">
            <text:p>6.2642</text:p>
          </table:table-cell>
          <table:table-cell office:value-type="float" office:value="0.0829" calcext:value-type="float">
            <text:p>0.0829</text:p>
          </table:table-cell>
          <table:table-cell office:value-type="string" calcext:value-type="string">
            <text:p>GaiaDR2</text:p>
          </table:table-cell>
          <table:table-cell office:value-type="float" office:value="158.750854131548" calcext:value-type="float">
            <text:p>158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float" office:value="7" calcext:value-type="float">
            <text:p>7</text:p>
          </table:table-cell>
          <table:table-cell office:value-type="float" office:value="342.3" calcext:value-type="float">
            <text:p>342.3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75.8" calcext:value-type="float">
            <text:p>175.80</text:p>
          </table:table-cell>
          <table:table-cell office:value-type="float" office:value="5.3" calcext:value-type="float">
            <text:p>5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3.7" calcext:value-type="float">
            <text:p>23.7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3.23932377906453" calcext:value-type="float">
            <text:p>3.2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74069597233288" calcext:value-type="float">
            <text:p>2.74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535+3019389</text:p>
          </table:table-cell>
          <table:table-cell office:value-type="string" calcext:value-type="string">
            <text:p>J04554535</text:p>
          </table:table-cell>
          <table:table-cell office:value-type="float" office:value="6.4621" calcext:value-type="float">
            <text:p>6.4621</text:p>
          </table:table-cell>
          <table:table-cell office:value-type="float" office:value="0.0974" calcext:value-type="float">
            <text:p>0.0974</text:p>
          </table:table-cell>
          <table:table-cell office:value-type="string" calcext:value-type="string">
            <text:p>GaiaDR2</text:p>
          </table:table-cell>
          <table:table-cell office:value-type="float" office:value="153.64697940992" calcext:value-type="float">
            <text:p>153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582+3033043</text:p>
          </table:table-cell>
          <table:table-cell office:value-type="string" calcext:value-type="string">
            <text:p>AB_Aur</text:p>
          </table:table-cell>
          <table:table-cell office:value-type="float" office:value="6.14" calcext:value-type="float">
            <text:p>6.1400</text:p>
          </table:table-cell>
          <table:table-cell office:value-type="float" office:value="0.0571" calcext:value-type="float">
            <text:p>0.0571</text:p>
          </table:table-cell>
          <table:table-cell office:value-type="string" calcext:value-type="string">
            <text:p>GaiaDR2</text:p>
          </table:table-cell>
          <table:table-cell office:value-type="float" office:value="162.053014384924" calcext:value-type="float">
            <text:p>162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0.5</text:p>
          </table:table-cell>
          <table:table-cell office:value-type="float" office:value="17" calcext:value-type="float">
            <text:p>17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.00</text:p>
          </table:table-cell>
          <table:table-cell office:value-type="float" office:value="20" calcext:value-type="float">
            <text:p>2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andell11</text:p>
          </table:table-cell>
          <table:table-cell office:value-type="float" office:value="214.1" calcext:value-type="float">
            <text:p>214.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05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.0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2.96641851750911" calcext:value-type="float">
            <text:p>2.9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0540743707353" calcext:value-type="float">
            <text:p>2.91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801+3028050</text:p>
          </table:table-cell>
          <table:table-cell office:value-type="string" calcext:value-type="string">
            <text:p>J04554801</text:p>
          </table:table-cell>
          <table:table-cell office:value-type="float" office:value="6.0669" calcext:value-type="float">
            <text:p>6.0669</text:p>
          </table:table-cell>
          <table:table-cell office:value-type="float" office:value="0.1754" calcext:value-type="float">
            <text:p>0.1754</text:p>
          </table:table-cell>
          <table:table-cell office:value-type="string" calcext:value-type="string">
            <text:p>GaiaDR2</text:p>
          </table:table-cell>
          <table:table-cell office:value-type="float" office:value="164.152713304641" calcext:value-type="float">
            <text:p>164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3" calcext:value-type="float">
            <text:p>23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969+3019400</text:p>
          </table:table-cell>
          <table:table-cell office:value-type="string" calcext:value-type="string">
            <text:p>J04554969</text:p>
          </table:table-cell>
          <table:table-cell office:value-type="float" office:value="6.3895" calcext:value-type="float">
            <text:p>6.3895</text:p>
          </table:table-cell>
          <table:table-cell office:value-type="float" office:value="0.1886" calcext:value-type="float">
            <text:p>0.1886</text:p>
          </table:table-cell>
          <table:table-cell office:value-type="string" calcext:value-type="string">
            <text:p>GaiaDR2</text:p>
          </table:table-cell>
          <table:table-cell office:value-type="float" office:value="155.447877321477" calcext:value-type="float">
            <text:p>155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5605+3036209</text:p>
          </table:table-cell>
          <table:table-cell office:value-type="string" calcext:value-type="string">
            <text:p>XEST_26-062</text:p>
          </table:table-cell>
          <table:table-cell office:value-type="float" office:value="6.2914" calcext:value-type="float">
            <text:p>6.2914</text:p>
          </table:table-cell>
          <table:table-cell office:value-type="float" office:value="0.3405" calcext:value-type="float">
            <text:p>0.3405</text:p>
          </table:table-cell>
          <table:table-cell office:value-type="string" calcext:value-type="string">
            <text:p>avg</text:p>
          </table:table-cell>
          <table:table-cell office:value-type="float" office:value="157.64432377838" calcext:value-type="float">
            <text:p>157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5.42256261835959" calcext:value-type="float">
            <text:p>-5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5938+3034015</text:p>
          </table:table-cell>
          <table:table-cell office:value-type="string" calcext:value-type="string">
            <text:p>SU_Aur</text:p>
          </table:table-cell>
          <table:table-cell office:value-type="float" office:value="6.3139" calcext:value-type="float">
            <text:p>6.3139</text:p>
          </table:table-cell>
          <table:table-cell office:value-type="float" office:value="0.0591" calcext:value-type="float">
            <text:p>0.0591</text:p>
          </table:table-cell>
          <table:table-cell office:value-type="string" calcext:value-type="string">
            <text:p>GaiaDR2</text:p>
          </table:table-cell>
          <table:table-cell office:value-type="float" office:value="157.857086445572" calcext:value-type="float">
            <text:p>157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8</text:p>
          </table:table-cell>
          <table:table-cell office:value-type="float" office:value="18" calcext:value-type="float">
            <text:p>18</text:p>
          </table:table-cell>
          <table:table-cell office:value-type="float" office:value="341.8" calcext:value-type="float">
            <text:p>341.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60118+3026348</text:p>
          </table:table-cell>
          <table:table-cell office:value-type="string" calcext:value-type="string">
            <text:p>XEST_26-071</text:p>
          </table:table-cell>
          <table:table-cell office:value-type="float" office:value="6.3028" calcext:value-type="float">
            <text:p>6.3028</text:p>
          </table:table-cell>
          <table:table-cell office:value-type="float" office:value="0.3688" calcext:value-type="float">
            <text:p>0.3688</text:p>
          </table:table-cell>
          <table:table-cell office:value-type="string" calcext:value-type="string">
            <text:p>GaiaDR2</text:p>
          </table:table-cell>
          <table:table-cell office:value-type="float" office:value="158.249005691083" calcext:value-type="float">
            <text:p>158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84626+2950370</text:p>
          </table:table-cell>
          <table:table-cell office:value-type="string" calcext:value-type="string">
            <text:p>MWC_480</text:p>
          </table:table-cell>
          <table:table-cell office:value-type="float" office:value="6.1815" calcext:value-type="float">
            <text:p>6.1815</text:p>
          </table:table-cell>
          <table:table-cell office:value-type="float" office:value="0.0761" calcext:value-type="float">
            <text:p>0.0761</text:p>
          </table:table-cell>
          <table:table-cell office:value-type="string" calcext:value-type="string">
            <text:p>GaiaDR2</text:p>
          </table:table-cell>
          <table:table-cell office:value-type="float" office:value="160.750054720574" calcext:value-type="float">
            <text:p>160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4.5</text:p>
          </table:table-cell>
          <table:table-cell office:value-type="float" office:value="19" calcext:value-type="float">
            <text:p>19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ughes08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67.76" calcext:value-type="float">
            <text:p>267.7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18450847809882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3884265265741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30659+2523197</text:p>
          </table:table-cell>
          <table:table-cell office:value-type="string" calcext:value-type="string">
            <text:p>V836_Tau</text:p>
          </table:table-cell>
          <table:table-cell office:value-type="float" office:value="5.897" calcext:value-type="float">
            <text:p>5.8970</text:p>
          </table:table-cell>
          <table:table-cell office:value-type="float" office:value="0.0432" calcext:value-type="float">
            <text:p>0.0432</text:p>
          </table:table-cell>
          <table:table-cell office:value-type="string" calcext:value-type="string">
            <text:p>GaiaDR2</text:p>
          </table:table-cell>
          <table:table-cell office:value-type="float" office:value="168.652467139615" calcext:value-type="float">
            <text:p>168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1.4" calcext:value-type="float">
            <text:p>341.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.0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77200965387521" calcext:value-type="float">
            <text:p>1.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9212040141271" calcext:value-type="float">
            <text:p>1.89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44139+2509544</text:p>
          </table:table-cell>
          <table:table-cell office:value-type="string" calcext:value-type="string">
            <text:p>CIDA_8</text:p>
          </table:table-cell>
          <table:table-cell office:value-type="float" office:value="5.8559" calcext:value-type="float">
            <text:p>5.8559</text:p>
          </table:table-cell>
          <table:table-cell office:value-type="float" office:value="0.0819" calcext:value-type="float">
            <text:p>0.0819</text:p>
          </table:table-cell>
          <table:table-cell office:value-type="string" calcext:value-type="string">
            <text:p>GaiaDR2</text:p>
          </table:table-cell>
          <table:table-cell office:value-type="float" office:value="169.751807257959" calcext:value-type="float">
            <text:p>169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2.95810772018001" calcext:value-type="float">
            <text:p>2.9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86307679662282" calcext:value-type="float">
            <text:p>1.86</text:p>
          </table:table-cell>
          <table:table-cell table:number-columns-repeated="98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52286+2531312</text:p>
          </table:table-cell>
          <table:table-cell office:value-type="string" calcext:value-type="string">
            <text:p>CIDA_9_AB</text:p>
          </table:table-cell>
          <table:table-cell office:value-type="float" office:value="5.8185" calcext:value-type="float">
            <text:p>5.8185</text:p>
          </table:table-cell>
          <table:table-cell office:value-type="float" office:value="0.0889" calcext:value-type="float">
            <text:p>0.0889</text:p>
          </table:table-cell>
          <table:table-cell office:value-type="string" calcext:value-type="string">
            <text:p>GaiaDR2</text:p>
          </table:table-cell>
          <table:table-cell office:value-type="float" office:value="171.054080650979" calcext:value-type="float">
            <text:p>171.1</text:p>
          </table:table-cell>
          <table:table-cell office:value-type="string" calcext:value-type="string">
            <text:p>J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K8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5871497646272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52286+2531312</text:p>
          </table:table-cell>
          <table:table-cell office:value-type="string" calcext:value-type="string">
            <text:p>CIDA_9_A</text:p>
          </table:table-cell>
          <table:table-cell office:value-type="float" office:value="5.8185" calcext:value-type="float">
            <text:p>5.8185</text:p>
          </table:table-cell>
          <table:table-cell office:value-type="float" office:value="0.0889" calcext:value-type="float">
            <text:p>0.0889</text:p>
          </table:table-cell>
          <table:table-cell office:value-type="string" calcext:value-type="string">
            <text:p>GaiaDR2</text:p>
          </table:table-cell>
          <table:table-cell office:value-type="float" office:value="171.256651438381" calcext:value-type="float">
            <text:p>171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8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5871497646272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52286+2531312</text:p>
          </table:table-cell>
          <table:table-cell office:value-type="string" calcext:value-type="string">
            <text:p>CIDA_9_B</text:p>
          </table:table-cell>
          <table:table-cell office:value-type="float" office:value="5.5933" calcext:value-type="float">
            <text:p>5.5933</text:p>
          </table:table-cell>
          <table:table-cell office:value-type="float" office:value="0.2099" calcext:value-type="float">
            <text:p>0.2099</text:p>
          </table:table-cell>
          <table:table-cell office:value-type="string" calcext:value-type="string">
            <text:p>GaiaDR2</text:p>
          </table:table-cell>
          <table:table-cell office:value-type="float" office:value="178.052453931231" calcext:value-type="float">
            <text:p>178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.5</text:p>
          </table:table-cell>
          <table:table-cell office:value-type="string" calcext:value-type="string">
            <text:p>?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62332+2432199</text:p>
          </table:table-cell>
          <table:table-cell office:value-type="string" calcext:value-type="string">
            <text:p>CIDA_11_AB</text:p>
          </table:table-cell>
          <table:table-cell office:value-type="float" office:value="6.6181" calcext:value-type="float">
            <text:p>6.6181</text:p>
          </table:table-cell>
          <table:table-cell office:value-type="float" office:value="0.4178" calcext:value-type="float">
            <text:p>0.4178</text:p>
          </table:table-cell>
          <table:table-cell office:value-type="string" calcext:value-type="string">
            <text:p>GaiaDR2</text:p>
          </table:table-cell>
          <table:table-cell office:value-type="float" office:value="149.541793433687" calcext:value-type="float">
            <text:p>149.5</text:p>
          </table:table-cell>
          <table:table-cell office:value-type="string" calcext:value-type="string">
            <text:p>CB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4953+3024050</text:p>
          </table:table-cell>
          <table:table-cell office:value-type="string" calcext:value-type="string">
            <text:p>RW_Aur_AB</text:p>
          </table:table-cell>
          <table:table-cell office:value-type="float" office:value="6.1157" calcext:value-type="float">
            <text:p>6.1157</text:p>
          </table:table-cell>
          <table:table-cell office:value-type="float" office:value="0.0665" calcext:value-type="float">
            <text:p>0.0665</text:p>
          </table:table-cell>
          <table:table-cell office:value-type="string" calcext:value-type="string">
            <text:p>GaiaDR2</text:p>
          </table:table-cell>
          <table:table-cell office:value-type="float" office:value="162.652399243996" calcext:value-type="float">
            <text:p>162.7</text:p>
          </table:table-cell>
          <table:table-cell office:value-type="string" calcext:value-type="string">
            <text:p>J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K2.5</text:p>
          </table:table-cell>
          <table:table-cell office:value-type="float" office:value="20" calcext:value-type="float">
            <text:p>2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7.8" calcext:value-type="float">
            <text:p>97.8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40.92" calcext:value-type="float">
            <text:p>40.9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abrit06</text:p>
          </table:table-cell>
          <table:table-cell office:value-type="float" office:value="0" calcext:value-type="float">
            <text:p>0</text:p>
          </table:table-cell>
          <table:table-cell office:value-type="float" office:value="2.1410868294365" calcext:value-type="float">
            <text:p>2.1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1723071622067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4953+3024050</text:p>
          </table:table-cell>
          <table:table-cell office:value-type="string" calcext:value-type="string">
            <text:p>RW_Aur_A</text:p>
          </table:table-cell>
          <table:table-cell office:value-type="float" office:value="6.1157" calcext:value-type="float">
            <text:p>6.1157</text:p>
          </table:table-cell>
          <table:table-cell office:value-type="float" office:value="0.0665" calcext:value-type="float">
            <text:p>0.0665</text:p>
          </table:table-cell>
          <table:table-cell office:value-type="string" calcext:value-type="string">
            <text:p>GaiaDR2</text:p>
          </table:table-cell>
          <table:table-cell office:value-type="float" office:value="162.957171206236" calcext:value-type="float">
            <text:p>16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2.5</text:p>
          </table:table-cell>
          <table:table-cell office:value-type="float" office:value="20" calcext:value-type="float">
            <text:p>2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85.62" calcext:value-type="float">
            <text:p>85.62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36.31" calcext:value-type="float">
            <text:p>36.3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abrit06</text:p>
          </table:table-cell>
          <table:table-cell office:value-type="float" office:value="0" calcext:value-type="float">
            <text:p>0</text:p>
          </table:table-cell>
          <table:table-cell office:value-type="float" office:value="2.10796219508267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8229502502548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4953+3024050</text:p>
          </table:table-cell>
          <table:table-cell office:value-type="string" calcext:value-type="string">
            <text:p>RW_Aur_B</text:p>
          </table:table-cell>
          <table:table-cell office:value-type="float" office:value="6.5835" calcext:value-type="float">
            <text:p>6.5835</text:p>
          </table:table-cell>
          <table:table-cell office:value-type="float" office:value="0.9023" calcext:value-type="float">
            <text:p>0.9023</text:p>
          </table:table-cell>
          <table:table-cell office:value-type="string" calcext:value-type="string">
            <text:p>GaiaDR2</text:p>
          </table:table-cell>
          <table:table-cell office:value-type="float" office:value="151.335355737532" calcext:value-type="float">
            <text:p>151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float" office:value="8" calcext:value-type="float">
            <text:p>8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.18" calcext:value-type="float">
            <text:p>12.18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4.61" calcext:value-type="float">
            <text:p>4.6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abrit06</text:p>
          </table:table-cell>
          <table:table-cell office:value-type="float" office:value="0" calcext:value-type="float">
            <text:p>0</text:p>
          </table:table-cell>
          <table:table-cell office:value-type="float" office:value="2.38746323849334" calcext:value-type="float">
            <text:p>2.3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2669484554198" calcext:value-type="float">
            <text:p>2.53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5496+2500156</text:p>
          </table:table-cell>
          <table:table-cell office:value-type="string" calcext:value-type="string">
            <text:p>CIDA_12</text:p>
          </table:table-cell>
          <table:table-cell office:value-type="float" office:value="6.0652" calcext:value-type="float">
            <text:p>6.0652</text:p>
          </table:table-cell>
          <table:table-cell office:value-type="float" office:value="0.088" calcext:value-type="float">
            <text:p>0.0880</text:p>
          </table:table-cell>
          <table:table-cell office:value-type="string" calcext:value-type="string">
            <text:p>GaiaDR2</text:p>
          </table:table-cell>
          <table:table-cell office:value-type="float" office:value="164.052892587499" calcext:value-type="float">
            <text:p>164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16090556456003" calcext:value-type="float">
            <text:p>-1.1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302753+2519571</text:p>
          </table:table-cell>
          <table:table-cell office:value-type="string" calcext:value-type="string">
            <text:p>MWC_758</text:p>
          </table:table-cell>
          <table:table-cell office:value-type="float" office:value="6.2405" calcext:value-type="float">
            <text:p>6.2405</text:p>
          </table:table-cell>
          <table:table-cell office:value-type="float" office:value="0.0672" calcext:value-type="float">
            <text:p>0.0672</text:p>
          </table:table-cell>
          <table:table-cell office:value-type="string" calcext:value-type="string">
            <text:p>GaiaDR2</text:p>
          </table:table-cell>
          <table:table-cell office:value-type="float" office:value="159.656268625621" calcext:value-type="float">
            <text:p>159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43.5" calcext:value-type="float">
            <text:p>343.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.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hapillon08</text:p>
          </table:table-cell>
          <table:table-cell office:value-type="float" office:value="89" calcext:value-type="float">
            <text:p>89.0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hapillon08</text:p>
          </table:table-cell>
          <table:table-cell office:value-type="float" office:value="0" calcext:value-type="float">
            <text:p>0</text:p>
          </table:table-cell>
          <table:table-cell office:value-type="float" office:value="2.92998199243597" calcext:value-type="float">
            <text:p>2.9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7403966410883" calcext:value-type="float">
            <text:p>2.97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355845+2444542</text:p>
          </table:table-cell>
          <table:table-cell office:value-type="string" calcext:value-type="string">
            <text:p>CQ_Tau</text:p>
          </table:table-cell>
          <table:table-cell office:value-type="float" office:value="6.1305" calcext:value-type="float">
            <text:p>6.1305</text:p>
          </table:table-cell>
          <table:table-cell office:value-type="float" office:value="0.0821" calcext:value-type="float">
            <text:p>0.0821</text:p>
          </table:table-cell>
          <table:table-cell office:value-type="string" calcext:value-type="string">
            <text:p>GaiaDR2</text:p>
          </table:table-cell>
          <table:table-cell office:value-type="float" office:value="162.252622962059" calcext:value-type="float">
            <text:p>162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39.8" calcext:value-type="float">
            <text:p>339.8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.00</text:p>
          </table:table-cell>
          <table:table-cell office:value-type="float" office:value="13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nzatti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nzatti11</text:p>
          </table:table-cell>
          <table:table-cell office:value-type="float" office:value="0" calcext:value-type="float">
            <text:p>0</text:p>
          </table:table-cell>
          <table:table-cell office:value-type="float" office:value="3.76889047334094" calcext:value-type="float">
            <text:p>3.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113003232971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table:number-columns-repeated="988"/>
        </table:table-row>
        <table:table-row table:style-name="ro1" table:number-rows-repeated="10483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/>
    </number:number-style>
    <number:number-style style:name="N121">
      <number:number number:decimal-places="1" number:min-integer-digits="1"/>
    </number:number-style>
    <number:number-style style:name="N122P0" style:volatile="true"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date>2019-05-03T10:24:32.813001912</dc:date>
    <dc:creator>Sean Andrews</dc:creator>
    <meta:editing-duration>PT1H1M31S</meta:editing-duration>
    <meta:editing-cycles>11</meta:editing-cycles>
    <meta:document-statistic meta:table-count="1" meta:cell-count="9755" meta:object-count="0"/>
  </office:meta>
</office:document-meta>
</file>